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09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3.762cm"/>
    </style:style>
    <style:style style:name="co7" style:family="table-column">
      <style:table-column-properties fo:break-before="auto" style:column-width="3.928cm"/>
    </style:style>
    <style:style style:name="co8" style:family="table-column">
      <style:table-column-properties fo:break-before="auto" style:column-width="2.51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0"/>
    <style:style style:name="ce8" style:family="table-cell" style:parent-style-name="Default" style:data-style-name="N1"/>
    <style:style style:name="ce9" style:family="table-cell" style:parent-style-name="Default" style:data-style-name="N109">
      <style:table-cell-properties fo:border="0.06pt solid #000000"/>
    </style:style>
    <style:style style:name="ce10" style:family="table-cell" style:parent-style-name="Default" style:data-style-name="N110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6" table:default-cell-style-name="ce4"/>
        <table:table-row table:style-name="ro1" table:number-rows-repeated="2">
          <table:table-cell table:number-columns-repeated="10"/>
          <table:table-cell table:style-name="Default" table:number-columns-repeated="6"/>
        </table:table-row>
        <table:table-row table:style-name="ro1">
          <table:table-cell office:value-type="string">
            <text:p>num_cuts = 1</text:p>
          </table:table-cell>
          <table:table-cell table:number-columns-repeated="7"/>
          <table:table-cell office:value-type="string">
            <text:p>Delay = 1ns</text:p>
          </table:table-cell>
          <table:table-cell/>
          <table:table-cell table:style-name="Default" table:number-columns-repeated="6"/>
        </table:table-row>
        <table:table-row table:style-name="ro1">
          <table:table-cell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  <table:table-cell table:number-columns-repeated="3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 table:style-name="ce6"/>
        </table:table-row>
        <table:table-row table:style-name="ro1">
          <table:table-cell table:style-name="ce1" office:value-type="string">
            <text:p>percent_wires_cu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number-columns-repeated="2"/>
          <table:table-cell table:style-name="ce1" office:value-type="string">
            <text:p>percent_wires_cu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</table:table-row>
        <table:table-row table:style-name="ro2">
          <table:table-cell table:style-name="ce1" office:value-type="string">
            <text:p>bgm.v</text:p>
          </table:table-cell>
          <table:table-cell table:number-columns-repeated="2" table:style-name="ce1" office:value-type="float" office:value="114">
            <text:p>114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56">
            <text:p>156</text:p>
          </table:table-cell>
          <table:table-cell table:number-columns-repeated="2"/>
          <table:table-cell table:style-name="ce1" office:value-type="string">
            <text:p>bgm.v</text:p>
          </table:table-cell>
          <table:table-cell office:value-type="float" office:value="26.4642">
            <text:p>26.46</text:p>
          </table:table-cell>
          <table:table-cell office:value-type="float" office:value="32.1372">
            <text:p>32.14</text:p>
          </table:table-cell>
          <table:table-cell office:value-type="float" office:value="28.2799">
            <text:p>28.28</text:p>
          </table:table-cell>
          <table:table-cell office:value-type="float" office:value="30.2174">
            <text:p>30.22</text:p>
          </table:table-cell>
          <table:table-cell office:value-type="float" office:value="27.4874">
            <text:p>27.49</text:p>
          </table:table-cell>
          <table:table-cell office:value-type="float" office:value="29.9532">
            <text:p>29.95</text:p>
          </table:table-cell>
        </table:table-row>
        <table:table-row table:style-name="ro1">
          <table:table-cell table:style-name="ce1" office:value-type="string">
            <text:p>LU32PEEng.v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96">
            <text:p>396</text:p>
          </table:table-cell>
          <table:table-cell table:number-columns-repeated="2"/>
          <table:table-cell table:style-name="ce1" office:value-type="string">
            <text:p>LU32PEEng.v</text:p>
          </table:table-cell>
          <table:table-cell office:value-type="float" office:value="113.222">
            <text:p>113.22</text:p>
          </table:table-cell>
          <table:table-cell office:value-type="float" office:value="113.41">
            <text:p>113.41</text:p>
          </table:table-cell>
          <table:table-cell office:value-type="float" office:value="113.111">
            <text:p>113.11</text:p>
          </table:table-cell>
          <table:table-cell office:value-type="float" office:value="115.411">
            <text:p>115.41</text:p>
          </table:table-cell>
          <table:table-cell office:value-type="float" office:value="114.296">
            <text:p>114.30</text:p>
          </table:table-cell>
          <table:table-cell office:value-type="float" office:value="111.488">
            <text:p>111.49</text:p>
          </table:table-cell>
        </table:table-row>
        <table:table-row table:style-name="ro1">
          <table:table-cell table:style-name="ce1" office:value-type="string">
            <text:p>LU8PEEng.v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236">
            <text:p>236</text:p>
          </table:table-cell>
          <table:table-cell table:number-columns-repeated="2"/>
          <table:table-cell table:style-name="ce1" office:value-type="string">
            <text:p>LU8PEEng.v</text:p>
          </table:table-cell>
          <table:table-cell office:value-type="float" office:value="117.224">
            <text:p>117.22</text:p>
          </table:table-cell>
          <table:table-cell office:value-type="float" office:value="118.09">
            <text:p>118.09</text:p>
          </table:table-cell>
          <table:table-cell office:value-type="float" office:value="115.564">
            <text:p>115.56</text:p>
          </table:table-cell>
          <table:table-cell office:value-type="float" office:value="113.703">
            <text:p>113.70</text:p>
          </table:table-cell>
          <table:table-cell office:value-type="float" office:value="113.814">
            <text:p>113.81</text:p>
          </table:table-cell>
          <table:table-cell office:value-type="float" office:value="116.102">
            <text:p>116.10</text:p>
          </table:table-cell>
        </table:table-row>
        <table:table-row table:style-name="ro2">
          <table:table-cell table:style-name="ce1" office:value-type="string">
            <text:p>mcml.v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238">
            <text:p>238</text:p>
          </table:table-cell>
          <table:table-cell table:number-columns-repeated="2"/>
          <table:table-cell table:style-name="ce1" office:value-type="string">
            <text:p>mcml.v</text:p>
          </table:table-cell>
          <table:table-cell office:value-type="float" office:value="82.5091">
            <text:p>82.51</text:p>
          </table:table-cell>
          <table:table-cell office:value-type="float" office:value="82.0171">
            <text:p>82.02</text:p>
          </table:table-cell>
          <table:table-cell office:value-type="float" office:value="82.9994">
            <text:p>83.00</text:p>
          </table:table-cell>
          <table:table-cell office:value-type="float" office:value="84.4507">
            <text:p>84.45</text:p>
          </table:table-cell>
          <table:table-cell office:value-type="float" office:value="83.1703">
            <text:p>83.17</text:p>
          </table:table-cell>
          <table:table-cell office:value-type="float" office:value="77.9114">
            <text:p>77.91</text:p>
          </table:table-cell>
        </table:table-row>
        <table:table-row table:style-name="ro1">
          <table:table-cell table:style-name="ce1" office:value-type="string">
            <text:p>mkDelayWorker32B.v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38">
            <text:p>138</text:p>
          </table:table-cell>
          <table:table-cell table:number-columns-repeated="2"/>
          <table:table-cell table:style-name="ce1" office:value-type="string">
            <text:p>mkDelayWorker32B.v</text:p>
          </table:table-cell>
          <table:table-cell office:value-type="float" office:value="11.24">
            <text:p>11.24</text:p>
          </table:table-cell>
          <table:table-cell office:value-type="float" office:value="11.3696">
            <text:p>11.37</text:p>
          </table:table-cell>
          <table:table-cell office:value-type="float" office:value="11.2344">
            <text:p>11.23</text:p>
          </table:table-cell>
          <table:table-cell office:value-type="float" office:value="9.94765">
            <text:p>9.95</text:p>
          </table:table-cell>
          <table:table-cell office:value-type="float" office:value="10.5636">
            <text:p>10.56</text:p>
          </table:table-cell>
          <table:table-cell office:value-type="float" office:value="11.4703">
            <text:p>11.47</text:p>
          </table:table-cell>
        </table:table-row>
        <table:table-row table:style-name="ro1">
          <table:table-cell table:style-name="ce1" office:value-type="string">
            <text:p>mkSMAdapter4B.v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18">
            <text:p>118</text:p>
          </table:table-cell>
          <table:table-cell table:number-columns-repeated="2"/>
          <table:table-cell table:style-name="ce1" office:value-type="string">
            <text:p>mkSMAdapter4B.v</text:p>
          </table:table-cell>
          <table:table-cell office:value-type="float" office:value="8.33317">
            <text:p>8.33</text:p>
          </table:table-cell>
          <table:table-cell office:value-type="float" office:value="8.63295">
            <text:p>8.63</text:p>
          </table:table-cell>
          <table:table-cell office:value-type="float" office:value="8.3948">
            <text:p>8.39</text:p>
          </table:table-cell>
          <table:table-cell office:value-type="float" office:value="8.39143">
            <text:p>8.39</text:p>
          </table:table-cell>
          <table:table-cell office:value-type="float" office:value="7.53953">
            <text:p>7.54</text:p>
          </table:table-cell>
          <table:table-cell office:value-type="float" office:value="8.7997">
            <text:p>8.80</text:p>
          </table:table-cell>
        </table:table-row>
        <table:table-row table:style-name="ro1">
          <table:table-cell table:style-name="ce1" office:value-type="string">
            <text:p>stereovision0.v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46">
            <text:p>146</text:p>
          </table:table-cell>
          <table:table-cell table:number-columns-repeated="2"/>
          <table:table-cell table:style-name="ce1" office:value-type="string">
            <text:p>stereovision0.v</text:p>
          </table:table-cell>
          <table:table-cell office:value-type="float" office:value="4.49853">
            <text:p>4.50</text:p>
          </table:table-cell>
          <table:table-cell office:value-type="float" office:value="5.11882">
            <text:p>5.12</text:p>
          </table:table-cell>
          <table:table-cell office:value-type="float" office:value="4.97517">
            <text:p>4.98</text:p>
          </table:table-cell>
          <table:table-cell office:value-type="float" office:value="4.91344">
            <text:p>4.91</text:p>
          </table:table-cell>
          <table:table-cell office:value-type="float" office:value="4.90801">
            <text:p>4.91</text:p>
          </table:table-cell>
          <table:table-cell office:value-type="float" office:value="5.43116">
            <text:p>5.43</text:p>
          </table:table-cell>
        </table:table-row>
        <table:table-row table:style-name="ro1">
          <table:table-cell table:style-name="ce1" office:value-type="string">
            <text:p>stereovision1.v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86">
            <text:p>186</text:p>
          </table:table-cell>
          <table:table-cell table:number-columns-repeated="2"/>
          <table:table-cell table:style-name="ce1" office:value-type="string">
            <text:p>stereovision1.v</text:p>
          </table:table-cell>
          <table:table-cell office:value-type="float" office:value="7.37592">
            <text:p>7.38</text:p>
          </table:table-cell>
          <table:table-cell office:value-type="float" office:value="8.23701">
            <text:p>8.24</text:p>
          </table:table-cell>
          <table:table-cell office:value-type="float" office:value="8.37307">
            <text:p>8.37</text:p>
          </table:table-cell>
          <table:table-cell office:value-type="float" office:value="7.2415">
            <text:p>7.24</text:p>
          </table:table-cell>
          <table:table-cell office:value-type="float" office:value="7.2387">
            <text:p>7.24</text:p>
          </table:table-cell>
          <table:table-cell office:value-type="float" office:value="7.94554">
            <text:p>7.95</text:p>
          </table:table-cell>
        </table:table-row>
        <table:table-row table:style-name="ro1">
          <table:table-cell table:style-name="ce1" office:value-type="string">
            <text:p>stereovision2.v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432">
            <text:p>432</text:p>
          </table:table-cell>
          <table:table-cell table:number-columns-repeated="2"/>
          <table:table-cell table:style-name="ce1" office:value-type="string">
            <text:p>stereovision2.v</text:p>
          </table:table-cell>
          <table:table-cell office:value-type="float" office:value="21.2813">
            <text:p>21.28</text:p>
          </table:table-cell>
          <table:table-cell office:value-type="float" office:value="23.149">
            <text:p>23.15</text:p>
          </table:table-cell>
          <table:table-cell office:value-type="float" office:value="20.9135">
            <text:p>20.91</text:p>
          </table:table-cell>
          <table:table-cell office:value-type="float" office:value="22.3162">
            <text:p>22.32</text:p>
          </table:table-cell>
          <table:table-cell office:value-type="float" office:value="21.6392">
            <text:p>21.64</text:p>
          </table:table-cell>
          <table:table-cell office:value-type="float" office:value="20.917">
            <text:p>20.92</text:p>
          </table:table-cell>
        </table:table-row>
        <table:table-row table:style-name="ro2">
          <table:table-cell table:style-name="ce1" office:value-type="string">
            <text:p>geomean</text:p>
          </table:table-cell>
          <table:table-cell table:style-name="ce1" table:formula="of:=GEOMEAN([.B6:.B14])" office:value-type="float" office:value="99.6093716338817">
            <text:p>99.6093716339</text:p>
          </table:table-cell>
          <table:table-cell table:style-name="ce1" table:formula="of:=GEOMEAN([.C6:.C14])" office:value-type="float" office:value="101.692270464989">
            <text:p>101.692270465</text:p>
          </table:table-cell>
          <table:table-cell table:style-name="ce1" table:formula="of:=GEOMEAN([.D6:.D14])" office:value-type="float" office:value="103.911637889952">
            <text:p>103.91163789</text:p>
          </table:table-cell>
          <table:table-cell table:style-name="ce1" table:formula="of:=GEOMEAN([.E6:.E14])" office:value-type="float" office:value="118.896458614571">
            <text:p>118.8964586146</text:p>
          </table:table-cell>
          <table:table-cell table:style-name="ce1" table:formula="of:=GEOMEAN([.F6:.F14])" office:value-type="float" office:value="154.533541750053">
            <text:p>154.5335417501</text:p>
          </table:table-cell>
          <table:table-cell table:style-name="ce1" table:formula="of:=GEOMEAN([.G6:.G14])" office:value-type="float" office:value="205.821643978222">
            <text:p>205.8216439782</text:p>
          </table:table-cell>
          <table:table-cell table:number-columns-repeated="2"/>
          <table:table-cell table:style-name="ce1" office:value-type="string">
            <text:p>geomean</text:p>
          </table:table-cell>
          <table:table-cell table:formula="of:=GEOMEAN([.K6:.K14])" office:value-type="float" office:value="23.1595408445907">
            <text:p>23.16</text:p>
          </table:table-cell>
          <table:table-cell table:formula="of:=GEOMEAN([.L6:.L14])" office:value-type="float" office:value="24.667669032169">
            <text:p>24.67</text:p>
          </table:table-cell>
          <table:table-cell table:formula="of:=GEOMEAN([.M6:.M14])" office:value-type="float" office:value="23.8754239891794">
            <text:p>23.88</text:p>
          </table:table-cell>
          <table:table-cell table:formula="of:=GEOMEAN([.N6:.N14])" office:value-type="float" office:value="23.540073824308">
            <text:p>23.54</text:p>
          </table:table-cell>
          <table:table-cell table:formula="of:=GEOMEAN([.O6:.O14])" office:value-type="float" office:value="23.0279181163268">
            <text:p>23.03</text:p>
          </table:table-cell>
          <table:table-cell table:formula="of:=GEOMEAN([.P6:.P14])" office:value-type="float" office:value="24.1093536996474">
            <text:p>24.11</text:p>
          </table:table-cell>
        </table:table-row>
        <table:table-row table:style-name="ro3">
          <table:table-cell table:number-columns-repeated="10"/>
          <table:table-cell table:style-name="Default" table:number-columns-repeated="6"/>
        </table:table-row>
        <table:table-row table:style-name="ro1">
          <table:table-cell office:value-type="string">
            <text:p>num_cuts = 2</text:p>
          </table:table-cell>
          <table:table-cell table:number-columns-repeated="7"/>
          <table:table-cell office:value-type="string">
            <text:p>Delay = 1ns</text:p>
          </table:table-cell>
          <table:table-cell/>
          <table:table-cell table:style-name="Default" table:number-columns-repeated="6"/>
        </table:table-row>
        <table:table-row table:style-name="ro1">
          <table:table-cell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  <table:table-cell table:number-columns-repeated="3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>
            <text:p>percent_wires_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1" office:value-type="string">
            <text:p>percent_wires_cu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80">
            <text:p>80</text:p>
          </table:table-cell>
        </table:table-row>
        <table:table-row table:style-name="ro2">
          <table:table-cell office:value-type="string">
            <text:p>bgm.v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72">
            <text:p>172</text:p>
          </table:table-cell>
          <table:table-cell office:value-type="float" office:value="272">
            <text:p>272</text:p>
          </table:table-cell>
          <table:table-cell table:number-columns-repeated="2"/>
          <table:table-cell office:value-type="string">
            <text:p>bgm.v</text:p>
          </table:table-cell>
          <table:table-cell office:value-type="float" office:value="30.977">
            <text:p>30.98</text:p>
          </table:table-cell>
          <table:table-cell office:value-type="float" office:value="30.2908">
            <text:p>30.29</text:p>
          </table:table-cell>
          <table:table-cell office:value-type="float" office:value="28.3128">
            <text:p>28.31</text:p>
          </table:table-cell>
          <table:table-cell office:value-type="float" office:value="36.08">
            <text:p>36.08</text:p>
          </table:table-cell>
          <table:table-cell office:value-type="float" office:value="35.8973">
            <text:p>35.90</text:p>
          </table:table-cell>
          <table:table-cell office:value-type="float" office:value="37.507">
            <text:p>37.51</text:p>
          </table:table-cell>
        </table:table-row>
        <table:table-row table:style-name="ro1">
          <table:table-cell office:value-type="string">
            <text:p>LU32PEEng.v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 office:value-type="float" office:value="198">
            <text:p>198</text:p>
          </table:table-cell>
          <table:table-cell office:value-type="float" office:value="264">
            <text:p>264</text:p>
          </table:table-cell>
          <table:table-cell office:value-type="float" office:value="426">
            <text:p>426</text:p>
          </table:table-cell>
          <table:table-cell table:number-columns-repeated="2"/>
          <table:table-cell office:value-type="string">
            <text:p>LU32PEEng.v</text:p>
          </table:table-cell>
          <table:table-cell office:value-type="float" office:value="112.701">
            <text:p>112.70</text:p>
          </table:table-cell>
          <table:table-cell office:value-type="float" office:value="113.401">
            <text:p>113.40</text:p>
          </table:table-cell>
          <table:table-cell office:value-type="float" office:value="119.259">
            <text:p>119.26</text:p>
          </table:table-cell>
          <table:table-cell office:value-type="float" office:value="113.175">
            <text:p>113.18</text:p>
          </table:table-cell>
          <table:table-cell office:value-type="float" office:value="117.423">
            <text:p>117.42</text:p>
          </table:table-cell>
          <table:table-cell office:value-type="float" office:value="112.017">
            <text:p>112.02</text:p>
          </table:table-cell>
        </table:table-row>
        <table:table-row table:style-name="ro1">
          <table:table-cell office:value-type="string">
            <text:p>LU8PEEng.v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158">
            <text:p>158</text:p>
          </table:table-cell>
          <table:table-cell office:value-type="float" office:value="246">
            <text:p>246</text:p>
          </table:table-cell>
          <table:table-cell table:number-columns-repeated="2"/>
          <table:table-cell office:value-type="string">
            <text:p>LU8PEEng.v</text:p>
          </table:table-cell>
          <table:table-cell office:value-type="float" office:value="117.605">
            <text:p>117.61</text:p>
          </table:table-cell>
          <table:table-cell office:value-type="float" office:value="118.188">
            <text:p>118.19</text:p>
          </table:table-cell>
          <table:table-cell office:value-type="float" office:value="117.089">
            <text:p>117.09</text:p>
          </table:table-cell>
          <table:table-cell office:value-type="float" office:value="116.396">
            <text:p>116.40</text:p>
          </table:table-cell>
          <table:table-cell office:value-type="float" office:value="117.768">
            <text:p>117.77</text:p>
          </table:table-cell>
          <table:table-cell office:value-type="float" office:value="114.24">
            <text:p>114.24</text:p>
          </table:table-cell>
        </table:table-row>
        <table:table-row table:style-name="ro2">
          <table:table-cell office:value-type="string">
            <text:p>mcml.v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mcml.v</text:p>
          </table:table-cell>
          <table:table-cell office:value-type="float" office:value="82.8991">
            <text:p>82.90</text:p>
          </table:table-cell>
          <table:table-cell office:value-type="float" office:value="86.2794">
            <text:p>86.28</text:p>
          </table:table-cell>
          <table:table-cell office:value-type="float" office:value="81.3003">
            <text:p>81.30</text:p>
          </table:table-cell>
          <table:table-cell office:value-type="float" office:value="80.9211">
            <text:p>80.92</text:p>
          </table:table-cell>
          <table:table-cell office:value-type="float" office:value="82.4349">
            <text:p>82.43</text:p>
          </table:table-cell>
          <table:table-cell office:value-type="float" office:value="82.8411">
            <text:p>82.84</text:p>
          </table:table-cell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2.3358">
            <text:p>12.34</text:p>
          </table:table-cell>
          <table:table-cell office:value-type="float" office:value="12.1266">
            <text:p>12.13</text:p>
          </table:table-cell>
          <table:table-cell office:value-type="float" office:value="9.78917">
            <text:p>9.79</text:p>
          </table:table-cell>
          <table:table-cell office:value-type="float" office:value="11.1266">
            <text:p>11.13</text:p>
          </table:table-cell>
          <table:table-cell office:value-type="float" office:value="13.5118">
            <text:p>13.51</text:p>
          </table:table-cell>
          <table:table-cell office:value-type="float" office:value="11.3296">
            <text:p>11.33</text:p>
          </table:table-cell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10.0474">
            <text:p>10.05</text:p>
          </table:table-cell>
          <table:table-cell office:value-type="float" office:value="8.18138">
            <text:p>8.18</text:p>
          </table:table-cell>
          <table:table-cell office:value-type="float" office:value="8.76355">
            <text:p>8.76</text:p>
          </table:table-cell>
          <table:table-cell office:value-type="float" office:value="9.15085">
            <text:p>9.15</text:p>
          </table:table-cell>
          <table:table-cell office:value-type="float" office:value="10.5022">
            <text:p>10.50</text:p>
          </table:table-cell>
          <table:table-cell office:value-type="float" office:value="9.53856">
            <text:p>9.54</text:p>
          </table:table-cell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6.43338">
            <text:p>6.43</text:p>
          </table:table-cell>
          <table:table-cell office:value-type="float" office:value="5.67434">
            <text:p>5.67</text:p>
          </table:table-cell>
          <table:table-cell office:value-type="float" office:value="6.26237">
            <text:p>6.26</text:p>
          </table:table-cell>
          <table:table-cell office:value-type="float" office:value="5.30849">
            <text:p>5.31</text:p>
          </table:table-cell>
          <table:table-cell office:value-type="float" office:value="5.28607">
            <text:p>5.29</text:p>
          </table:table-cell>
          <table:table-cell office:value-type="float" office:value="5.86927">
            <text:p>5.87</text:p>
          </table:table-cell>
        </table:table-row>
        <table:table-row table:style-name="ro1">
          <table:table-cell office:value-type="string">
            <text:p>stereovision1.v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84">
            <text:p>184</text:p>
          </table:table-cell>
          <table:table-cell office:value-type="float" office:value="296">
            <text:p>29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9.3477">
            <text:p>9.35</text:p>
          </table:table-cell>
          <table:table-cell office:value-type="float" office:value="10.3781">
            <text:p>10.38</text:p>
          </table:table-cell>
          <table:table-cell office:value-type="float" office:value="9.50923">
            <text:p>9.51</text:p>
          </table:table-cell>
          <table:table-cell office:value-type="float" office:value="9.64698">
            <text:p>9.65</text:p>
          </table:table-cell>
          <table:table-cell office:value-type="float" office:value="10.2437">
            <text:p>10.24</text:p>
          </table:table-cell>
          <table:table-cell office:value-type="float" office:value="9.91914">
            <text:p>9.92</text:p>
          </table:table-cell>
        </table:table-row>
        <table:table-row table:style-name="ro1">
          <table:table-cell office:value-type="string">
            <text:p>stereovision2.v</text:p>
          </table:table-cell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88">
            <text:p>188</text:p>
          </table:table-cell>
          <table:table-cell office:value-type="float" office:value="246">
            <text:p>246</text:p>
          </table:table-cell>
          <table:table-cell office:value-type="float" office:value="362">
            <text:p>362</text:p>
          </table:table-cell>
          <table:table-cell table:number-columns-repeated="2"/>
          <table:table-cell office:value-type="string">
            <text:p>stereovision2.v</text:p>
          </table:table-cell>
          <table:table-cell office:value-type="float" office:value="22.8892">
            <text:p>22.89</text:p>
          </table:table-cell>
          <table:table-cell office:value-type="float" office:value="24.1523">
            <text:p>24.15</text:p>
          </table:table-cell>
          <table:table-cell office:value-type="float" office:value="24.0329">
            <text:p>24.03</text:p>
          </table:table-cell>
          <table:table-cell office:value-type="float" office:value="21.5771">
            <text:p>21.58</text:p>
          </table:table-cell>
          <table:table-cell office:value-type="float" office:value="24.1743">
            <text:p>24.17</text:p>
          </table:table-cell>
          <table:table-cell office:value-type="float" office:value="25.4833">
            <text:p>25.48</text:p>
          </table:table-cell>
        </table:table-row>
        <table:table-row table:style-name="ro2">
          <table:table-cell table:style-name="ce1" office:value-type="string">
            <text:p>geomean</text:p>
          </table:table-cell>
          <table:table-cell table:style-name="ce1" table:formula="of:=GEOMEAN([.B20:.B28])" office:value-type="float" office:value="100.120749898616">
            <text:p>100.1207498986</text:p>
          </table:table-cell>
          <table:table-cell table:style-name="ce1" table:formula="of:=GEOMEAN([.C20:.C28])" office:value-type="float" office:value="101.924892502886">
            <text:p>101.9248925029</text:p>
          </table:table-cell>
          <table:table-cell table:style-name="ce1" table:formula="of:=GEOMEAN([.D20:.D28])" office:value-type="float" office:value="108.542625779511">
            <text:p>108.5426257795</text:p>
          </table:table-cell>
          <table:table-cell table:style-name="ce1" table:formula="of:=GEOMEAN([.E20:.E28])" office:value-type="float" office:value="124.765503182689">
            <text:p>124.7655031827</text:p>
          </table:table-cell>
          <table:table-cell table:style-name="ce1" table:formula="of:=GEOMEAN([.F20:.F28])" office:value-type="float" office:value="150.165823582171">
            <text:p>150.1658235822</text:p>
          </table:table-cell>
          <table:table-cell table:style-name="ce1" table:formula="of:=GEOMEAN([.G20:.G28])" office:value-type="float" office:value="222.288963166471">
            <text:p>222.2889631665</text:p>
          </table:table-cell>
          <table:table-cell table:number-columns-repeated="2"/>
          <table:table-cell table:style-name="ce1" office:value-type="string">
            <text:p>geomean</text:p>
          </table:table-cell>
          <table:table-cell table:style-name="ce5" table:formula="of:=GEOMEAN([.K20:.K28])" office:value-type="float" office:value="26.1948170320106">
            <text:p>26.19</text:p>
          </table:table-cell>
          <table:table-cell table:style-name="ce5" table:formula="of:=GEOMEAN([.L20:.L28])" office:value-type="float" office:value="25.7300485101421">
            <text:p>25.73</text:p>
          </table:table-cell>
          <table:table-cell table:style-name="ce5" table:formula="of:=GEOMEAN([.M20:.M28])" office:value-type="float" office:value="25.0944454371135">
            <text:p>25.09</text:p>
          </table:table-cell>
          <table:table-cell table:style-name="ce5" table:formula="of:=GEOMEAN([.N20:.N28])" office:value-type="float" office:value="25.3525590973152">
            <text:p>25.35</text:p>
          </table:table-cell>
          <table:table-cell table:style-name="ce5" table:formula="of:=GEOMEAN([.O20:.O28])" office:value-type="float" office:value="26.990445883703">
            <text:p>26.99</text:p>
          </table:table-cell>
          <table:table-cell table:style-name="ce5" table:formula="of:=GEOMEAN([.P20:.P28])" office:value-type="float" office:value="26.4678737220375">
            <text:p>26.47</text:p>
          </table:table-cell>
        </table:table-row>
        <table:table-row table:style-name="ro3">
          <table:table-cell table:number-columns-repeated="10"/>
          <table:table-cell table:style-name="Default" table:number-columns-repeated="6"/>
        </table:table-row>
        <table:table-row table:style-name="ro4">
          <table:table-cell office:value-type="string">
            <text:p>num_cuts = 3</text:p>
          </table:table-cell>
          <table:table-cell table:number-columns-repeated="7"/>
          <table:table-cell office:value-type="string">
            <text:p>Delay = 1ns</text:p>
          </table:table-cell>
          <table:table-cell/>
          <table:table-cell table:style-name="Default" table:number-columns-repeated="6"/>
        </table:table-row>
        <table:table-row table:style-name="ro1">
          <table:table-cell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  <table:table-cell table:number-columns-repeated="3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1" office:value-type="string">
            <text:p>% wires cu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80">
            <text:p>80</text:p>
          </table:table-cell>
        </table:table-row>
        <table:table-row table:style-name="ro2">
          <table:table-cell office:value-type="string">
            <text:p>bgm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string">
            <text:p>bgm</text:p>
          </table:table-cell>
          <table:table-cell office:value-type="float" office:value="35.0707">
            <text:p>35.07</text:p>
          </table:table-cell>
          <table:table-cell office:value-type="float" office:value="33.6023">
            <text:p>33.60</text:p>
          </table:table-cell>
          <table:table-cell office:value-type="float" office:value="32.2368">
            <text:p>32.24</text:p>
          </table:table-cell>
          <table:table-cell office:value-type="float" office:value="32.9217">
            <text:p>32.92</text:p>
          </table:table-cell>
          <table:table-cell office:value-type="float" office:value="37.7697">
            <text:p>37.77</text:p>
          </table:table-cell>
          <table:table-cell office:value-type="float" office:value="40.3339">
            <text:p>40.33</text:p>
          </table:table-cell>
        </table:table-row>
        <table:table-row table:style-name="ro1">
          <table:table-cell office:value-type="string">
            <text:p>LU32PEEng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218">
            <text:p>218</text:p>
          </table:table-cell>
          <table:table-cell office:value-type="float" office:value="304">
            <text:p>304</text:p>
          </table:table-cell>
          <table:table-cell office:value-type="float" office:value="426">
            <text:p>426</text:p>
          </table:table-cell>
          <table:table-cell table:number-columns-repeated="2"/>
          <table:table-cell office:value-type="string">
            <text:p>LU32PEEng</text:p>
          </table:table-cell>
          <table:table-cell office:value-type="float" office:value="114.55">
            <text:p>114.55</text:p>
          </table:table-cell>
          <table:table-cell office:value-type="float" office:value="114.133">
            <text:p>114.13</text:p>
          </table:table-cell>
          <table:table-cell office:value-type="float" office:value="113.7">
            <text:p>113.70</text:p>
          </table:table-cell>
          <table:table-cell office:value-type="float" office:value="113.535">
            <text:p>113.54</text:p>
          </table:table-cell>
          <table:table-cell office:value-type="float" office:value="115.457">
            <text:p>115.46</text:p>
          </table:table-cell>
          <table:table-cell office:value-type="float" office:value="112.581">
            <text:p>112.58</text:p>
          </table:table-cell>
        </table:table-row>
        <table:table-row table:style-name="ro1">
          <table:table-cell office:value-type="string">
            <text:p>LU8PEEng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236">
            <text:p>236</text:p>
          </table:table-cell>
          <table:table-cell table:number-columns-repeated="2"/>
          <table:table-cell office:value-type="string">
            <text:p>LU8PEEng</text:p>
          </table:table-cell>
          <table:table-cell office:value-type="float" office:value="117.994">
            <text:p>117.99</text:p>
          </table:table-cell>
          <table:table-cell office:value-type="float" office:value="117.163">
            <text:p>117.16</text:p>
          </table:table-cell>
          <table:table-cell office:value-type="float" office:value="119.144">
            <text:p>119.14</text:p>
          </table:table-cell>
          <table:table-cell office:value-type="float" office:value="116.489">
            <text:p>116.49</text:p>
          </table:table-cell>
          <table:table-cell office:value-type="float" office:value="116.535">
            <text:p>116.54</text:p>
          </table:table-cell>
          <table:table-cell office:value-type="float" office:value="124.091">
            <text:p>124.09</text:p>
          </table:table-cell>
        </table:table-row>
        <table:table-row table:style-name="ro2">
          <table:table-cell office:value-type="string">
            <text:p>mcml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218">
            <text:p>218</text:p>
          </table:table-cell>
          <table:table-cell table:number-columns-repeated="2"/>
          <table:table-cell office:value-type="string">
            <text:p>mcml</text:p>
          </table:table-cell>
          <table:table-cell office:value-type="float" office:value="82.3031">
            <text:p>82.30</text:p>
          </table:table-cell>
          <table:table-cell office:value-type="float" office:value="82.9169">
            <text:p>82.92</text:p>
          </table:table-cell>
          <table:table-cell office:value-type="float" office:value="84.0117">
            <text:p>84.01</text:p>
          </table:table-cell>
          <table:table-cell office:value-type="float" office:value="83.404">
            <text:p>83.40</text:p>
          </table:table-cell>
          <table:table-cell office:value-type="float" office:value="88.3182">
            <text:p>88.32</text:p>
          </table:table-cell>
          <table:table-cell office:value-type="float" office:value="85.6949">
            <text:p>85.69</text:p>
          </table:table-cell>
        </table:table-row>
        <table:table-row table:style-name="ro1">
          <table:table-cell office:value-type="string">
            <text:p>mkDelayWorker32B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string">
            <text:p>mkDelayWorker32B</text:p>
          </table:table-cell>
          <table:table-cell office:value-type="float" office:value="11.0231">
            <text:p>11.02</text:p>
          </table:table-cell>
          <table:table-cell office:value-type="float" office:value="12.2905">
            <text:p>12.29</text:p>
          </table:table-cell>
          <table:table-cell office:value-type="float" office:value="11.9634">
            <text:p>11.96</text:p>
          </table:table-cell>
          <table:table-cell office:value-type="float" office:value="12.2803">
            <text:p>12.28</text:p>
          </table:table-cell>
          <table:table-cell office:value-type="float" office:value="14.3631">
            <text:p>14.36</text:p>
          </table:table-cell>
          <table:table-cell office:value-type="float" office:value="12.7581">
            <text:p>12.76</text:p>
          </table:table-cell>
        </table:table-row>
        <table:table-row table:style-name="ro1">
          <table:table-cell office:value-type="string">
            <text:p>mkSMAdapter4B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mkSMAdapter4B</text:p>
          </table:table-cell>
          <table:table-cell office:value-type="float" office:value="10.5685">
            <text:p>10.57</text:p>
          </table:table-cell>
          <table:table-cell office:value-type="float" office:value="11.5156">
            <text:p>11.52</text:p>
          </table:table-cell>
          <table:table-cell office:value-type="float" office:value="10.8249">
            <text:p>10.82</text:p>
          </table:table-cell>
          <table:table-cell office:value-type="float" office:value="9.6262">
            <text:p>9.63</text:p>
          </table:table-cell>
          <table:table-cell office:value-type="float" office:value="10.9372">
            <text:p>10.94</text:p>
          </table:table-cell>
          <table:table-cell office:value-type="float" office:value="11.9089">
            <text:p>11.91</text:p>
          </table:table-cell>
        </table:table-row>
        <table:table-row table:style-name="ro1">
          <table:table-cell office:value-type="string">
            <text:p>stereovision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</text:p>
          </table:table-cell>
          <table:table-cell office:value-type="float" office:value="6.85863">
            <text:p>6.86</text:p>
          </table:table-cell>
          <table:table-cell office:value-type="float" office:value="7.76674">
            <text:p>7.77</text:p>
          </table:table-cell>
          <table:table-cell office:value-type="float" office:value="7.04786">
            <text:p>7.05</text:p>
          </table:table-cell>
          <table:table-cell office:value-type="float" office:value="7.40606">
            <text:p>7.41</text:p>
          </table:table-cell>
          <table:table-cell office:value-type="float" office:value="7.55096">
            <text:p>7.55</text:p>
          </table:table-cell>
          <table:table-cell office:value-type="float" office:value="7.01069">
            <text:p>7.01</text:p>
          </table:table-cell>
        </table:table-row>
        <table:table-row table:style-name="ro1">
          <table:table-cell office:value-type="string">
            <text:p>stereovision1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stereovision1</text:p>
          </table:table-cell>
          <table:table-cell office:value-type="float" office:value="11.6481">
            <text:p>11.65</text:p>
          </table:table-cell>
          <table:table-cell office:value-type="float" office:value="9.21328">
            <text:p>9.21</text:p>
          </table:table-cell>
          <table:table-cell office:value-type="float" office:value="10.3781">
            <text:p>10.38</text:p>
          </table:table-cell>
          <table:table-cell office:value-type="float" office:value="11.0412">
            <text:p>11.04</text:p>
          </table:table-cell>
          <table:table-cell office:value-type="float" office:value="11.6419">
            <text:p>11.64</text:p>
          </table:table-cell>
          <table:table-cell office:value-type="float" office:value="11.7797">
            <text:p>11.78</text:p>
          </table:table-cell>
        </table:table-row>
        <table:table-row table:style-name="ro1">
          <table:table-cell office:value-type="string">
            <text:p>stereovision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office:value-type="float" office:value="244">
            <text:p>244</text:p>
          </table:table-cell>
          <table:table-cell office:value-type="float" office:value="360">
            <text:p>360</text:p>
          </table:table-cell>
          <table:table-cell table:number-columns-repeated="2"/>
          <table:table-cell office:value-type="string">
            <text:p>stereovision2</text:p>
          </table:table-cell>
          <table:table-cell office:value-type="float" office:value="23.3161">
            <text:p>23.32</text:p>
          </table:table-cell>
          <table:table-cell office:value-type="float" office:value="25.4169">
            <text:p>25.42</text:p>
          </table:table-cell>
          <table:table-cell office:value-type="float" office:value="23.8956">
            <text:p>23.90</text:p>
          </table:table-cell>
          <table:table-cell office:value-type="float" office:value="24.8709">
            <text:p>24.87</text:p>
          </table:table-cell>
          <table:table-cell office:value-type="float" office:value="25.5672">
            <text:p>25.57</text:p>
          </table:table-cell>
          <table:table-cell office:value-type="float" office:value="24.7891">
            <text:p>24.79</text:p>
          </table:table-cell>
        </table:table-row>
        <table:table-row table:style-name="ro1">
          <table:table-cell table:style-name="ce1" office:value-type="string">
            <text:p>Geometric mean</text:p>
          </table:table-cell>
          <table:table-cell table:style-name="ce1" table:formula="of:=GEOMEAN([.B34:.B42])" office:value-type="float" office:value="100.781603300543">
            <text:p>100.7816033005</text:p>
          </table:table-cell>
          <table:table-cell table:style-name="ce1" table:formula="of:=GEOMEAN([.C34:.C42])" office:value-type="float" office:value="106.262225799669">
            <text:p>106.2622257997</text:p>
          </table:table-cell>
          <table:table-cell table:style-name="ce1" table:formula="of:=GEOMEAN([.D34:.D42])" office:value-type="float" office:value="111.166719975769">
            <text:p>111.1667199758</text:p>
          </table:table-cell>
          <table:table-cell table:style-name="ce1" table:formula="of:=GEOMEAN([.E34:.E42])" office:value-type="float" office:value="122.046916599511">
            <text:p>122.0469165995</text:p>
          </table:table-cell>
          <table:table-cell table:style-name="ce1" table:formula="of:=GEOMEAN([.F34:.F42])" office:value-type="float" office:value="157.423995726392">
            <text:p>157.4239957264</text:p>
          </table:table-cell>
          <table:table-cell table:style-name="ce1" table:formula="of:=GEOMEAN([.G34:.G42])" office:value-type="float" office:value="233.916881901481">
            <text:p>233.9168819015</text:p>
          </table:table-cell>
          <table:table-cell table:number-columns-repeated="2"/>
          <table:table-cell table:style-name="ce1" office:value-type="string">
            <text:p>Geometric mean</text:p>
          </table:table-cell>
          <table:table-cell table:style-name="ce5" table:formula="of:=GEOMEAN([.K34:.K42])" office:value-type="float" office:value="27.3154911119757">
            <text:p>27.32</text:p>
          </table:table-cell>
          <table:table-cell table:style-name="ce5" table:formula="of:=GEOMEAN([.L34:.L42])" office:value-type="float" office:value="27.6966523464597">
            <text:p>27.70</text:p>
          </table:table-cell>
          <table:table-cell table:style-name="ce5" table:formula="of:=GEOMEAN([.M34:.M42])" office:value-type="float" office:value="27.2569541675291">
            <text:p>27.26</text:p>
          </table:table-cell>
          <table:table-cell table:style-name="ce5" table:formula="of:=GEOMEAN([.N34:.N42])" office:value-type="float" office:value="27.409027751808">
            <text:p>27.41</text:p>
          </table:table-cell>
          <table:table-cell table:style-name="ce5" table:formula="of:=GEOMEAN([.O34:.O42])" office:value-type="float" office:value="29.285950640468">
            <text:p>29.29</text:p>
          </table:table-cell>
          <table:table-cell table:style-name="ce5" table:formula="of:=GEOMEAN([.P34:.P42])" office:value-type="float" office:value="29.111967231968">
            <text:p>29.11</text:p>
          </table:table-cell>
        </table:table-row>
        <table:table-row table:style-name="ro1" table:number-rows-repeated="4">
          <table:table-cell table:number-columns-repeated="10"/>
          <table:table-cell table:style-name="Default" table:number-columns-repeated="6"/>
        </table:table-row>
        <table:table-row table:style-name="ro3">
          <table:table-cell table:number-columns-repeated="10"/>
          <table:table-cell table:style-name="Default" table:number-columns-repeated="6"/>
        </table:table-row>
        <table:table-row table:style-name="ro4">
          <table:table-cell office:value-type="string">
            <text:p>num_cuts = 3</text:p>
          </table:table-cell>
          <table:table-cell table:number-columns-repeated="7"/>
          <table:table-cell office:value-type="string">
            <text:p>Delay = 0ns</text:p>
          </table:table-cell>
          <table:table-cell/>
          <table:table-cell table:style-name="Default" table:number-columns-repeated="6"/>
        </table:table-row>
        <table:table-row table:style-name="ro4">
          <table:table-cell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  <table:table-cell table:number-columns-repeated="3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1" office:value-type="string">
            <text:p>% wires cu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80">
            <text:p>80</text:p>
          </table:table-cell>
        </table:table-row>
        <table:table-row table:style-name="ro4">
          <table:table-cell office:value-type="string">
            <text:p>bgm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string">
            <text:p>bgm</text:p>
          </table:table-cell>
          <table:table-cell office:value-type="float" office:value="25.9344">
            <text:p>25.93</text:p>
          </table:table-cell>
          <table:table-cell office:value-type="float" office:value="26.3375">
            <text:p>26.34</text:p>
          </table:table-cell>
          <table:table-cell office:value-type="float" office:value="25.8133">
            <text:p>25.81</text:p>
          </table:table-cell>
          <table:table-cell office:value-type="float" office:value="26.1033">
            <text:p>26.10</text:p>
          </table:table-cell>
          <table:table-cell office:value-type="float" office:value="25.78">
            <text:p>25.78</text:p>
          </table:table-cell>
          <table:table-cell office:value-type="float" office:value="26.6907">
            <text:p>26.69</text:p>
          </table:table-cell>
        </table:table-row>
        <table:table-row table:style-name="ro1">
          <table:table-cell office:value-type="string">
            <text:p>LU32PEEng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218">
            <text:p>218</text:p>
          </table:table-cell>
          <table:table-cell office:value-type="float" office:value="304">
            <text:p>304</text:p>
          </table:table-cell>
          <table:table-cell office:value-type="float" office:value="426">
            <text:p>426</text:p>
          </table:table-cell>
          <table:table-cell table:number-columns-repeated="2"/>
          <table:table-cell office:value-type="string">
            <text:p>LU32PEEng</text:p>
          </table:table-cell>
          <table:table-cell office:value-type="float" office:value="112.723">
            <text:p>112.72</text:p>
          </table:table-cell>
          <table:table-cell office:value-type="float" office:value="113.159">
            <text:p>113.16</text:p>
          </table:table-cell>
          <table:table-cell office:value-type="float" office:value="116.504">
            <text:p>116.50</text:p>
          </table:table-cell>
          <table:table-cell office:value-type="float" office:value="117.547">
            <text:p>117.55</text:p>
          </table:table-cell>
          <table:table-cell office:value-type="float" office:value="113.433">
            <text:p>113.43</text:p>
          </table:table-cell>
          <table:table-cell office:value-type="float" office:value="113.888">
            <text:p>113.89</text:p>
          </table:table-cell>
        </table:table-row>
        <table:table-row table:style-name="ro1">
          <table:table-cell office:value-type="string">
            <text:p>LU8PEEng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236">
            <text:p>236</text:p>
          </table:table-cell>
          <table:table-cell table:number-columns-repeated="2"/>
          <table:table-cell office:value-type="string">
            <text:p>LU8PEEng</text:p>
          </table:table-cell>
          <table:table-cell office:value-type="float" office:value="115.419">
            <text:p>115.42</text:p>
          </table:table-cell>
          <table:table-cell office:value-type="float" office:value="114.145">
            <text:p>114.15</text:p>
          </table:table-cell>
          <table:table-cell office:value-type="float" office:value="115.826">
            <text:p>115.83</text:p>
          </table:table-cell>
          <table:table-cell office:value-type="float" office:value="114.89">
            <text:p>114.89</text:p>
          </table:table-cell>
          <table:table-cell office:value-type="float" office:value="117.6">
            <text:p>117.60</text:p>
          </table:table-cell>
          <table:table-cell office:value-type="float" office:value="115.328">
            <text:p>115.33</text:p>
          </table:table-cell>
        </table:table-row>
        <table:table-row table:style-name="ro4">
          <table:table-cell office:value-type="string">
            <text:p>mcml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table:number-columns-repeated="2"/>
          <table:table-cell office:value-type="string">
            <text:p>mcml</text:p>
          </table:table-cell>
          <table:table-cell office:value-type="float" office:value="77.1762">
            <text:p>77.18</text:p>
          </table:table-cell>
          <table:table-cell office:value-type="float" office:value="78.6573">
            <text:p>78.66</text:p>
          </table:table-cell>
          <table:table-cell office:value-type="float" office:value="79.5213">
            <text:p>79.52</text:p>
          </table:table-cell>
          <table:table-cell office:value-type="float" office:value="80.4625">
            <text:p>80.46</text:p>
          </table:table-cell>
          <table:table-cell office:value-type="float" office:value="77.318">
            <text:p>77.32</text:p>
          </table:table-cell>
          <table:table-cell office:value-type="float" office:value="76.6821">
            <text:p>76.68</text:p>
          </table:table-cell>
        </table:table-row>
        <table:table-row table:style-name="ro1">
          <table:table-cell office:value-type="string">
            <text:p>mkDelayWorker32B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string">
            <text:p>mkDelayWorker32B</text:p>
          </table:table-cell>
          <table:table-cell office:value-type="float" office:value="7.80655">
            <text:p>7.81</text:p>
          </table:table-cell>
          <table:table-cell office:value-type="float" office:value="7.63">
            <text:p>7.63</text:p>
          </table:table-cell>
          <table:table-cell office:value-type="float" office:value="7.53259">
            <text:p>7.53</text:p>
          </table:table-cell>
          <table:table-cell office:value-type="float" office:value="7.6575">
            <text:p>7.66</text:p>
          </table:table-cell>
          <table:table-cell office:value-type="float" office:value="7.48544">
            <text:p>7.49</text:p>
          </table:table-cell>
          <table:table-cell office:value-type="float" office:value="7.64875">
            <text:p>7.65</text:p>
          </table:table-cell>
        </table:table-row>
        <table:table-row table:style-name="ro1">
          <table:table-cell office:value-type="string">
            <text:p>mkSMAdapter4B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mkSMAdapter4B</text:p>
          </table:table-cell>
          <table:table-cell office:value-type="float" office:value="5.87316">
            <text:p>5.87</text:p>
          </table:table-cell>
          <table:table-cell office:value-type="float" office:value="5.97252">
            <text:p>5.97</text:p>
          </table:table-cell>
          <table:table-cell office:value-type="float" office:value="5.51074">
            <text:p>5.51</text:p>
          </table:table-cell>
          <table:table-cell office:value-type="float" office:value="5.73368">
            <text:p>5.73</text:p>
          </table:table-cell>
          <table:table-cell office:value-type="float" office:value="5.86053">
            <text:p>5.86</text:p>
          </table:table-cell>
          <table:table-cell office:value-type="float" office:value="5.84321">
            <text:p>5.84</text:p>
          </table:table-cell>
        </table:table-row>
        <table:table-row table:style-name="ro1">
          <table:table-cell office:value-type="string">
            <text:p>stereovision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</text:p>
          </table:table-cell>
          <table:table-cell office:value-type="float" office:value="4.49853">
            <text:p>4.50</text:p>
          </table:table-cell>
          <table:table-cell office:value-type="float" office:value="4.28914">
            <text:p>4.29</text:p>
          </table:table-cell>
          <table:table-cell office:value-type="float" office:value="4.49963">
            <text:p>4.50</text:p>
          </table:table-cell>
          <table:table-cell office:value-type="float" office:value="4.47705">
            <text:p>4.48</text:p>
          </table:table-cell>
          <table:table-cell office:value-type="float" office:value="4.48739">
            <text:p>4.49</text:p>
          </table:table-cell>
          <table:table-cell office:value-type="float" office:value="4.49963">
            <text:p>4.50</text:p>
          </table:table-cell>
        </table:table-row>
        <table:table-row table:style-name="ro1">
          <table:table-cell office:value-type="string">
            <text:p>stereovision1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stereovision1</text:p>
          </table:table-cell>
          <table:table-cell office:value-type="float" office:value="6.02766">
            <text:p>6.03</text:p>
          </table:table-cell>
          <table:table-cell office:value-type="float" office:value="6.18134">
            <text:p>6.18</text:p>
          </table:table-cell>
          <table:table-cell office:value-type="float" office:value="5.91693">
            <text:p>5.92</text:p>
          </table:table-cell>
          <table:table-cell office:value-type="float" office:value="6.31397">
            <text:p>6.31</text:p>
          </table:table-cell>
          <table:table-cell office:value-type="float" office:value="6.17512">
            <text:p>6.18</text:p>
          </table:table-cell>
          <table:table-cell office:value-type="float" office:value="6.15033">
            <text:p>6.15</text:p>
          </table:table-cell>
        </table:table-row>
        <table:table-row table:style-name="ro1">
          <table:table-cell office:value-type="string">
            <text:p>stereovision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office:value-type="float" office:value="244">
            <text:p>244</text:p>
          </table:table-cell>
          <table:table-cell office:value-type="float" office:value="360">
            <text:p>360</text:p>
          </table:table-cell>
          <table:table-cell table:number-columns-repeated="2"/>
          <table:table-cell office:value-type="string">
            <text:p>stereovision2</text:p>
          </table:table-cell>
          <table:table-cell office:value-type="float" office:value="18.0481">
            <text:p>18.05</text:p>
          </table:table-cell>
          <table:table-cell office:value-type="float" office:value="17.1392">
            <text:p>17.14</text:p>
          </table:table-cell>
          <table:table-cell office:value-type="float" office:value="17.136">
            <text:p>17.14</text:p>
          </table:table-cell>
          <table:table-cell office:value-type="float" office:value="17.4868">
            <text:p>17.49</text:p>
          </table:table-cell>
          <table:table-cell office:value-type="float" office:value="17.5871">
            <text:p>17.59</text:p>
          </table:table-cell>
          <table:table-cell office:value-type="float" office:value="17.6554">
            <text:p>17.66</text:p>
          </table:table-cell>
        </table:table-row>
        <table:table-row table:style-name="ro1">
          <table:table-cell table:style-name="ce1" office:value-type="string">
            <text:p>Geometric mean</text:p>
          </table:table-cell>
          <table:table-cell table:style-name="ce1" table:formula="of:=GEOMEAN([.B52:.B60])" office:value-type="float" office:value="100.781603300543">
            <text:p>100.7816033005</text:p>
          </table:table-cell>
          <table:table-cell table:style-name="ce1" table:formula="of:=GEOMEAN([.C52:.C60])" office:value-type="float" office:value="104.426442732661">
            <text:p>104.4264427327</text:p>
          </table:table-cell>
          <table:table-cell table:style-name="ce1" table:formula="of:=GEOMEAN([.D52:.D60])" office:value-type="float" office:value="111.166719975769">
            <text:p>111.1667199758</text:p>
          </table:table-cell>
          <table:table-cell table:style-name="ce1" table:formula="of:=GEOMEAN([.E52:.E60])" office:value-type="float" office:value="122.046916599511">
            <text:p>122.0469165995</text:p>
          </table:table-cell>
          <table:table-cell table:style-name="ce1" table:formula="of:=GEOMEAN([.F52:.F60])" office:value-type="float" office:value="157.423995726392">
            <text:p>157.4239957264</text:p>
          </table:table-cell>
          <table:table-cell table:style-name="ce1" table:formula="of:=GEOMEAN([.G52:.G60])" office:value-type="float" office:value="238.130643341878">
            <text:p>238.1306433419</text:p>
          </table:table-cell>
          <table:table-cell table:number-columns-repeated="2"/>
          <table:table-cell table:style-name="ce1" office:value-type="string">
            <text:p>Geometric mean</text:p>
          </table:table-cell>
          <table:table-cell table:style-name="ce5" table:formula="of:=GEOMEAN([.K52:.K60])" office:value-type="float" office:value="20.2956738492136">
            <text:p>20.30</text:p>
          </table:table-cell>
          <table:table-cell table:style-name="ce5" table:formula="of:=GEOMEAN([.L52:.L60])" office:value-type="float" office:value="20.1763587814814">
            <text:p>20.18</text:p>
          </table:table-cell>
          <table:table-cell table:style-name="ce5" table:formula="of:=GEOMEAN([.M52:.M60])" office:value-type="float" office:value="20.0540089202488">
            <text:p>20.05</text:p>
          </table:table-cell>
          <table:table-cell table:style-name="ce5" table:formula="of:=GEOMEAN([.N52:.N60])" office:value-type="float" office:value="20.4137648730526">
            <text:p>20.41</text:p>
          </table:table-cell>
          <table:table-cell table:style-name="ce5" table:formula="of:=GEOMEAN([.O52:.O60])" office:value-type="float" office:value="20.2338044808661">
            <text:p>20.23</text:p>
          </table:table-cell>
          <table:table-cell table:style-name="ce5" table:formula="of:=GEOMEAN([.P52:.P60])" office:value-type="float" office:value="20.3062181807416">
            <text:p>20.31</text:p>
          </table:table-cell>
        </table:table-row>
        <table:table-row table:style-name="ro3">
          <table:table-cell table:number-columns-repeated="10"/>
          <table:table-cell table:style-name="Default" table:number-columns-repeated="6"/>
        </table:table-row>
        <table:table-row table:style-name="ro4">
          <table:table-cell office:value-type="string">
            <text:p>num_cuts = 3</text:p>
          </table:table-cell>
          <table:table-cell table:number-columns-repeated="7"/>
          <table:table-cell office:value-type="string">
            <text:p>Delay = 0.5ns</text:p>
          </table:table-cell>
          <table:table-cell/>
          <table:table-cell table:style-name="Default" table:number-columns-repeated="6"/>
        </table:table-row>
        <table:table-row table:style-name="ro4">
          <table:table-cell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  <table:table-cell table:number-columns-repeated="3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1" office:value-type="string">
            <text:p>% wires cu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80">
            <text:p>80</text:p>
          </table:table-cell>
        </table:table-row>
        <table:table-row table:style-name="ro4">
          <table:table-cell office:value-type="string">
            <text:p>bgm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string">
            <text:p>bgm</text:p>
          </table:table-cell>
          <table:table-cell office:value-type="float" office:value="31.572">
            <text:p>31.57</text:p>
          </table:table-cell>
          <table:table-cell office:value-type="float" office:value="30.3383">
            <text:p>30.34</text:p>
          </table:table-cell>
          <table:table-cell office:value-type="float" office:value="29.2159">
            <text:p>29.22</text:p>
          </table:table-cell>
          <table:table-cell office:value-type="float" office:value="29.2241">
            <text:p>29.22</text:p>
          </table:table-cell>
          <table:table-cell office:value-type="float" office:value="29.8846">
            <text:p>29.88</text:p>
          </table:table-cell>
          <table:table-cell office:value-type="float" office:value="31.6145">
            <text:p>31.61</text:p>
          </table:table-cell>
        </table:table-row>
        <table:table-row table:style-name="ro1">
          <table:table-cell office:value-type="string">
            <text:p>LU32PEEng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218">
            <text:p>218</text:p>
          </table:table-cell>
          <table:table-cell office:value-type="float" office:value="304">
            <text:p>304</text:p>
          </table:table-cell>
          <table:table-cell office:value-type="float" office:value="426">
            <text:p>426</text:p>
          </table:table-cell>
          <table:table-cell table:number-columns-repeated="2"/>
          <table:table-cell office:value-type="string">
            <text:p>LU32PEEng</text:p>
          </table:table-cell>
          <table:table-cell office:value-type="float" office:value="118.546">
            <text:p>118.55</text:p>
          </table:table-cell>
          <table:table-cell office:value-type="float" office:value="114.071">
            <text:p>114.07</text:p>
          </table:table-cell>
          <table:table-cell office:value-type="float" office:value="115.213">
            <text:p>115.21</text:p>
          </table:table-cell>
          <table:table-cell office:value-type="float" office:value="113.684">
            <text:p>113.68</text:p>
          </table:table-cell>
          <table:table-cell office:value-type="float" office:value="115.323">
            <text:p>115.32</text:p>
          </table:table-cell>
          <table:table-cell office:value-type="float" office:value="115.033">
            <text:p>115.03</text:p>
          </table:table-cell>
        </table:table-row>
        <table:table-row table:style-name="ro1">
          <table:table-cell office:value-type="string">
            <text:p>LU8PEEng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236">
            <text:p>236</text:p>
          </table:table-cell>
          <table:table-cell table:number-columns-repeated="2"/>
          <table:table-cell office:value-type="string">
            <text:p>LU8PEEng</text:p>
          </table:table-cell>
          <table:table-cell office:value-type="float" office:value="117.863">
            <text:p>117.86</text:p>
          </table:table-cell>
          <table:table-cell office:value-type="float" office:value="116.361">
            <text:p>116.36</text:p>
          </table:table-cell>
          <table:table-cell office:value-type="float" office:value="119.098">
            <text:p>119.10</text:p>
          </table:table-cell>
          <table:table-cell office:value-type="float" office:value="116.633">
            <text:p>116.63</text:p>
          </table:table-cell>
          <table:table-cell office:value-type="float" office:value="113.826">
            <text:p>113.83</text:p>
          </table:table-cell>
          <table:table-cell office:value-type="float" office:value="114.947">
            <text:p>114.95</text:p>
          </table:table-cell>
        </table:table-row>
        <table:table-row table:style-name="ro4">
          <table:table-cell office:value-type="string">
            <text:p>mcml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table:number-columns-repeated="2"/>
          <table:table-cell office:value-type="string">
            <text:p>mcml</text:p>
          </table:table-cell>
          <table:table-cell office:value-type="float" office:value="82.5762">
            <text:p>82.58</text:p>
          </table:table-cell>
          <table:table-cell office:value-type="float" office:value="82.6614">
            <text:p>82.66</text:p>
          </table:table-cell>
          <table:table-cell office:value-type="float" office:value="79.5544">
            <text:p>79.55</text:p>
          </table:table-cell>
          <table:table-cell office:value-type="float" office:value="81.8711">
            <text:p>81.87</text:p>
          </table:table-cell>
          <table:table-cell office:value-type="float" office:value="84.4664">
            <text:p>84.47</text:p>
          </table:table-cell>
          <table:table-cell office:value-type="float" office:value="82.6418">
            <text:p>82.64</text:p>
          </table:table-cell>
        </table:table-row>
        <table:table-row table:style-name="ro1">
          <table:table-cell office:value-type="string">
            <text:p>mkDelayWorker32B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string">
            <text:p>mkDelayWorker32B</text:p>
          </table:table-cell>
          <table:table-cell office:value-type="float" office:value="9.75689">
            <text:p>9.76</text:p>
          </table:table-cell>
          <table:table-cell office:value-type="float" office:value="10.6483">
            <text:p>10.65</text:p>
          </table:table-cell>
          <table:table-cell office:value-type="float" office:value="10.3751">
            <text:p>10.38</text:p>
          </table:table-cell>
          <table:table-cell office:value-type="float" office:value="9.56075">
            <text:p>9.56</text:p>
          </table:table-cell>
          <table:table-cell office:value-type="float" office:value="10.1502">
            <text:p>10.15</text:p>
          </table:table-cell>
          <table:table-cell office:value-type="float" office:value="9.11465">
            <text:p>9.11</text:p>
          </table:table-cell>
        </table:table-row>
        <table:table-row table:style-name="ro1">
          <table:table-cell office:value-type="string">
            <text:p>mkSMAdapter4B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mkSMAdapter4B</text:p>
          </table:table-cell>
          <table:table-cell office:value-type="float" office:value="8.08993">
            <text:p>8.09</text:p>
          </table:table-cell>
          <table:table-cell office:value-type="float" office:value="7.62848">
            <text:p>7.63</text:p>
          </table:table-cell>
          <table:table-cell office:value-type="float" office:value="8.0749">
            <text:p>8.07</text:p>
          </table:table-cell>
          <table:table-cell office:value-type="float" office:value="7.64417">
            <text:p>7.64</text:p>
          </table:table-cell>
          <table:table-cell office:value-type="float" office:value="8.3977">
            <text:p>8.40</text:p>
          </table:table-cell>
          <table:table-cell office:value-type="float" office:value="8.14483">
            <text:p>8.14</text:p>
          </table:table-cell>
        </table:table-row>
        <table:table-row table:style-name="ro1">
          <table:table-cell office:value-type="string">
            <text:p>stereovision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</text:p>
          </table:table-cell>
          <table:table-cell office:value-type="float" office:value="5.67591">
            <text:p>5.68</text:p>
          </table:table-cell>
          <table:table-cell office:value-type="float" office:value="5.25842">
            <text:p>5.26</text:p>
          </table:table-cell>
          <table:table-cell office:value-type="float" office:value="4.81492">
            <text:p>4.81</text:p>
          </table:table-cell>
          <table:table-cell office:value-type="float" office:value="4.91233">
            <text:p>4.91</text:p>
          </table:table-cell>
          <table:table-cell office:value-type="float" office:value="4.85579">
            <text:p>4.86</text:p>
          </table:table-cell>
          <table:table-cell office:value-type="float" office:value="4.837">
            <text:p>4.84</text:p>
          </table:table-cell>
        </table:table-row>
        <table:table-row table:style-name="ro1">
          <table:table-cell office:value-type="string">
            <text:p>stereovision1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stereovision1</text:p>
          </table:table-cell>
          <table:table-cell office:value-type="float" office:value="8.01145">
            <text:p>8.01</text:p>
          </table:table-cell>
          <table:table-cell office:value-type="float" office:value="7.51366">
            <text:p>7.51</text:p>
          </table:table-cell>
          <table:table-cell office:value-type="float" office:value="7.37702">
            <text:p>7.38</text:p>
          </table:table-cell>
          <table:table-cell office:value-type="float" office:value="8.17015">
            <text:p>8.17</text:p>
          </table:table-cell>
          <table:table-cell office:value-type="float" office:value="7.87138">
            <text:p>7.87</text:p>
          </table:table-cell>
          <table:table-cell office:value-type="float" office:value="8.0086">
            <text:p>8.01</text:p>
          </table:table-cell>
        </table:table-row>
        <table:table-row table:style-name="ro1">
          <table:table-cell office:value-type="string">
            <text:p>stereovision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office:value-type="float" office:value="244">
            <text:p>244</text:p>
          </table:table-cell>
          <table:table-cell office:value-type="float" office:value="360">
            <text:p>360</text:p>
          </table:table-cell>
          <table:table-cell table:number-columns-repeated="2"/>
          <table:table-cell office:value-type="string">
            <text:p>stereovision2</text:p>
          </table:table-cell>
          <table:table-cell office:value-type="float" office:value="20.0528">
            <text:p>20.05</text:p>
          </table:table-cell>
          <table:table-cell office:value-type="float" office:value="19.7309">
            <text:p>19.73</text:p>
          </table:table-cell>
          <table:table-cell office:value-type="float" office:value="20.2576">
            <text:p>20.26</text:p>
          </table:table-cell>
          <table:table-cell office:value-type="float" office:value="19.855">
            <text:p>19.86</text:p>
          </table:table-cell>
          <table:table-cell office:value-type="float" office:value="20.2399">
            <text:p>20.24</text:p>
          </table:table-cell>
          <table:table-cell office:value-type="float" office:value="21.5943">
            <text:p>21.59</text:p>
          </table:table-cell>
        </table:table-row>
        <table:table-row table:style-name="ro1">
          <table:table-cell table:style-name="ce1" office:value-type="string">
            <text:p>Geometric mean</text:p>
          </table:table-cell>
          <table:table-cell table:style-name="ce1" table:formula="of:=GEOMEAN([.B66:.B74])" office:value-type="float" office:value="100.781603300543">
            <text:p>100.7816033005</text:p>
          </table:table-cell>
          <table:table-cell table:style-name="ce1" table:formula="of:=GEOMEAN([.C66:.C74])" office:value-type="float" office:value="104.857115966732">
            <text:p>104.8571159667</text:p>
          </table:table-cell>
          <table:table-cell table:style-name="ce1" table:formula="of:=GEOMEAN([.D66:.D74])" office:value-type="float" office:value="111.166719975769">
            <text:p>111.1667199758</text:p>
          </table:table-cell>
          <table:table-cell table:style-name="ce1" table:formula="of:=GEOMEAN([.E66:.E74])" office:value-type="float" office:value="122.046916599511">
            <text:p>122.0469165995</text:p>
          </table:table-cell>
          <table:table-cell table:style-name="ce1" table:formula="of:=GEOMEAN([.F66:.F74])" office:value-type="float" office:value="157.423995726392">
            <text:p>157.4239957264</text:p>
          </table:table-cell>
          <table:table-cell table:style-name="ce1" table:formula="of:=GEOMEAN([.G66:.G74])" office:value-type="float" office:value="238.130643341878">
            <text:p>238.1306433419</text:p>
          </table:table-cell>
          <table:table-cell table:number-columns-repeated="2"/>
          <table:table-cell table:style-name="ce1" office:value-type="string">
            <text:p>Geometric mean</text:p>
          </table:table-cell>
          <table:table-cell table:style-name="ce5" table:formula="of:=GEOMEAN([.K66:.K74])" office:value-type="float" office:value="23.9797337155526">
            <text:p>23.98</text:p>
          </table:table-cell>
          <table:table-cell table:style-name="ce5" table:formula="of:=GEOMEAN([.L66:.L74])" office:value-type="float" office:value="23.4054244227691">
            <text:p>23.41</text:p>
          </table:table-cell>
          <table:table-cell table:style-name="ce5" table:formula="of:=GEOMEAN([.M66:.M74])" office:value-type="float" office:value="23.1672887220008">
            <text:p>23.17</text:p>
          </table:table-cell>
          <table:table-cell table:style-name="ce5" table:formula="of:=GEOMEAN([.N66:.N74])" office:value-type="float" office:value="23.065125027197">
            <text:p>23.07</text:p>
          </table:table-cell>
          <table:table-cell table:style-name="ce5" table:formula="of:=GEOMEAN([.O66:.O74])" office:value-type="float" office:value="23.4989909813696">
            <text:p>23.50</text:p>
          </table:table-cell>
          <table:table-cell table:style-name="ce5" table:formula="of:=GEOMEAN([.P66:.P74])" office:value-type="float" office:value="23.4512862743941">
            <text:p>23.45</text:p>
          </table:table-cell>
        </table:table-row>
        <table:table-row table:style-name="ro1">
          <table:table-cell table:number-columns-repeated="10"/>
          <table:table-cell table:style-name="Default" table:number-columns-repeated="6"/>
        </table:table-row>
        <table:table-row table:style-name="ro4">
          <table:table-cell office:value-type="string">
            <text:p>num_cuts = 3</text:p>
          </table:table-cell>
          <table:table-cell table:number-columns-repeated="7"/>
          <table:table-cell office:value-type="string">
            <text:p>Delay = 1ns</text:p>
          </table:table-cell>
          <table:table-cell/>
          <table:table-cell table:style-name="Default" table:number-columns-repeated="6"/>
        </table:table-row>
        <table:table-row table:style-name="ro4">
          <table:table-cell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  <table:table-cell table:number-columns-repeated="3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1" office:value-type="string">
            <text:p>% wires cu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80">
            <text:p>80</text:p>
          </table:table-cell>
        </table:table-row>
        <table:table-row table:style-name="ro4">
          <table:table-cell office:value-type="string">
            <text:p>bgm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string">
            <text:p>bgm</text:p>
          </table:table-cell>
          <table:table-cell office:value-type="float" office:value="35.0707">
            <text:p>35.07</text:p>
          </table:table-cell>
          <table:table-cell office:value-type="float" office:value="33.6023">
            <text:p>33.60</text:p>
          </table:table-cell>
          <table:table-cell office:value-type="float" office:value="32.2368">
            <text:p>32.24</text:p>
          </table:table-cell>
          <table:table-cell office:value-type="float" office:value="32.9217">
            <text:p>32.92</text:p>
          </table:table-cell>
          <table:table-cell office:value-type="float" office:value="37.7697">
            <text:p>37.77</text:p>
          </table:table-cell>
          <table:table-cell office:value-type="float" office:value="40.3339">
            <text:p>40.33</text:p>
          </table:table-cell>
        </table:table-row>
        <table:table-row table:style-name="ro1">
          <table:table-cell office:value-type="string">
            <text:p>LU32PEEng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218">
            <text:p>218</text:p>
          </table:table-cell>
          <table:table-cell office:value-type="float" office:value="304">
            <text:p>304</text:p>
          </table:table-cell>
          <table:table-cell office:value-type="float" office:value="426">
            <text:p>426</text:p>
          </table:table-cell>
          <table:table-cell table:number-columns-repeated="2"/>
          <table:table-cell office:value-type="string">
            <text:p>LU32PEEng</text:p>
          </table:table-cell>
          <table:table-cell office:value-type="float" office:value="114.55">
            <text:p>114.55</text:p>
          </table:table-cell>
          <table:table-cell office:value-type="float" office:value="114.133">
            <text:p>114.13</text:p>
          </table:table-cell>
          <table:table-cell office:value-type="float" office:value="113.7">
            <text:p>113.70</text:p>
          </table:table-cell>
          <table:table-cell office:value-type="float" office:value="113.535">
            <text:p>113.54</text:p>
          </table:table-cell>
          <table:table-cell office:value-type="float" office:value="115.457">
            <text:p>115.46</text:p>
          </table:table-cell>
          <table:table-cell office:value-type="float" office:value="112.581">
            <text:p>112.58</text:p>
          </table:table-cell>
        </table:table-row>
        <table:table-row table:style-name="ro1">
          <table:table-cell office:value-type="string">
            <text:p>LU8PEEng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236">
            <text:p>236</text:p>
          </table:table-cell>
          <table:table-cell table:number-columns-repeated="2"/>
          <table:table-cell office:value-type="string">
            <text:p>LU8PEEng</text:p>
          </table:table-cell>
          <table:table-cell office:value-type="float" office:value="117.994">
            <text:p>117.99</text:p>
          </table:table-cell>
          <table:table-cell office:value-type="float" office:value="117.163">
            <text:p>117.16</text:p>
          </table:table-cell>
          <table:table-cell office:value-type="float" office:value="119.144">
            <text:p>119.14</text:p>
          </table:table-cell>
          <table:table-cell office:value-type="float" office:value="116.489">
            <text:p>116.49</text:p>
          </table:table-cell>
          <table:table-cell office:value-type="float" office:value="116.535">
            <text:p>116.54</text:p>
          </table:table-cell>
          <table:table-cell office:value-type="float" office:value="124.091">
            <text:p>124.09</text:p>
          </table:table-cell>
        </table:table-row>
        <table:table-row table:style-name="ro4">
          <table:table-cell office:value-type="string">
            <text:p>mcml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218">
            <text:p>218</text:p>
          </table:table-cell>
          <table:table-cell table:number-columns-repeated="2"/>
          <table:table-cell office:value-type="string">
            <text:p>mcml</text:p>
          </table:table-cell>
          <table:table-cell office:value-type="float" office:value="82.3031">
            <text:p>82.30</text:p>
          </table:table-cell>
          <table:table-cell office:value-type="float" office:value="82.9169">
            <text:p>82.92</text:p>
          </table:table-cell>
          <table:table-cell office:value-type="float" office:value="84.0117">
            <text:p>84.01</text:p>
          </table:table-cell>
          <table:table-cell office:value-type="float" office:value="83.404">
            <text:p>83.40</text:p>
          </table:table-cell>
          <table:table-cell office:value-type="float" office:value="88.3182">
            <text:p>88.32</text:p>
          </table:table-cell>
          <table:table-cell office:value-type="float" office:value="85.6949">
            <text:p>85.69</text:p>
          </table:table-cell>
        </table:table-row>
        <table:table-row table:style-name="ro1">
          <table:table-cell office:value-type="string">
            <text:p>mkDelayWorker32B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string">
            <text:p>mkDelayWorker32B</text:p>
          </table:table-cell>
          <table:table-cell office:value-type="float" office:value="11.0231">
            <text:p>11.02</text:p>
          </table:table-cell>
          <table:table-cell office:value-type="float" office:value="12.2905">
            <text:p>12.29</text:p>
          </table:table-cell>
          <table:table-cell office:value-type="float" office:value="11.9634">
            <text:p>11.96</text:p>
          </table:table-cell>
          <table:table-cell office:value-type="float" office:value="12.2803">
            <text:p>12.28</text:p>
          </table:table-cell>
          <table:table-cell office:value-type="float" office:value="14.3631">
            <text:p>14.36</text:p>
          </table:table-cell>
          <table:table-cell office:value-type="float" office:value="12.7581">
            <text:p>12.76</text:p>
          </table:table-cell>
        </table:table-row>
        <table:table-row table:style-name="ro1">
          <table:table-cell office:value-type="string">
            <text:p>mkSMAdapter4B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mkSMAdapter4B</text:p>
          </table:table-cell>
          <table:table-cell office:value-type="float" office:value="10.5685">
            <text:p>10.57</text:p>
          </table:table-cell>
          <table:table-cell office:value-type="float" office:value="11.5156">
            <text:p>11.52</text:p>
          </table:table-cell>
          <table:table-cell office:value-type="float" office:value="10.8249">
            <text:p>10.82</text:p>
          </table:table-cell>
          <table:table-cell office:value-type="float" office:value="9.6262">
            <text:p>9.63</text:p>
          </table:table-cell>
          <table:table-cell office:value-type="float" office:value="10.9372">
            <text:p>10.94</text:p>
          </table:table-cell>
          <table:table-cell office:value-type="float" office:value="11.9089">
            <text:p>11.91</text:p>
          </table:table-cell>
        </table:table-row>
        <table:table-row table:style-name="ro1">
          <table:table-cell office:value-type="string">
            <text:p>stereovision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</text:p>
          </table:table-cell>
          <table:table-cell office:value-type="float" office:value="6.85863">
            <text:p>6.86</text:p>
          </table:table-cell>
          <table:table-cell office:value-type="float" office:value="7.76674">
            <text:p>7.77</text:p>
          </table:table-cell>
          <table:table-cell office:value-type="float" office:value="7.04786">
            <text:p>7.05</text:p>
          </table:table-cell>
          <table:table-cell office:value-type="float" office:value="7.40606">
            <text:p>7.41</text:p>
          </table:table-cell>
          <table:table-cell office:value-type="float" office:value="7.55096">
            <text:p>7.55</text:p>
          </table:table-cell>
          <table:table-cell office:value-type="float" office:value="7.01069">
            <text:p>7.01</text:p>
          </table:table-cell>
        </table:table-row>
        <table:table-row table:style-name="ro1">
          <table:table-cell office:value-type="string">
            <text:p>stereovision1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stereovision1</text:p>
          </table:table-cell>
          <table:table-cell office:value-type="float" office:value="11.6481">
            <text:p>11.65</text:p>
          </table:table-cell>
          <table:table-cell office:value-type="float" office:value="9.21328">
            <text:p>9.21</text:p>
          </table:table-cell>
          <table:table-cell office:value-type="float" office:value="10.3781">
            <text:p>10.38</text:p>
          </table:table-cell>
          <table:table-cell office:value-type="float" office:value="11.0412">
            <text:p>11.04</text:p>
          </table:table-cell>
          <table:table-cell office:value-type="float" office:value="11.6419">
            <text:p>11.64</text:p>
          </table:table-cell>
          <table:table-cell office:value-type="float" office:value="11.7797">
            <text:p>11.78</text:p>
          </table:table-cell>
        </table:table-row>
        <table:table-row table:style-name="ro1">
          <table:table-cell office:value-type="string">
            <text:p>stereovision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office:value-type="float" office:value="244">
            <text:p>244</text:p>
          </table:table-cell>
          <table:table-cell office:value-type="float" office:value="360">
            <text:p>360</text:p>
          </table:table-cell>
          <table:table-cell table:number-columns-repeated="2"/>
          <table:table-cell office:value-type="string">
            <text:p>stereovision2</text:p>
          </table:table-cell>
          <table:table-cell office:value-type="float" office:value="23.3161">
            <text:p>23.32</text:p>
          </table:table-cell>
          <table:table-cell office:value-type="float" office:value="25.4169">
            <text:p>25.42</text:p>
          </table:table-cell>
          <table:table-cell office:value-type="float" office:value="23.8956">
            <text:p>23.90</text:p>
          </table:table-cell>
          <table:table-cell office:value-type="float" office:value="24.8709">
            <text:p>24.87</text:p>
          </table:table-cell>
          <table:table-cell office:value-type="float" office:value="25.5672">
            <text:p>25.57</text:p>
          </table:table-cell>
          <table:table-cell office:value-type="float" office:value="24.7891">
            <text:p>24.79</text:p>
          </table:table-cell>
        </table:table-row>
        <table:table-row table:style-name="ro1">
          <table:table-cell table:style-name="ce1" office:value-type="string">
            <text:p>Geometric mean</text:p>
          </table:table-cell>
          <table:table-cell table:style-name="ce1" table:formula="of:=GEOMEAN([.B80:.B88])" office:value-type="float" office:value="100.781603300543">
            <text:p>100.7816033005</text:p>
          </table:table-cell>
          <table:table-cell table:style-name="ce1" table:formula="of:=GEOMEAN([.C80:.C88])" office:value-type="float" office:value="106.262225799669">
            <text:p>106.2622257997</text:p>
          </table:table-cell>
          <table:table-cell table:style-name="ce1" table:formula="of:=GEOMEAN([.D80:.D88])" office:value-type="float" office:value="111.166719975769">
            <text:p>111.1667199758</text:p>
          </table:table-cell>
          <table:table-cell table:style-name="ce1" table:formula="of:=GEOMEAN([.E80:.E88])" office:value-type="float" office:value="122.046916599511">
            <text:p>122.0469165995</text:p>
          </table:table-cell>
          <table:table-cell table:style-name="ce1" table:formula="of:=GEOMEAN([.F80:.F88])" office:value-type="float" office:value="157.423995726392">
            <text:p>157.4239957264</text:p>
          </table:table-cell>
          <table:table-cell table:style-name="ce1" table:formula="of:=GEOMEAN([.G80:.G88])" office:value-type="float" office:value="233.916881901481">
            <text:p>233.9168819015</text:p>
          </table:table-cell>
          <table:table-cell table:number-columns-repeated="2"/>
          <table:table-cell table:style-name="ce1" office:value-type="string">
            <text:p>Geometric mean</text:p>
          </table:table-cell>
          <table:table-cell table:style-name="ce5" table:formula="of:=GEOMEAN([.K80:.K88])" office:value-type="float" office:value="27.3154911119757">
            <text:p>27.32</text:p>
          </table:table-cell>
          <table:table-cell table:style-name="ce5" table:formula="of:=GEOMEAN([.L80:.L88])" office:value-type="float" office:value="27.6966523464597">
            <text:p>27.70</text:p>
          </table:table-cell>
          <table:table-cell table:style-name="ce5" table:formula="of:=GEOMEAN([.M80:.M88])" office:value-type="float" office:value="27.2569541675291">
            <text:p>27.26</text:p>
          </table:table-cell>
          <table:table-cell table:style-name="ce5" table:formula="of:=GEOMEAN([.N80:.N88])" office:value-type="float" office:value="27.409027751808">
            <text:p>27.41</text:p>
          </table:table-cell>
          <table:table-cell table:style-name="ce5" table:formula="of:=GEOMEAN([.O80:.O88])" office:value-type="float" office:value="29.285950640468">
            <text:p>29.29</text:p>
          </table:table-cell>
          <table:table-cell table:style-name="ce5" table:formula="of:=GEOMEAN([.P80:.P88])" office:value-type="float" office:value="29.111967231968">
            <text:p>29.11</text:p>
          </table:table-cell>
        </table:table-row>
        <table:table-row table:style-name="ro3">
          <table:table-cell table:number-columns-repeated="10"/>
          <table:table-cell table:style-name="Default" table:number-columns-repeated="6"/>
        </table:table-row>
        <table:table-row table:style-name="ro4">
          <table:table-cell office:value-type="string">
            <text:p>num_cuts = 3</text:p>
          </table:table-cell>
          <table:table-cell table:number-columns-repeated="7"/>
          <table:table-cell office:value-type="string">
            <text:p>Delay = 1.5ns</text:p>
          </table:table-cell>
          <table:table-cell/>
          <table:table-cell table:style-name="Default" table:number-columns-repeated="6"/>
        </table:table-row>
        <table:table-row table:style-name="ro4">
          <table:table-cell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  <table:table-cell table:number-columns-repeated="3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1" office:value-type="string">
            <text:p>% wires cu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80">
            <text:p>80</text:p>
          </table:table-cell>
        </table:table-row>
        <table:table-row table:style-name="ro4">
          <table:table-cell office:value-type="string">
            <text:p>bgm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string">
            <text:p>bgm</text:p>
          </table:table-cell>
          <table:table-cell office:value-type="float" office:value="47.1859">
            <text:p>47.19</text:p>
          </table:table-cell>
          <table:table-cell office:value-type="float" office:value="52.3778">
            <text:p>52.38</text:p>
          </table:table-cell>
          <table:table-cell office:value-type="float" office:value="43.1462">
            <text:p>43.15</text:p>
          </table:table-cell>
          <table:table-cell office:value-type="float" office:value="42.6543">
            <text:p>42.65</text:p>
          </table:table-cell>
          <table:table-cell office:value-type="float" office:value="44.7697">
            <text:p>44.77</text:p>
          </table:table-cell>
          <table:table-cell office:value-type="float" office:value="48.2518">
            <text:p>48.25</text:p>
          </table:table-cell>
        </table:table-row>
        <table:table-row table:style-name="ro1">
          <table:table-cell office:value-type="string">
            <text:p>LU32PEEng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218">
            <text:p>218</text:p>
          </table:table-cell>
          <table:table-cell office:value-type="float" office:value="304">
            <text:p>304</text:p>
          </table:table-cell>
          <table:table-cell office:value-type="float" office:value="426">
            <text:p>426</text:p>
          </table:table-cell>
          <table:table-cell table:number-columns-repeated="2"/>
          <table:table-cell office:value-type="string">
            <text:p>LU32PEEng</text:p>
          </table:table-cell>
          <table:table-cell office:value-type="float" office:value="115.017">
            <text:p>115.02</text:p>
          </table:table-cell>
          <table:table-cell office:value-type="float" office:value="111.976">
            <text:p>111.98</text:p>
          </table:table-cell>
          <table:table-cell office:value-type="float" office:value="116.584">
            <text:p>116.58</text:p>
          </table:table-cell>
          <table:table-cell office:value-type="float" office:value="113.747">
            <text:p>113.75</text:p>
          </table:table-cell>
          <table:table-cell office:value-type="float" office:value="115.456">
            <text:p>115.46</text:p>
          </table:table-cell>
          <table:table-cell office:value-type="float" office:value="113.117">
            <text:p>113.12</text:p>
          </table:table-cell>
        </table:table-row>
        <table:table-row table:style-name="ro1">
          <table:table-cell office:value-type="string">
            <text:p>LU8PEEng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236">
            <text:p>236</text:p>
          </table:table-cell>
          <table:table-cell table:number-columns-repeated="2"/>
          <table:table-cell office:value-type="string">
            <text:p>LU8PEEng</text:p>
          </table:table-cell>
          <table:table-cell office:value-type="float" office:value="160.806">
            <text:p>160.81</text:p>
          </table:table-cell>
          <table:table-cell office:value-type="float" office:value="158.746">
            <text:p>158.75</text:p>
          </table:table-cell>
          <table:table-cell office:value-type="float" office:value="121.679">
            <text:p>121.68</text:p>
          </table:table-cell>
          <table:table-cell office:value-type="float" office:value="145.52">
            <text:p>145.52</text:p>
          </table:table-cell>
          <table:table-cell office:value-type="float" office:value="118.176">
            <text:p>118.18</text:p>
          </table:table-cell>
          <table:table-cell office:value-type="float" office:value="129.093">
            <text:p>129.09</text:p>
          </table:table-cell>
        </table:table-row>
        <table:table-row table:style-name="ro4">
          <table:table-cell office:value-type="string">
            <text:p>mcml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table:number-columns-repeated="2"/>
          <table:table-cell office:value-type="string">
            <text:p>mcml</text:p>
          </table:table-cell>
          <table:table-cell office:value-type="float" office:value="93.9888">
            <text:p>93.99</text:p>
          </table:table-cell>
          <table:table-cell office:value-type="float" office:value="86.0333">
            <text:p>86.03</text:p>
          </table:table-cell>
          <table:table-cell office:value-type="float" office:value="93.8999">
            <text:p>93.90</text:p>
          </table:table-cell>
          <table:table-cell office:value-type="float" office:value="88.745">
            <text:p>88.75</text:p>
          </table:table-cell>
          <table:table-cell office:value-type="float" office:value="77.318">
            <text:p>77.32</text:p>
          </table:table-cell>
          <table:table-cell office:value-type="float" office:value="87.5151">
            <text:p>87.52</text:p>
          </table:table-cell>
        </table:table-row>
        <table:table-row table:style-name="ro1">
          <table:table-cell office:value-type="string">
            <text:p>mkDelayWorker32B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string">
            <text:p>mkDelayWorker32B</text:p>
          </table:table-cell>
          <table:table-cell office:value-type="float" office:value="15.2958">
            <text:p>15.30</text:p>
          </table:table-cell>
          <table:table-cell office:value-type="float" office:value="13.7944">
            <text:p>13.79</text:p>
          </table:table-cell>
          <table:table-cell office:value-type="float" office:value="14.2719">
            <text:p>14.27</text:p>
          </table:table-cell>
          <table:table-cell office:value-type="float" office:value="15.3487">
            <text:p>15.35</text:p>
          </table:table-cell>
          <table:table-cell office:value-type="float" office:value="17.8648">
            <text:p>17.86</text:p>
          </table:table-cell>
          <table:table-cell office:value-type="float" office:value="15.405">
            <text:p>15.41</text:p>
          </table:table-cell>
        </table:table-row>
        <table:table-row table:style-name="ro1">
          <table:table-cell office:value-type="string">
            <text:p>mkSMAdapter4B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mkSMAdapter4B</text:p>
          </table:table-cell>
          <table:table-cell office:value-type="float" office:value="15.4972">
            <text:p>15.50</text:p>
          </table:table-cell>
          <table:table-cell office:value-type="float" office:value="15.4695">
            <text:p>15.47</text:p>
          </table:table-cell>
          <table:table-cell office:value-type="float" office:value="14.3988">
            <text:p>14.40</text:p>
          </table:table-cell>
          <table:table-cell office:value-type="float" office:value="14.9505">
            <text:p>14.95</text:p>
          </table:table-cell>
          <table:table-cell office:value-type="float" office:value="13.9372">
            <text:p>13.94</text:p>
          </table:table-cell>
          <table:table-cell office:value-type="float" office:value="14.9089">
            <text:p>14.91</text:p>
          </table:table-cell>
        </table:table-row>
        <table:table-row table:style-name="ro1">
          <table:table-cell office:value-type="string">
            <text:p>stereovision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</text:p>
          </table:table-cell>
          <table:table-cell office:value-type="float" office:value="7.47738">
            <text:p>7.48</text:p>
          </table:table-cell>
          <table:table-cell office:value-type="float" office:value="9.38175">
            <text:p>9.38</text:p>
          </table:table-cell>
          <table:table-cell office:value-type="float" office:value="8.90606">
            <text:p>8.91</text:p>
          </table:table-cell>
          <table:table-cell office:value-type="float" office:value="7.78644">
            <text:p>7.79</text:p>
          </table:table-cell>
          <table:table-cell office:value-type="float" office:value="9.55095">
            <text:p>9.55</text:p>
          </table:table-cell>
          <table:table-cell office:value-type="float" office:value="8.25828">
            <text:p>8.26</text:p>
          </table:table-cell>
        </table:table-row>
        <table:table-row table:style-name="ro1">
          <table:table-cell office:value-type="string">
            <text:p>stereovision1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stereovision1</text:p>
          </table:table-cell>
          <table:table-cell office:value-type="float" office:value="14.621">
            <text:p>14.62</text:p>
          </table:table-cell>
          <table:table-cell office:value-type="float" office:value="12.0435">
            <text:p>12.04</text:p>
          </table:table-cell>
          <table:table-cell office:value-type="float" office:value="13.0597">
            <text:p>13.06</text:p>
          </table:table-cell>
          <table:table-cell office:value-type="float" office:value="12.7415">
            <text:p>12.74</text:p>
          </table:table-cell>
          <table:table-cell office:value-type="float" office:value="14.6419">
            <text:p>14.64</text:p>
          </table:table-cell>
          <table:table-cell office:value-type="float" office:value="14.7797">
            <text:p>14.78</text:p>
          </table:table-cell>
        </table:table-row>
        <table:table-row table:style-name="ro1">
          <table:table-cell office:value-type="string">
            <text:p>stereovision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office:value-type="float" office:value="244">
            <text:p>244</text:p>
          </table:table-cell>
          <table:table-cell office:value-type="float" office:value="360">
            <text:p>360</text:p>
          </table:table-cell>
          <table:table-cell table:number-columns-repeated="2"/>
          <table:table-cell office:value-type="string">
            <text:p>stereovision2</text:p>
          </table:table-cell>
          <table:table-cell office:value-type="float" office:value="29.9444">
            <text:p>29.94</text:p>
          </table:table-cell>
          <table:table-cell office:value-type="float" office:value="30.2779">
            <text:p>30.28</text:p>
          </table:table-cell>
          <table:table-cell office:value-type="float" office:value="28.7115">
            <text:p>28.71</text:p>
          </table:table-cell>
          <table:table-cell office:value-type="float" office:value="30.2679">
            <text:p>30.27</text:p>
          </table:table-cell>
          <table:table-cell office:value-type="float" office:value="30.0672">
            <text:p>30.07</text:p>
          </table:table-cell>
          <table:table-cell office:value-type="float" office:value="29.7891">
            <text:p>29.79</text:p>
          </table:table-cell>
        </table:table-row>
        <table:table-row table:style-name="ro1">
          <table:table-cell table:style-name="ce1" office:value-type="string">
            <text:p>Geometric mean</text:p>
          </table:table-cell>
          <table:table-cell table:style-name="ce1" table:formula="of:=GEOMEAN([.B94:.B102])" office:value-type="float" office:value="100.781603300543">
            <text:p>100.7816033005</text:p>
          </table:table-cell>
          <table:table-cell table:style-name="ce1" table:formula="of:=GEOMEAN([.C94:.C102])" office:value-type="float" office:value="105.274086733629">
            <text:p>105.2740867336</text:p>
          </table:table-cell>
          <table:table-cell table:style-name="ce1" table:formula="of:=GEOMEAN([.D94:.D102])" office:value-type="float" office:value="111.166719975769">
            <text:p>111.1667199758</text:p>
          </table:table-cell>
          <table:table-cell table:style-name="ce1" table:formula="of:=GEOMEAN([.E94:.E102])" office:value-type="float" office:value="122.046916599511">
            <text:p>122.0469165995</text:p>
          </table:table-cell>
          <table:table-cell table:style-name="ce1" table:formula="of:=GEOMEAN([.F94:.F102])" office:value-type="float" office:value="157.423995726392">
            <text:p>157.4239957264</text:p>
          </table:table-cell>
          <table:table-cell table:style-name="ce1" table:formula="of:=GEOMEAN([.G94:.G102])" office:value-type="float" office:value="238.130643341878">
            <text:p>238.1306433419</text:p>
          </table:table-cell>
          <table:table-cell table:number-columns-repeated="2"/>
          <table:table-cell table:style-name="ce1" office:value-type="string">
            <text:p>Geometric mean</text:p>
          </table:table-cell>
          <table:table-cell table:style-name="ce5" table:formula="of:=GEOMEAN([.K94:.K102])" office:value-type="float" office:value="34.1788779498782">
            <text:p>34.18</text:p>
          </table:table-cell>
          <table:table-cell table:style-name="ce5" table:formula="of:=GEOMEAN([.L94:.L102])" office:value-type="float" office:value="33.8582709968482">
            <text:p>33.86</text:p>
          </table:table-cell>
          <table:table-cell table:style-name="ce5" table:formula="of:=GEOMEAN([.M94:.M102])" office:value-type="float" office:value="32.4086217520187">
            <text:p>32.41</text:p>
          </table:table-cell>
          <table:table-cell table:style-name="ce5" table:formula="of:=GEOMEAN([.N94:.N102])" office:value-type="float" office:value="32.7360665605863">
            <text:p>32.74</text:p>
          </table:table-cell>
          <table:table-cell table:style-name="ce5" table:formula="of:=GEOMEAN([.O94:.O102])" office:value-type="float" office:value="33.2329604299102">
            <text:p>33.23</text:p>
          </table:table-cell>
          <table:table-cell table:style-name="ce5" table:formula="of:=GEOMEAN([.P94:.P102])" office:value-type="float" office:value="33.3831599843567">
            <text:p>33.38</text:p>
          </table:table-cell>
        </table:table-row>
      </table:table>
      <table:table table:name="Sheet2" table:style-name="ta1">
        <table:shapes>
          <draw:frame draw:z-index="0" draw:style-name="gr1" svg:width="15.999cm" svg:height="8.999cm" svg:x="0.428cm" svg:y="8.117cm">
            <draw:object draw:notify-on-update-of-ranges="Sheet2.B16:Sheet2.G16 Sheet2.A17:Sheet2.A17 Sheet2.B17:Sheet2.G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6.58cm" svg:y="8.304cm">
            <draw:object draw:notify-on-update-of-ranges="Sheet2.B16:Sheet2.G16 Sheet2.A18:Sheet2.A18 Sheet2.B18:Sheet2.G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3" table:number-columns-repeated="15" table:default-cell-style-name="Default"/>
        <table:table-row table:style-name="ro4">
          <table:table-cell office:value-type="string">
            <text:p>num_cuts = 3</text:p>
          </table:table-cell>
          <table:table-cell table:number-columns-repeated="7"/>
          <table:table-cell office:value-type="string">
            <text:p>Delay = 1ns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  <table:table-cell table:number-columns-repeated="3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/>
        </table:table-row>
        <table:table-row table:style-name="ro1"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bgm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string">
            <text:p>bgm</text:p>
          </table:table-cell>
          <table:table-cell table:style-name="ce7" office:value-type="float" office:value="35.0707">
            <text:p>35.1</text:p>
          </table:table-cell>
          <table:table-cell table:style-name="ce7" office:value-type="float" office:value="33.6023">
            <text:p>33.6</text:p>
          </table:table-cell>
          <table:table-cell table:style-name="ce7" office:value-type="float" office:value="32.2368">
            <text:p>32.2</text:p>
          </table:table-cell>
          <table:table-cell table:style-name="ce7" office:value-type="float" office:value="32.9217">
            <text:p>32.9</text:p>
          </table:table-cell>
          <table:table-cell table:style-name="ce7" office:value-type="float" office:value="37.7697">
            <text:p>37.8</text:p>
          </table:table-cell>
          <table:table-cell table:style-name="ce7" office:value-type="float" office:value="40.3339">
            <text:p>40.3</text:p>
          </table:table-cell>
        </table:table-row>
        <table:table-row table:style-name="ro1">
          <table:table-cell office:value-type="string">
            <text:p>LU32PEEng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218">
            <text:p>218</text:p>
          </table:table-cell>
          <table:table-cell office:value-type="float" office:value="304">
            <text:p>304</text:p>
          </table:table-cell>
          <table:table-cell office:value-type="float" office:value="426">
            <text:p>426</text:p>
          </table:table-cell>
          <table:table-cell table:number-columns-repeated="2"/>
          <table:table-cell office:value-type="string">
            <text:p>LU32PEEng</text:p>
          </table:table-cell>
          <table:table-cell table:style-name="ce8" office:value-type="float" office:value="114.55">
            <text:p>115</text:p>
          </table:table-cell>
          <table:table-cell table:style-name="ce8" office:value-type="float" office:value="114.133">
            <text:p>114</text:p>
          </table:table-cell>
          <table:table-cell table:style-name="ce8" office:value-type="float" office:value="113.7">
            <text:p>114</text:p>
          </table:table-cell>
          <table:table-cell table:style-name="ce8" office:value-type="float" office:value="113.535">
            <text:p>114</text:p>
          </table:table-cell>
          <table:table-cell table:style-name="ce8" office:value-type="float" office:value="115.457">
            <text:p>115</text:p>
          </table:table-cell>
          <table:table-cell table:style-name="ce8" office:value-type="float" office:value="112.581">
            <text:p>113</text:p>
          </table:table-cell>
        </table:table-row>
        <table:table-row table:style-name="ro1">
          <table:table-cell office:value-type="string">
            <text:p>LU8PEEng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236">
            <text:p>236</text:p>
          </table:table-cell>
          <table:table-cell table:number-columns-repeated="2"/>
          <table:table-cell office:value-type="string">
            <text:p>LU8PEEng</text:p>
          </table:table-cell>
          <table:table-cell table:style-name="ce8" office:value-type="float" office:value="117.994">
            <text:p>118</text:p>
          </table:table-cell>
          <table:table-cell table:style-name="ce8" office:value-type="float" office:value="117.163">
            <text:p>117</text:p>
          </table:table-cell>
          <table:table-cell table:style-name="ce8" office:value-type="float" office:value="119.144">
            <text:p>119</text:p>
          </table:table-cell>
          <table:table-cell table:style-name="ce8" office:value-type="float" office:value="116.489">
            <text:p>116</text:p>
          </table:table-cell>
          <table:table-cell table:style-name="ce8" office:value-type="float" office:value="116.535">
            <text:p>117</text:p>
          </table:table-cell>
          <table:table-cell table:style-name="ce8" office:value-type="float" office:value="124.091">
            <text:p>124</text:p>
          </table:table-cell>
        </table:table-row>
        <table:table-row table:style-name="ro1">
          <table:table-cell office:value-type="string">
            <text:p>mcml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218">
            <text:p>218</text:p>
          </table:table-cell>
          <table:table-cell table:number-columns-repeated="2"/>
          <table:table-cell office:value-type="string">
            <text:p>mcml</text:p>
          </table:table-cell>
          <table:table-cell table:style-name="ce7" office:value-type="float" office:value="82.3031">
            <text:p>82.3</text:p>
          </table:table-cell>
          <table:table-cell table:style-name="ce7" office:value-type="float" office:value="82.9169">
            <text:p>82.9</text:p>
          </table:table-cell>
          <table:table-cell table:style-name="ce7" office:value-type="float" office:value="84.0117">
            <text:p>84.0</text:p>
          </table:table-cell>
          <table:table-cell table:style-name="ce7" office:value-type="float" office:value="83.404">
            <text:p>83.4</text:p>
          </table:table-cell>
          <table:table-cell table:style-name="ce7" office:value-type="float" office:value="88.3182">
            <text:p>88.3</text:p>
          </table:table-cell>
          <table:table-cell table:style-name="ce7" office:value-type="float" office:value="85.6949">
            <text:p>85.7</text:p>
          </table:table-cell>
        </table:table-row>
        <table:table-row table:style-name="ro1">
          <table:table-cell office:value-type="string">
            <text:p>mkDelayWorker32B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string">
            <text:p>mkDelayWorker32B</text:p>
          </table:table-cell>
          <table:table-cell table:style-name="ce7" office:value-type="float" office:value="11.0231">
            <text:p>11.0</text:p>
          </table:table-cell>
          <table:table-cell table:style-name="ce7" office:value-type="float" office:value="12.2905">
            <text:p>12.3</text:p>
          </table:table-cell>
          <table:table-cell table:style-name="ce7" office:value-type="float" office:value="11.9634">
            <text:p>12.0</text:p>
          </table:table-cell>
          <table:table-cell table:style-name="ce7" office:value-type="float" office:value="12.2803">
            <text:p>12.3</text:p>
          </table:table-cell>
          <table:table-cell table:style-name="ce7" office:value-type="float" office:value="14.3631">
            <text:p>14.4</text:p>
          </table:table-cell>
          <table:table-cell table:style-name="ce7" office:value-type="float" office:value="12.7581">
            <text:p>12.8</text:p>
          </table:table-cell>
        </table:table-row>
        <table:table-row table:style-name="ro1">
          <table:table-cell office:value-type="string">
            <text:p>mkSMAdapter4B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mkSMAdapter4B</text:p>
          </table:table-cell>
          <table:table-cell table:style-name="ce7" office:value-type="float" office:value="10.5685">
            <text:p>10.6</text:p>
          </table:table-cell>
          <table:table-cell table:style-name="ce7" office:value-type="float" office:value="11.5156">
            <text:p>11.5</text:p>
          </table:table-cell>
          <table:table-cell table:style-name="ce7" office:value-type="float" office:value="10.8249">
            <text:p>10.8</text:p>
          </table:table-cell>
          <table:table-cell table:style-name="ce7" office:value-type="float" office:value="9.6262">
            <text:p>9.6</text:p>
          </table:table-cell>
          <table:table-cell table:style-name="ce7" office:value-type="float" office:value="10.9372">
            <text:p>10.9</text:p>
          </table:table-cell>
          <table:table-cell table:style-name="ce7" office:value-type="float" office:value="11.9089">
            <text:p>11.9</text:p>
          </table:table-cell>
        </table:table-row>
        <table:table-row table:style-name="ro1">
          <table:table-cell office:value-type="string">
            <text:p>stereovision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</text:p>
          </table:table-cell>
          <table:table-cell table:style-name="ce7" office:value-type="float" office:value="6.85863">
            <text:p>6.9</text:p>
          </table:table-cell>
          <table:table-cell table:style-name="ce7" office:value-type="float" office:value="7.76674">
            <text:p>7.8</text:p>
          </table:table-cell>
          <table:table-cell table:style-name="ce7" office:value-type="float" office:value="7.04786">
            <text:p>7.0</text:p>
          </table:table-cell>
          <table:table-cell table:style-name="ce7" office:value-type="float" office:value="7.40606">
            <text:p>7.4</text:p>
          </table:table-cell>
          <table:table-cell table:style-name="ce7" office:value-type="float" office:value="7.55096">
            <text:p>7.6</text:p>
          </table:table-cell>
          <table:table-cell table:style-name="ce7" office:value-type="float" office:value="7.01069">
            <text:p>7.0</text:p>
          </table:table-cell>
        </table:table-row>
        <table:table-row table:style-name="ro1">
          <table:table-cell office:value-type="string">
            <text:p>stereovision1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stereovision1</text:p>
          </table:table-cell>
          <table:table-cell table:style-name="ce7" office:value-type="float" office:value="11.6481">
            <text:p>11.6</text:p>
          </table:table-cell>
          <table:table-cell table:style-name="ce7" office:value-type="float" office:value="9.21328">
            <text:p>9.2</text:p>
          </table:table-cell>
          <table:table-cell table:style-name="ce7" office:value-type="float" office:value="10.3781">
            <text:p>10.4</text:p>
          </table:table-cell>
          <table:table-cell table:style-name="ce7" office:value-type="float" office:value="11.0412">
            <text:p>11.0</text:p>
          </table:table-cell>
          <table:table-cell table:style-name="ce7" office:value-type="float" office:value="11.6419">
            <text:p>11.6</text:p>
          </table:table-cell>
          <table:table-cell table:style-name="ce7" office:value-type="float" office:value="11.7797">
            <text:p>11.8</text:p>
          </table:table-cell>
        </table:table-row>
        <table:table-row table:style-name="ro1">
          <table:table-cell office:value-type="string">
            <text:p>stereovision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office:value-type="float" office:value="244">
            <text:p>244</text:p>
          </table:table-cell>
          <table:table-cell office:value-type="float" office:value="360">
            <text:p>360</text:p>
          </table:table-cell>
          <table:table-cell table:number-columns-repeated="2"/>
          <table:table-cell office:value-type="string">
            <text:p>stereovision2</text:p>
          </table:table-cell>
          <table:table-cell table:style-name="ce7" office:value-type="float" office:value="23.3161">
            <text:p>23.3</text:p>
          </table:table-cell>
          <table:table-cell table:style-name="ce7" office:value-type="float" office:value="25.4169">
            <text:p>25.4</text:p>
          </table:table-cell>
          <table:table-cell table:style-name="ce7" office:value-type="float" office:value="23.8956">
            <text:p>23.9</text:p>
          </table:table-cell>
          <table:table-cell table:style-name="ce7" office:value-type="float" office:value="24.8709">
            <text:p>24.9</text:p>
          </table:table-cell>
          <table:table-cell table:style-name="ce7" office:value-type="float" office:value="25.5672">
            <text:p>25.6</text:p>
          </table:table-cell>
          <table:table-cell table:style-name="ce7" office:value-type="float" office:value="24.7891">
            <text:p>24.8</text:p>
          </table:table-cell>
        </table:table-row>
        <table:table-row table:style-name="ro1">
          <table:table-cell table:style-name="ce1" office:value-type="string">
            <text:p>Geometric mean</text:p>
          </table:table-cell>
          <table:table-cell table:style-name="ce1" table:formula="of:=GEOMEAN([.B4:.B12])" office:value-type="float" office:value="100.781603300543">
            <text:p>100.7816033005</text:p>
          </table:table-cell>
          <table:table-cell table:style-name="ce1" table:formula="of:=GEOMEAN([.C4:.C12])" office:value-type="float" office:value="106.262225799669">
            <text:p>106.2622257997</text:p>
          </table:table-cell>
          <table:table-cell table:style-name="ce1" table:formula="of:=GEOMEAN([.D4:.D12])" office:value-type="float" office:value="111.166719975769">
            <text:p>111.1667199758</text:p>
          </table:table-cell>
          <table:table-cell table:style-name="ce1" table:formula="of:=GEOMEAN([.E4:.E12])" office:value-type="float" office:value="122.046916599511">
            <text:p>122.0469165995</text:p>
          </table:table-cell>
          <table:table-cell table:style-name="ce1" table:formula="of:=GEOMEAN([.F4:.F12])" office:value-type="float" office:value="157.423995726392">
            <text:p>157.4239957264</text:p>
          </table:table-cell>
          <table:table-cell table:style-name="ce1" table:formula="of:=GEOMEAN([.G4:.G12])" office:value-type="float" office:value="233.916881901481">
            <text:p>233.9168819015</text:p>
          </table:table-cell>
          <table:table-cell table:number-columns-repeated="2"/>
          <table:table-cell table:style-name="ce1" office:value-type="string">
            <text:p>Geometric mean</text:p>
          </table:table-cell>
          <table:table-cell table:style-name="ce9" table:formula="of:=GEOMEAN([.K4:.K12])" office:value-type="float" office:value="27.3154911119757">
            <text:p>27.315</text:p>
          </table:table-cell>
          <table:table-cell table:style-name="ce9" table:formula="of:=GEOMEAN([.L4:.L12])" office:value-type="float" office:value="27.6966523464597">
            <text:p>27.697</text:p>
          </table:table-cell>
          <table:table-cell table:style-name="ce9" table:formula="of:=GEOMEAN([.M4:.M12])" office:value-type="float" office:value="27.2569541675291">
            <text:p>27.257</text:p>
          </table:table-cell>
          <table:table-cell table:style-name="ce9" table:formula="of:=GEOMEAN([.N4:.N12])" office:value-type="float" office:value="27.409027751808">
            <text:p>27.409</text:p>
          </table:table-cell>
          <table:table-cell table:style-name="ce9" table:formula="of:=GEOMEAN([.O4:.O12])" office:value-type="float" office:value="29.285950640468">
            <text:p>29.286</text:p>
          </table:table-cell>
          <table:table-cell table:style-name="ce9" table:formula="of:=GEOMEAN([.P4:.P12])" office:value-type="float" office:value="29.111967231968">
            <text:p>29.112</text:p>
          </table:table-cell>
        </table:table-row>
        <table:table-row table:style-name="ro3" table:number-rows-repeated="2">
          <table:table-cell table:number-columns-repeated="16"/>
        </table:table-row>
        <table:table-row table:style-name="ro1">
          <table:table-cell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80/0</text:p>
          </table:table-cell>
          <table:table-cell office:value-type="string">
            <text:p>70/0</text:p>
          </table:table-cell>
          <table:table-cell office:value-type="string">
            <text:p>60/0</text:p>
          </table:table-cell>
          <table:table-cell table:number-columns-repeated="6"/>
        </table:table-row>
        <table:table-row table:style-name="ro5">
          <table:table-cell office:value-type="string">
            <text:p>minW</text:p>
          </table:table-cell>
          <table:table-cell office:value-type="float" office:value="100.781603300543">
            <text:p>100.7816033005</text:p>
          </table:table-cell>
          <table:table-cell office:value-type="float" office:value="106.262225799669">
            <text:p>106.2622257997</text:p>
          </table:table-cell>
          <table:table-cell office:value-type="float" office:value="111.166719975769">
            <text:p>111.1667199758</text:p>
          </table:table-cell>
          <table:table-cell office:value-type="float" office:value="122.046916599511">
            <text:p>122.0469165995</text:p>
          </table:table-cell>
          <table:table-cell office:value-type="float" office:value="157.423995726392">
            <text:p>157.4239957264</text:p>
          </table:table-cell>
          <table:table-cell office:value-type="float" office:value="233.916881901481">
            <text:p>233.9168819015</text:p>
          </table:table-cell>
          <table:table-cell table:formula="of:=[.G17]/[.B17]" office:value-type="float" office:value="2.32102759075892">
            <text:p>2.3210275908</text:p>
          </table:table-cell>
          <table:table-cell table:formula="of:=[.F17]/[.B17]" office:value-type="float" office:value="1.56203107085858">
            <text:p>1.5620310709</text:p>
          </table:table-cell>
          <table:table-cell table:formula="of:=[.E17]/[.B17]" office:value-type="float" office:value="1.21100391939144">
            <text:p>1.2110039194</text:p>
          </table:table-cell>
          <table:table-cell table:number-columns-repeated="6"/>
        </table:table-row>
        <table:table-row table:style-name="ro6">
          <table:table-cell office:value-type="string">
            <text:p>crit_path</text:p>
          </table:table-cell>
          <table:table-cell office:value-type="float" office:value="27.3154911119757">
            <text:p>27.315491112</text:p>
          </table:table-cell>
          <table:table-cell office:value-type="float" office:value="27.6966523464597">
            <text:p>27.6966523465</text:p>
          </table:table-cell>
          <table:table-cell office:value-type="float" office:value="27.2569541675291">
            <text:p>27.2569541675</text:p>
          </table:table-cell>
          <table:table-cell office:value-type="float" office:value="27.409027751808">
            <text:p>27.4090277518</text:p>
          </table:table-cell>
          <table:table-cell office:value-type="float" office:value="29.285950640468">
            <text:p>29.2859506405</text:p>
          </table:table-cell>
          <table:table-cell office:value-type="float" office:value="29.111967231968">
            <text:p>29.111967232</text:p>
          </table:table-cell>
          <table:table-cell table:formula="of:=[.G18]/[.B18]" office:value-type="float" office:value="1.06576766687547">
            <text:p>1.0657676669</text:p>
          </table:table-cell>
          <table:table-cell table:formula="of:=[.F18]/[.B18]" office:value-type="float" office:value="1.07213707124703">
            <text:p>1.0721370712</text:p>
          </table:table-cell>
          <table:table-cell table:formula="of:=[.E18]/[.B18]" office:value-type="float" office:value="1.00342430745429">
            <text:p>1.0034243075</text:p>
          </table:table-cell>
          <table:table-cell/>
          <table:table-cell office:value-type="float" office:value="20.2956738492136">
            <text:p>20.2956738492</text:p>
          </table:table-cell>
          <table:table-cell table:formula="of:=([.G18]-[.L18])/[.L18]" office:value-type="float" office:value="0.434392740455671">
            <text:p>0.4343927405</text:p>
          </table:table-cell>
          <table:table-cell table:number-columns-repeated="3"/>
        </table:table-row>
        <table:table-row table:style-name="ro3" table:number-rows-repeated="22">
          <table:table-cell table:number-columns-repeated="16"/>
        </table:table-row>
        <table:table-row table:style-name="ro1" table:number-rows-repeated="2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_2" table:style-name="ta1">
        <table:shapes>
          <draw:frame draw:z-index="0" draw:style-name="gr1" svg:width="15.999cm" svg:height="8.999cm" svg:x="0.428cm" svg:y="8.117cm">
            <draw:object draw:notify-on-update-of-ranges="Sheet2_2.B15:Sheet2_2.G15 Sheet2_2.A16:Sheet2_2.A16 Sheet2_2.B16:Sheet2_2.G1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15.999cm" svg:height="8.999cm" svg:x="16.58cm" svg:y="8.304cm">
            <draw:object draw:notify-on-update-of-ranges="Sheet2_2.B15:Sheet2_2.G15 Sheet2_2.A17:Sheet2_2.A17 Sheet2_2.B17:Sheet2_2.G1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6" table:default-cell-style-name="Default"/>
        <table:table-column table:style-name="co3" table:number-columns-repeated="15" table:default-cell-style-name="Default"/>
        <table:table-row table:style-name="ro4">
          <table:table-cell office:value-type="string">
            <text:p>num_cuts = 3</text:p>
          </table:table-cell>
          <table:table-cell table:number-columns-repeated="7"/>
          <table:table-cell office:value-type="string">
            <text:p>Delay = 1ns</text:p>
          </table:table-cell>
          <table:table-cell table:number-columns-repeated="7"/>
        </table:table-row>
        <table:table-row table:style-name="ro4">
          <table:table-cell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  <table:table-cell table:number-columns-repeated="3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/>
        </table:table-row>
        <table:table-row table:style-name="ro1"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bgm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string">
            <text:p>bgm</text:p>
          </table:table-cell>
          <table:table-cell table:style-name="ce7" office:value-type="float" office:value="35.0707">
            <text:p>35.1</text:p>
          </table:table-cell>
          <table:table-cell table:style-name="ce7" office:value-type="float" office:value="33.6023">
            <text:p>33.6</text:p>
          </table:table-cell>
          <table:table-cell table:style-name="ce7" office:value-type="float" office:value="32.2368">
            <text:p>32.2</text:p>
          </table:table-cell>
          <table:table-cell table:style-name="ce7" office:value-type="float" office:value="32.9217">
            <text:p>32.9</text:p>
          </table:table-cell>
          <table:table-cell table:style-name="ce7" office:value-type="float" office:value="37.7697">
            <text:p>37.8</text:p>
          </table:table-cell>
          <table:table-cell table:style-name="ce7" office:value-type="float" office:value="40.3339">
            <text:p>40.3</text:p>
          </table:table-cell>
        </table:table-row>
        <table:table-row table:style-name="ro1">
          <table:table-cell office:value-type="string">
            <text:p>LU32PEEng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218">
            <text:p>218</text:p>
          </table:table-cell>
          <table:table-cell office:value-type="float" office:value="304">
            <text:p>304</text:p>
          </table:table-cell>
          <table:table-cell office:value-type="float" office:value="426">
            <text:p>426</text:p>
          </table:table-cell>
          <table:table-cell table:number-columns-repeated="2"/>
          <table:table-cell office:value-type="string">
            <text:p>LU32PEEng</text:p>
          </table:table-cell>
          <table:table-cell table:style-name="ce8" office:value-type="float" office:value="114.55">
            <text:p>115</text:p>
          </table:table-cell>
          <table:table-cell table:style-name="ce8" office:value-type="float" office:value="114.133">
            <text:p>114</text:p>
          </table:table-cell>
          <table:table-cell table:style-name="ce8" office:value-type="float" office:value="113.7">
            <text:p>114</text:p>
          </table:table-cell>
          <table:table-cell table:style-name="ce8" office:value-type="float" office:value="113.535">
            <text:p>114</text:p>
          </table:table-cell>
          <table:table-cell table:style-name="ce8" office:value-type="float" office:value="115.457">
            <text:p>115</text:p>
          </table:table-cell>
          <table:table-cell table:style-name="ce8" office:value-type="float" office:value="112.581">
            <text:p>113</text:p>
          </table:table-cell>
        </table:table-row>
        <table:table-row table:style-name="ro1">
          <table:table-cell office:value-type="string">
            <text:p>LU8PEEng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236">
            <text:p>236</text:p>
          </table:table-cell>
          <table:table-cell table:number-columns-repeated="2"/>
          <table:table-cell office:value-type="string">
            <text:p>LU8PEEng</text:p>
          </table:table-cell>
          <table:table-cell table:style-name="ce8" office:value-type="float" office:value="117.994">
            <text:p>118</text:p>
          </table:table-cell>
          <table:table-cell table:style-name="ce8" office:value-type="float" office:value="117.163">
            <text:p>117</text:p>
          </table:table-cell>
          <table:table-cell table:style-name="ce8" office:value-type="float" office:value="119.144">
            <text:p>119</text:p>
          </table:table-cell>
          <table:table-cell table:style-name="ce8" office:value-type="float" office:value="116.489">
            <text:p>116</text:p>
          </table:table-cell>
          <table:table-cell table:style-name="ce8" office:value-type="float" office:value="116.535">
            <text:p>117</text:p>
          </table:table-cell>
          <table:table-cell table:style-name="ce8" office:value-type="float" office:value="124.091">
            <text:p>124</text:p>
          </table:table-cell>
        </table:table-row>
        <table:table-row table:style-name="ro1">
          <table:table-cell office:value-type="string">
            <text:p>mcml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218">
            <text:p>218</text:p>
          </table:table-cell>
          <table:table-cell table:number-columns-repeated="2"/>
          <table:table-cell office:value-type="string">
            <text:p>mcml</text:p>
          </table:table-cell>
          <table:table-cell table:style-name="ce7" office:value-type="float" office:value="82.3031">
            <text:p>82.3</text:p>
          </table:table-cell>
          <table:table-cell table:style-name="ce7" office:value-type="float" office:value="82.9169">
            <text:p>82.9</text:p>
          </table:table-cell>
          <table:table-cell table:style-name="ce7" office:value-type="float" office:value="84.0117">
            <text:p>84.0</text:p>
          </table:table-cell>
          <table:table-cell table:style-name="ce7" office:value-type="float" office:value="83.404">
            <text:p>83.4</text:p>
          </table:table-cell>
          <table:table-cell table:style-name="ce7" office:value-type="float" office:value="88.3182">
            <text:p>88.3</text:p>
          </table:table-cell>
          <table:table-cell table:style-name="ce7" office:value-type="float" office:value="85.6949">
            <text:p>85.7</text:p>
          </table:table-cell>
        </table:table-row>
        <table:table-row table:style-name="ro1">
          <table:table-cell office:value-type="string">
            <text:p>mkDelayWorker32B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string">
            <text:p>mkDelayWorker32B</text:p>
          </table:table-cell>
          <table:table-cell table:style-name="ce7" office:value-type="float" office:value="11.0231">
            <text:p>11.0</text:p>
          </table:table-cell>
          <table:table-cell table:style-name="ce7" office:value-type="float" office:value="12.2905">
            <text:p>12.3</text:p>
          </table:table-cell>
          <table:table-cell table:style-name="ce7" office:value-type="float" office:value="11.9634">
            <text:p>12.0</text:p>
          </table:table-cell>
          <table:table-cell table:style-name="ce7" office:value-type="float" office:value="12.2803">
            <text:p>12.3</text:p>
          </table:table-cell>
          <table:table-cell table:style-name="ce7" office:value-type="float" office:value="14.3631">
            <text:p>14.4</text:p>
          </table:table-cell>
          <table:table-cell table:style-name="ce7" office:value-type="float" office:value="12.7581">
            <text:p>12.8</text:p>
          </table:table-cell>
        </table:table-row>
        <table:table-row table:style-name="ro1">
          <table:table-cell office:value-type="string">
            <text:p>stereovision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</text:p>
          </table:table-cell>
          <table:table-cell table:style-name="ce7" office:value-type="float" office:value="6.85863">
            <text:p>6.9</text:p>
          </table:table-cell>
          <table:table-cell table:style-name="ce7" office:value-type="float" office:value="7.76674">
            <text:p>7.8</text:p>
          </table:table-cell>
          <table:table-cell table:style-name="ce7" office:value-type="float" office:value="7.04786">
            <text:p>7.0</text:p>
          </table:table-cell>
          <table:table-cell table:style-name="ce7" office:value-type="float" office:value="7.40606">
            <text:p>7.4</text:p>
          </table:table-cell>
          <table:table-cell table:style-name="ce7" office:value-type="float" office:value="7.55096">
            <text:p>7.6</text:p>
          </table:table-cell>
          <table:table-cell table:style-name="ce7" office:value-type="float" office:value="7.01069">
            <text:p>7.0</text:p>
          </table:table-cell>
        </table:table-row>
        <table:table-row table:style-name="ro1">
          <table:table-cell office:value-type="string">
            <text:p>stereovision1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stereovision1</text:p>
          </table:table-cell>
          <table:table-cell table:style-name="ce7" office:value-type="float" office:value="11.6481">
            <text:p>11.6</text:p>
          </table:table-cell>
          <table:table-cell table:style-name="ce7" office:value-type="float" office:value="9.21328">
            <text:p>9.2</text:p>
          </table:table-cell>
          <table:table-cell table:style-name="ce7" office:value-type="float" office:value="10.3781">
            <text:p>10.4</text:p>
          </table:table-cell>
          <table:table-cell table:style-name="ce7" office:value-type="float" office:value="11.0412">
            <text:p>11.0</text:p>
          </table:table-cell>
          <table:table-cell table:style-name="ce7" office:value-type="float" office:value="11.6419">
            <text:p>11.6</text:p>
          </table:table-cell>
          <table:table-cell table:style-name="ce7" office:value-type="float" office:value="11.7797">
            <text:p>11.8</text:p>
          </table:table-cell>
        </table:table-row>
        <table:table-row table:style-name="ro1">
          <table:table-cell office:value-type="string">
            <text:p>stereovision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office:value-type="float" office:value="244">
            <text:p>244</text:p>
          </table:table-cell>
          <table:table-cell office:value-type="float" office:value="360">
            <text:p>360</text:p>
          </table:table-cell>
          <table:table-cell table:number-columns-repeated="2"/>
          <table:table-cell office:value-type="string">
            <text:p>stereovision2</text:p>
          </table:table-cell>
          <table:table-cell table:style-name="ce7" office:value-type="float" office:value="23.3161">
            <text:p>23.3</text:p>
          </table:table-cell>
          <table:table-cell table:style-name="ce7" office:value-type="float" office:value="25.4169">
            <text:p>25.4</text:p>
          </table:table-cell>
          <table:table-cell table:style-name="ce7" office:value-type="float" office:value="23.8956">
            <text:p>23.9</text:p>
          </table:table-cell>
          <table:table-cell table:style-name="ce7" office:value-type="float" office:value="24.8709">
            <text:p>24.9</text:p>
          </table:table-cell>
          <table:table-cell table:style-name="ce7" office:value-type="float" office:value="25.5672">
            <text:p>25.6</text:p>
          </table:table-cell>
          <table:table-cell table:style-name="ce7" office:value-type="float" office:value="24.7891">
            <text:p>24.8</text:p>
          </table:table-cell>
        </table:table-row>
        <table:table-row table:style-name="ro1">
          <table:table-cell table:style-name="ce1" office:value-type="string">
            <text:p>Geometric mean</text:p>
          </table:table-cell>
          <table:table-cell table:style-name="ce1" table:formula="of:=GEOMEAN([.B4:.B11])" office:value-type="float" office:value="107.987981090105">
            <text:p>107.9879810901</text:p>
          </table:table-cell>
          <table:table-cell table:style-name="ce1" table:formula="of:=GEOMEAN([.C4:.C11])" office:value-type="float" office:value="113.665145161054">
            <text:p>113.6651451611</text:p>
          </table:table-cell>
          <table:table-cell table:style-name="ce1" table:formula="of:=GEOMEAN([.D4:.D11])" office:value-type="float" office:value="118.211036865714">
            <text:p>118.2110368657</text:p>
          </table:table-cell>
          <table:table-cell table:style-name="ce1" table:formula="of:=GEOMEAN([.E4:.E11])" office:value-type="float" office:value="129.071642884831">
            <text:p>129.0716428848</text:p>
          </table:table-cell>
          <table:table-cell table:style-name="ce1" table:formula="of:=GEOMEAN([.F4:.F11])" office:value-type="float" office:value="164.267839433869">
            <text:p>164.2678394339</text:p>
          </table:table-cell>
          <table:table-cell table:style-name="ce1" table:formula="of:=GEOMEAN([.G4:.G11])" office:value-type="float" office:value="243.082226787737">
            <text:p>243.0822267877</text:p>
          </table:table-cell>
          <table:table-cell table:number-columns-repeated="2"/>
          <table:table-cell table:style-name="ce1" office:value-type="string">
            <text:p>Geometric mean</text:p>
          </table:table-cell>
          <table:table-cell table:style-name="ce9" table:formula="of:=GEOMEAN([.K4:.K11])" office:value-type="float" office:value="30.7580267918707">
            <text:p>30.758</text:p>
          </table:table-cell>
          <table:table-cell table:style-name="ce9" table:formula="of:=GEOMEAN([.L4:.L11])" office:value-type="float" office:value="30.9079263204707">
            <text:p>30.908</text:p>
          </table:table-cell>
          <table:table-cell table:style-name="ce9" table:formula="of:=GEOMEAN([.M4:.M11])" office:value-type="float" office:value="30.5920797508374">
            <text:p>30.592</text:p>
          </table:table-cell>
          <table:table-cell table:style-name="ce9" table:formula="of:=GEOMEAN([.N4:.N11])" office:value-type="float" office:value="31.239097194948">
            <text:p>31.239</text:p>
          </table:table-cell>
          <table:table-cell table:style-name="ce9" table:formula="of:=GEOMEAN([.O4:.O11])" office:value-type="float" office:value="33.1229090881258">
            <text:p>33.123</text:p>
          </table:table-cell>
          <table:table-cell table:style-name="ce9" table:formula="of:=GEOMEAN([.P4:.P11])" office:value-type="float" office:value="32.5534140374373">
            <text:p>32.553</text:p>
          </table:table-cell>
        </table:table-row>
        <table:table-row table:style-name="ro3" table:number-rows-repeated="2">
          <table:table-cell table:number-columns-repeated="16"/>
        </table:table-row>
        <table:table-row table:style-name="ro1">
          <table:table-cell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80/0</text:p>
          </table:table-cell>
          <table:table-cell office:value-type="string">
            <text:p>70/0</text:p>
          </table:table-cell>
          <table:table-cell office:value-type="string">
            <text:p>60/0</text:p>
          </table:table-cell>
          <table:table-cell table:number-columns-repeated="6"/>
        </table:table-row>
        <table:table-row table:style-name="ro6">
          <table:table-cell office:value-type="string">
            <text:p>minW</text:p>
          </table:table-cell>
          <table:table-cell office:value-type="float" office:value="107.987981090105">
            <text:p>107.9879810901</text:p>
          </table:table-cell>
          <table:table-cell office:value-type="float" office:value="113.665145161054">
            <text:p>113.6651451611</text:p>
          </table:table-cell>
          <table:table-cell office:value-type="float" office:value="118.211036865714">
            <text:p>118.2110368657</text:p>
          </table:table-cell>
          <table:table-cell office:value-type="float" office:value="129.071642884831">
            <text:p>129.0716428848</text:p>
          </table:table-cell>
          <table:table-cell office:value-type="float" office:value="164.267839433869">
            <text:p>164.2678394339</text:p>
          </table:table-cell>
          <table:table-cell office:value-type="float" office:value="243.082226787737">
            <text:p>243.0822267877</text:p>
          </table:table-cell>
          <table:table-cell table:formula="of:=[.G16]/[.B16]" office:value-type="float" office:value="2.25101186570855">
            <text:p>2.2510118657</text:p>
          </table:table-cell>
          <table:table-cell table:formula="of:=[.F16]/[.B16]" office:value-type="float" office:value="1.52116779826455">
            <text:p>1.5211677983</text:p>
          </table:table-cell>
          <table:table-cell table:formula="of:=[.E16]/[.B16]" office:value-type="float" office:value="1.19524081830119">
            <text:p>1.1952408183</text:p>
          </table:table-cell>
          <table:table-cell table:number-columns-repeated="6"/>
        </table:table-row>
        <table:table-row table:style-name="ro6">
          <table:table-cell office:value-type="string">
            <text:p>crit_path</text:p>
          </table:table-cell>
          <table:table-cell office:value-type="float" office:value="30.7580267918707">
            <text:p>30.7580267919</text:p>
          </table:table-cell>
          <table:table-cell office:value-type="float" office:value="30.9079263204707">
            <text:p>30.9079263205</text:p>
          </table:table-cell>
          <table:table-cell office:value-type="float" office:value="30.5920797508374">
            <text:p>30.5920797508</text:p>
          </table:table-cell>
          <table:table-cell office:value-type="float" office:value="31.239097194948">
            <text:p>31.2390971949</text:p>
          </table:table-cell>
          <table:table-cell office:value-type="float" office:value="33.1229090881258">
            <text:p>33.1229090881</text:p>
          </table:table-cell>
          <table:table-cell office:value-type="float" office:value="32.5534140374373">
            <text:p>32.5534140374</text:p>
          </table:table-cell>
          <table:table-cell table:formula="of:=[.G17]/[.B17]" office:value-type="float" office:value="1.05837134019407">
            <text:p>1.0583713402</text:p>
          </table:table-cell>
          <table:table-cell table:formula="of:=[.F17]/[.B17]" office:value-type="float" office:value="1.07688667131534">
            <text:p>1.0768866713</text:p>
          </table:table-cell>
          <table:table-cell table:formula="of:=[.E17]/[.B17]" office:value-type="float" office:value="1.01564048325767">
            <text:p>1.0156404833</text:p>
          </table:table-cell>
          <table:table-cell table:number-columns-repeated="6"/>
        </table:table-row>
        <table:table-row table:style-name="ro3" table:number-rows-repeated="21">
          <table:table-cell table:number-columns-repeated="16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>
        <table:shapes>
          <draw:frame draw:z-index="0" draw:style-name="gr1" svg:width="15.999cm" svg:height="8.999cm" svg:x="18.396cm" svg:y="6.794cm">
            <draw:object draw:notify-on-update-of-ranges="Sheet3.J3:Sheet3.O3 Sheet3.I4:Sheet3.I4 Sheet3.J4:Sheet3.O4 Sheet3.J3:Sheet3.O3 Sheet3.I5:Sheet3.I5 Sheet3.J5:Sheet3.O5 Sheet3.J3:Sheet3.O3 Sheet3.I6:Sheet3.I6 Sheet3.J6:Sheet3.O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20.721cm" svg:y="15.313cm">
            <draw:object draw:notify-on-update-of-ranges="Sheet3.J8:Sheet3.O8 Sheet3.I9:Sheet3.I9 Sheet3.J9:Sheet3.O9 Sheet3.J8:Sheet3.O8 Sheet3.I10:Sheet3.I10 Sheet3.J10:Sheet3.O10 Sheet3.J8:Sheet3.O8 Sheet3.I11:Sheet3.I11 Sheet3.J11:Sheet3.O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3" table:number-columns-repeated="15" table:default-cell-style-name="Default"/>
        <table:table-row table:style-name="ro4">
          <table:table-cell office:value-type="string">
            <text:p>num_cuts = 1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style-name="ce1" office:value-type="string">
            <text:p>percent_wires_cu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string">
            <text:p>% wires cu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/>
        </table:table-row>
        <table:table-row table:style-name="ro4">
          <table:table-cell table:style-name="ce1" office:value-type="string">
            <text:p>bgm.v</text:p>
          </table:table-cell>
          <table:table-cell table:number-columns-repeated="2" table:style-name="ce1" office:value-type="float" office:value="114">
            <text:p>114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56">
            <text:p>156</text:p>
          </table:table-cell>
          <table:table-cell/>
          <table:table-cell office:value-type="string">
            <text:p>1 cut</text:p>
          </table:table-cell>
          <table:table-cell office:value-type="float" office:value="99.6093716338817">
            <text:p>99.6093716339</text:p>
          </table:table-cell>
          <table:table-cell office:value-type="float" office:value="101.692270464989">
            <text:p>101.692270465</text:p>
          </table:table-cell>
          <table:table-cell office:value-type="float" office:value="103.911637889952">
            <text:p>103.91163789</text:p>
          </table:table-cell>
          <table:table-cell office:value-type="float" office:value="118.896458614571">
            <text:p>118.8964586146</text:p>
          </table:table-cell>
          <table:table-cell office:value-type="float" office:value="154.533541750053">
            <text:p>154.5335417501</text:p>
          </table:table-cell>
          <table:table-cell office:value-type="float" office:value="205.821643978222">
            <text:p>205.8216439782</text:p>
          </table:table-cell>
          <table:table-cell/>
        </table:table-row>
        <table:table-row table:style-name="ro1">
          <table:table-cell table:style-name="ce1" office:value-type="string">
            <text:p>LU32PEEng.v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96">
            <text:p>396</text:p>
          </table:table-cell>
          <table:table-cell/>
          <table:table-cell office:value-type="string">
            <text:p>2 cuts</text:p>
          </table:table-cell>
          <table:table-cell office:value-type="float" office:value="100.120749898616">
            <text:p>100.1207498986</text:p>
          </table:table-cell>
          <table:table-cell office:value-type="float" office:value="101.924892502886">
            <text:p>101.9248925029</text:p>
          </table:table-cell>
          <table:table-cell office:value-type="float" office:value="108.542625779511">
            <text:p>108.5426257795</text:p>
          </table:table-cell>
          <table:table-cell office:value-type="float" office:value="124.765503182689">
            <text:p>124.7655031827</text:p>
          </table:table-cell>
          <table:table-cell office:value-type="float" office:value="150.165823582171">
            <text:p>150.1658235822</text:p>
          </table:table-cell>
          <table:table-cell office:value-type="float" office:value="222.288963166471">
            <text:p>222.2889631665</text:p>
          </table:table-cell>
          <table:table-cell table:formula="of:=[.O5]/[.O4]" office:value-type="float" office:value="1.08000771381455">
            <text:p>1.0800077138</text:p>
          </table:table-cell>
        </table:table-row>
        <table:table-row table:style-name="ro1">
          <table:table-cell table:style-name="ce1" office:value-type="string">
            <text:p>LU8PEEng.v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236">
            <text:p>236</text:p>
          </table:table-cell>
          <table:table-cell/>
          <table:table-cell office:value-type="string">
            <text:p>3 cuts</text:p>
          </table:table-cell>
          <table:table-cell office:value-type="float" office:value="100.781603300543">
            <text:p>100.7816033005</text:p>
          </table:table-cell>
          <table:table-cell office:value-type="float" office:value="106.262225799669">
            <text:p>106.2622257997</text:p>
          </table:table-cell>
          <table:table-cell office:value-type="float" office:value="111.166719975769">
            <text:p>111.1667199758</text:p>
          </table:table-cell>
          <table:table-cell office:value-type="float" office:value="122.046916599511">
            <text:p>122.0469165995</text:p>
          </table:table-cell>
          <table:table-cell office:value-type="float" office:value="157.423995726392">
            <text:p>157.4239957264</text:p>
          </table:table-cell>
          <table:table-cell office:value-type="float" office:value="233.916881901481">
            <text:p>233.9168819015</text:p>
          </table:table-cell>
          <table:table-cell table:formula="of:=[.O6]/[.O4]" office:value-type="float" office:value="1.13650283507711">
            <text:p>1.1365028351</text:p>
          </table:table-cell>
        </table:table-row>
        <table:table-row table:style-name="ro4">
          <table:table-cell table:style-name="ce1" office:value-type="string">
            <text:p>mcml.v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238">
            <text:p>23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mkDelayWorker32B.v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38">
            <text:p>138</text:p>
          </table:table-cell>
          <table:table-cell/>
          <table:table-cell table:style-name="ce1" office:value-type="string">
            <text:p>% wires cu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/>
        </table:table-row>
        <table:table-row table:style-name="ro1">
          <table:table-cell table:style-name="ce1" office:value-type="string">
            <text:p>mkSMAdapter4B.v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18">
            <text:p>118</text:p>
          </table:table-cell>
          <table:table-cell/>
          <table:table-cell office:value-type="string">
            <text:p>1 cut</text:p>
          </table:table-cell>
          <table:table-cell office:value-type="float" office:value="23.1595408445907">
            <text:p>23.1595408446</text:p>
          </table:table-cell>
          <table:table-cell office:value-type="float" office:value="24.667669032169">
            <text:p>24.6676690322</text:p>
          </table:table-cell>
          <table:table-cell office:value-type="float" office:value="23.8754239891794">
            <text:p>23.8754239892</text:p>
          </table:table-cell>
          <table:table-cell office:value-type="float" office:value="23.540073824308">
            <text:p>23.5400738243</text:p>
          </table:table-cell>
          <table:table-cell office:value-type="float" office:value="23.0279181163268">
            <text:p>23.0279181163</text:p>
          </table:table-cell>
          <table:table-cell office:value-type="float" office:value="24.1093536996474">
            <text:p>24.1093536996</text:p>
          </table:table-cell>
          <table:table-cell/>
        </table:table-row>
        <table:table-row table:style-name="ro1">
          <table:table-cell table:style-name="ce1" office:value-type="string">
            <text:p>stereovision0.v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46">
            <text:p>146</text:p>
          </table:table-cell>
          <table:table-cell/>
          <table:table-cell office:value-type="string">
            <text:p>2 cuts</text:p>
          </table:table-cell>
          <table:table-cell office:value-type="float" office:value="26.1948170320106">
            <text:p>26.194817032</text:p>
          </table:table-cell>
          <table:table-cell office:value-type="float" office:value="25.7300485101421">
            <text:p>25.7300485101</text:p>
          </table:table-cell>
          <table:table-cell office:value-type="float" office:value="25.0944454371135">
            <text:p>25.0944454371</text:p>
          </table:table-cell>
          <table:table-cell office:value-type="float" office:value="25.3525590973152">
            <text:p>25.3525590973</text:p>
          </table:table-cell>
          <table:table-cell office:value-type="float" office:value="26.990445883703">
            <text:p>26.9904458837</text:p>
          </table:table-cell>
          <table:table-cell office:value-type="float" office:value="26.4678737220375">
            <text:p>26.467873722</text:p>
          </table:table-cell>
          <table:table-cell/>
        </table:table-row>
        <table:table-row table:style-name="ro1">
          <table:table-cell table:style-name="ce1" office:value-type="string">
            <text:p>stereovision1.v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86">
            <text:p>186</text:p>
          </table:table-cell>
          <table:table-cell/>
          <table:table-cell office:value-type="string">
            <text:p>3 cuts</text:p>
          </table:table-cell>
          <table:table-cell office:value-type="float" office:value="27.3154911119757">
            <text:p>27.315491112</text:p>
          </table:table-cell>
          <table:table-cell office:value-type="float" office:value="27.6966523464597">
            <text:p>27.6966523465</text:p>
          </table:table-cell>
          <table:table-cell office:value-type="float" office:value="27.2569541675291">
            <text:p>27.2569541675</text:p>
          </table:table-cell>
          <table:table-cell office:value-type="float" office:value="27.409027751808">
            <text:p>27.4090277518</text:p>
          </table:table-cell>
          <table:table-cell office:value-type="float" office:value="29.285950640468">
            <text:p>29.2859506405</text:p>
          </table:table-cell>
          <table:table-cell office:value-type="float" office:value="29.111967231968">
            <text:p>29.111967232</text:p>
          </table:table-cell>
          <table:table-cell/>
        </table:table-row>
        <table:table-row table:style-name="ro1">
          <table:table-cell table:style-name="ce1" office:value-type="string">
            <text:p>stereovision2.v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432">
            <text:p>432</text:p>
          </table:table-cell>
          <table:table-cell/>
          <table:table-cell office:value-type="string">
            <text:p>2-1</text:p>
          </table:table-cell>
          <table:table-cell table:formula="of:=[.J10]-[.J9]" office:value-type="float" office:value="3.0352761874199">
            <text:p>3.0352761874</text:p>
          </table:table-cell>
          <table:table-cell table:formula="of:=[.K10]-[.K9]" office:value-type="float" office:value="1.0623794779731">
            <text:p>1.062379478</text:p>
          </table:table-cell>
          <table:table-cell table:formula="of:=[.L10]-[.L9]" office:value-type="float" office:value="1.2190214479341">
            <text:p>1.2190214479</text:p>
          </table:table-cell>
          <table:table-cell table:formula="of:=[.M10]-[.M9]" office:value-type="float" office:value="1.8124852730072">
            <text:p>1.812485273</text:p>
          </table:table-cell>
          <table:table-cell table:formula="of:=[.N10]-[.N9]" office:value-type="float" office:value="3.9625277673762">
            <text:p>3.9625277674</text:p>
          </table:table-cell>
          <table:table-cell table:formula="of:=[.O10]-[.O9]" office:value-type="float" office:value="2.3585200223901">
            <text:p>2.3585200224</text:p>
          </table:table-cell>
          <table:table-cell/>
        </table:table-row>
        <table:table-row table:style-name="ro5">
          <table:table-cell table:style-name="ce1" office:value-type="string">
            <text:p>geomean</text:p>
          </table:table-cell>
          <table:table-cell table:style-name="ce1" table:formula="of:=GEOMEAN([.B4:.B12])" office:value-type="float" office:value="99.6093716338817">
            <text:p>99.6093716339</text:p>
          </table:table-cell>
          <table:table-cell table:style-name="ce1" table:formula="of:=GEOMEAN([.C4:.C12])" office:value-type="float" office:value="101.692270464989">
            <text:p>101.692270465</text:p>
          </table:table-cell>
          <table:table-cell table:style-name="ce1" table:formula="of:=GEOMEAN([.D4:.D12])" office:value-type="float" office:value="103.911637889952">
            <text:p>103.91163789</text:p>
          </table:table-cell>
          <table:table-cell table:style-name="ce1" table:formula="of:=GEOMEAN([.E4:.E12])" office:value-type="float" office:value="118.896458614571">
            <text:p>118.8964586146</text:p>
          </table:table-cell>
          <table:table-cell table:style-name="ce1" table:formula="of:=GEOMEAN([.F4:.F12])" office:value-type="float" office:value="154.533541750053">
            <text:p>154.5335417501</text:p>
          </table:table-cell>
          <table:table-cell table:style-name="ce1" table:formula="of:=GEOMEAN([.G4:.G12])" office:value-type="float" office:value="205.821643978222">
            <text:p>205.8216439782</text:p>
          </table:table-cell>
          <table:table-cell/>
          <table:table-cell office:value-type="string">
            <text:p>3-1</text:p>
          </table:table-cell>
          <table:table-cell table:formula="of:=[.J11]-[.J9]" office:value-type="float" office:value="4.155950267385">
            <text:p>4.1559502674</text:p>
          </table:table-cell>
          <table:table-cell table:formula="of:=[.K11]-[.K9]" office:value-type="float" office:value="3.0289833142907">
            <text:p>3.0289833143</text:p>
          </table:table-cell>
          <table:table-cell table:formula="of:=[.L11]-[.L9]" office:value-type="float" office:value="3.3815301783497">
            <text:p>3.3815301783</text:p>
          </table:table-cell>
          <table:table-cell table:formula="of:=[.M11]-[.M9]" office:value-type="float" office:value="3.8689539275">
            <text:p>3.8689539275</text:p>
          </table:table-cell>
          <table:table-cell table:formula="of:=[.N11]-[.N9]" office:value-type="float" office:value="6.2580325241412">
            <text:p>6.2580325241</text:p>
          </table:table-cell>
          <table:table-cell table:formula="of:=[.O11]-[.O9]" office:value-type="float" office:value="5.0026135323206">
            <text:p>5.0026135323</text:p>
          </table:table-cell>
          <table:table-cell/>
        </table:table-row>
        <table:table-row table:style-name="ro3">
          <table:table-cell table:number-columns-repeated="16"/>
        </table:table-row>
        <table:table-row table:style-name="ro4">
          <table:table-cell office:value-type="string">
            <text:p>num_cuts = 2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style-name="ce1" office:value-type="string">
            <text:p>percent_wires_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4">
          <table:table-cell office:value-type="string">
            <text:p>bgm.v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72">
            <text:p>172</text:p>
          </table:table-cell>
          <table:table-cell office:value-type="float" office:value="272">
            <text:p>272</text:p>
          </table:table-cell>
          <table:table-cell table:number-columns-repeated="9"/>
        </table:table-row>
        <table:table-row table:style-name="ro1">
          <table:table-cell office:value-type="string">
            <text:p>LU32PEEng.v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 office:value-type="float" office:value="198">
            <text:p>198</text:p>
          </table:table-cell>
          <table:table-cell office:value-type="float" office:value="264">
            <text:p>264</text:p>
          </table:table-cell>
          <table:table-cell office:value-type="float" office:value="426">
            <text:p>426</text:p>
          </table:table-cell>
          <table:table-cell table:number-columns-repeated="9"/>
        </table:table-row>
        <table:table-row table:style-name="ro1">
          <table:table-cell office:value-type="string">
            <text:p>LU8PEEng.v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158">
            <text:p>158</text:p>
          </table:table-cell>
          <table:table-cell office:value-type="float" office:value="246">
            <text:p>246</text:p>
          </table:table-cell>
          <table:table-cell table:number-columns-repeated="9"/>
        </table:table-row>
        <table:table-row table:style-name="ro4">
          <table:table-cell office:value-type="string">
            <text:p>mcml.v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9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32">
            <text:p>132</text:p>
          </table:table-cell>
          <table:table-cell table:number-columns-repeated="9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office:value-type="float" office:value="166">
            <text:p>166</text:p>
          </table:table-cell>
          <table:table-cell table:number-columns-repeated="9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84">
            <text:p>184</text:p>
          </table:table-cell>
          <table:table-cell office:value-type="float" office:value="296">
            <text:p>296</text:p>
          </table:table-cell>
          <table:table-cell table:number-columns-repeated="9"/>
        </table:table-row>
        <table:table-row table:style-name="ro1">
          <table:table-cell office:value-type="string">
            <text:p>stereovision2.v</text:p>
          </table:table-cell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88">
            <text:p>188</text:p>
          </table:table-cell>
          <table:table-cell office:value-type="float" office:value="246">
            <text:p>246</text:p>
          </table:table-cell>
          <table:table-cell office:value-type="float" office:value="362">
            <text:p>362</text:p>
          </table:table-cell>
          <table:table-cell table:number-columns-repeated="9"/>
        </table:table-row>
        <table:table-row table:style-name="ro4">
          <table:table-cell table:style-name="ce1" office:value-type="string">
            <text:p>geomean</text:p>
          </table:table-cell>
          <table:table-cell table:style-name="ce1" table:formula="of:=GEOMEAN([.B18:.B26])" office:value-type="float" office:value="100.120749898616">
            <text:p>100.1207498986</text:p>
          </table:table-cell>
          <table:table-cell table:style-name="ce1" table:formula="of:=GEOMEAN([.C18:.C26])" office:value-type="float" office:value="101.924892502886">
            <text:p>101.9248925029</text:p>
          </table:table-cell>
          <table:table-cell table:style-name="ce1" table:formula="of:=GEOMEAN([.D18:.D26])" office:value-type="float" office:value="108.542625779511">
            <text:p>108.5426257795</text:p>
          </table:table-cell>
          <table:table-cell table:style-name="ce1" table:formula="of:=GEOMEAN([.E18:.E26])" office:value-type="float" office:value="124.765503182689">
            <text:p>124.7655031827</text:p>
          </table:table-cell>
          <table:table-cell table:style-name="ce1" table:formula="of:=GEOMEAN([.F18:.F26])" office:value-type="float" office:value="150.165823582171">
            <text:p>150.1658235822</text:p>
          </table:table-cell>
          <table:table-cell table:style-name="ce1" table:formula="of:=GEOMEAN([.G18:.G26])" office:value-type="float" office:value="222.288963166471">
            <text:p>222.2889631665</text:p>
          </table:table-cell>
          <table:table-cell table:number-columns-repeated="9"/>
        </table:table-row>
        <table:table-row table:style-name="ro3">
          <table:table-cell table:number-columns-repeated="16"/>
        </table:table-row>
        <table:table-row table:style-name="ro4">
          <table:table-cell office:value-type="string">
            <text:p>num_cuts = 3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4">
          <table:table-cell office:value-type="string">
            <text:p>bgm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226">
            <text:p>226</text:p>
          </table:table-cell>
          <table:table-cell table:number-columns-repeated="9"/>
        </table:table-row>
        <table:table-row table:style-name="ro1">
          <table:table-cell office:value-type="string">
            <text:p>LU32PEEng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218">
            <text:p>218</text:p>
          </table:table-cell>
          <table:table-cell office:value-type="float" office:value="304">
            <text:p>304</text:p>
          </table:table-cell>
          <table:table-cell office:value-type="float" office:value="426">
            <text:p>426</text:p>
          </table:table-cell>
          <table:table-cell table:number-columns-repeated="9"/>
        </table:table-row>
        <table:table-row table:style-name="ro1">
          <table:table-cell office:value-type="string">
            <text:p>LU8PEEng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236">
            <text:p>236</text:p>
          </table:table-cell>
          <table:table-cell table:number-columns-repeated="9"/>
        </table:table-row>
        <table:table-row table:style-name="ro4">
          <table:table-cell office:value-type="string">
            <text:p>mcml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 office:value-type="string">
            <text:p>mkDelayWorker32B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9"/>
        </table:table-row>
        <table:table-row table:style-name="ro1">
          <table:table-cell office:value-type="string">
            <text:p>mkSMAdapter4B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172">
            <text:p>172</text:p>
          </table:table-cell>
          <table:table-cell table:number-columns-repeated="9"/>
        </table:table-row>
        <table:table-row table:style-name="ro1">
          <table:table-cell office:value-type="string">
            <text:p>stereovision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table:number-columns-repeated="9"/>
        </table:table-row>
        <table:table-row table:style-name="ro1">
          <table:table-cell office:value-type="string">
            <text:p>stereovision1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312">
            <text:p>312</text:p>
          </table:table-cell>
          <table:table-cell table:number-columns-repeated="9"/>
        </table:table-row>
        <table:table-row table:style-name="ro1">
          <table:table-cell office:value-type="string">
            <text:p>stereovision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office:value-type="float" office:value="244">
            <text:p>244</text:p>
          </table:table-cell>
          <table:table-cell office:value-type="float" office:value="360">
            <text:p>36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Geometric mean</text:p>
          </table:table-cell>
          <table:table-cell table:style-name="ce1" table:formula="of:=GEOMEAN([.B32:.B40])" office:value-type="float" office:value="100.781603300543">
            <text:p>100.7816033005</text:p>
          </table:table-cell>
          <table:table-cell table:style-name="ce1" table:formula="of:=GEOMEAN([.C32:.C40])" office:value-type="float" office:value="106.262225799669">
            <text:p>106.2622257997</text:p>
          </table:table-cell>
          <table:table-cell table:style-name="ce1" table:formula="of:=GEOMEAN([.D32:.D40])" office:value-type="float" office:value="111.166719975769">
            <text:p>111.1667199758</text:p>
          </table:table-cell>
          <table:table-cell table:style-name="ce1" table:formula="of:=GEOMEAN([.E32:.E40])" office:value-type="float" office:value="122.046916599511">
            <text:p>122.0469165995</text:p>
          </table:table-cell>
          <table:table-cell table:style-name="ce1" table:formula="of:=GEOMEAN([.F32:.F40])" office:value-type="float" office:value="157.423995726392">
            <text:p>157.4239957264</text:p>
          </table:table-cell>
          <table:table-cell table:style-name="ce1" table:formula="of:=GEOMEAN([.G32:.G40])" office:value-type="float" office:value="233.916881901481">
            <text:p>233.9168819015</text:p>
          </table:table-cell>
          <table:table-cell table:number-columns-repeated="9"/>
        </table:table-row>
        <table:table-row table:style-name="ro3">
          <table:table-cell table:number-columns-repeated="16"/>
        </table:table-row>
        <table:table-row table:style-name="ro1">
          <table:table-cell office:value-type="string">
            <text:p>Delay = 1ns</text:p>
          </table:table-cell>
          <table:table-cell table:number-columns-repeated="15"/>
        </table:table-row>
        <table:table-row table:style-name="ro4">
          <table:table-cell table:number-columns-repeated="2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 table:style-name="ce6"/>
          <table:table-cell table:number-columns-repeated="8"/>
        </table:table-row>
        <table:table-row table:style-name="ro1">
          <table:table-cell/>
          <table:table-cell table:style-name="ce1" office:value-type="string">
            <text:p>% wires cu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gm</text:p>
          </table:table-cell>
          <table:table-cell table:style-name="ce7" office:value-type="float" office:value="26.4642">
            <text:p>26.5</text:p>
          </table:table-cell>
          <table:table-cell table:style-name="ce7" office:value-type="float" office:value="32.1372">
            <text:p>32.1</text:p>
          </table:table-cell>
          <table:table-cell table:style-name="ce7" office:value-type="float" office:value="28.2799">
            <text:p>28.3</text:p>
          </table:table-cell>
          <table:table-cell table:style-name="ce7" office:value-type="float" office:value="30.2174">
            <text:p>30.2</text:p>
          </table:table-cell>
          <table:table-cell table:style-name="ce7" office:value-type="float" office:value="27.4874">
            <text:p>27.5</text:p>
          </table:table-cell>
          <table:table-cell table:style-name="ce7" office:value-type="float" office:value="29.9532">
            <text:p>30.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32PEEng</text:p>
          </table:table-cell>
          <table:table-cell table:style-name="ce8" office:value-type="float" office:value="113.222">
            <text:p>113</text:p>
          </table:table-cell>
          <table:table-cell table:style-name="ce8" office:value-type="float" office:value="113.41">
            <text:p>113</text:p>
          </table:table-cell>
          <table:table-cell table:style-name="ce8" office:value-type="float" office:value="113.111">
            <text:p>113</text:p>
          </table:table-cell>
          <table:table-cell table:style-name="ce8" office:value-type="float" office:value="115.411">
            <text:p>115</text:p>
          </table:table-cell>
          <table:table-cell table:style-name="ce8" office:value-type="float" office:value="114.296">
            <text:p>114</text:p>
          </table:table-cell>
          <table:table-cell table:style-name="ce8" office:value-type="float" office:value="111.488">
            <text:p>1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8PEEng</text:p>
          </table:table-cell>
          <table:table-cell table:style-name="ce8" office:value-type="float" office:value="117.224">
            <text:p>117</text:p>
          </table:table-cell>
          <table:table-cell table:style-name="ce8" office:value-type="float" office:value="118.09">
            <text:p>118</text:p>
          </table:table-cell>
          <table:table-cell table:style-name="ce8" office:value-type="float" office:value="115.564">
            <text:p>116</text:p>
          </table:table-cell>
          <table:table-cell table:style-name="ce8" office:value-type="float" office:value="113.703">
            <text:p>114</text:p>
          </table:table-cell>
          <table:table-cell table:style-name="ce8" office:value-type="float" office:value="113.814">
            <text:p>114</text:p>
          </table:table-cell>
          <table:table-cell table:style-name="ce8" office:value-type="float" office:value="116.102">
            <text:p>1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cml</text:p>
          </table:table-cell>
          <table:table-cell table:style-name="ce7" office:value-type="float" office:value="82.5091">
            <text:p>82.5</text:p>
          </table:table-cell>
          <table:table-cell table:style-name="ce7" office:value-type="float" office:value="82.0171">
            <text:p>82.0</text:p>
          </table:table-cell>
          <table:table-cell table:style-name="ce7" office:value-type="float" office:value="82.9994">
            <text:p>83.0</text:p>
          </table:table-cell>
          <table:table-cell table:style-name="ce7" office:value-type="float" office:value="84.4507">
            <text:p>84.5</text:p>
          </table:table-cell>
          <table:table-cell table:style-name="ce7" office:value-type="float" office:value="83.1703">
            <text:p>83.2</text:p>
          </table:table-cell>
          <table:table-cell table:style-name="ce7" office:value-type="float" office:value="77.9114">
            <text:p>77.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DelayWorker32B</text:p>
          </table:table-cell>
          <table:table-cell table:style-name="ce7" office:value-type="float" office:value="11.24">
            <text:p>11.2</text:p>
          </table:table-cell>
          <table:table-cell table:style-name="ce7" office:value-type="float" office:value="11.3696">
            <text:p>11.4</text:p>
          </table:table-cell>
          <table:table-cell table:style-name="ce7" office:value-type="float" office:value="11.2344">
            <text:p>11.2</text:p>
          </table:table-cell>
          <table:table-cell table:style-name="ce7" office:value-type="float" office:value="9.94765">
            <text:p>9.9</text:p>
          </table:table-cell>
          <table:table-cell table:style-name="ce7" office:value-type="float" office:value="10.5636">
            <text:p>10.6</text:p>
          </table:table-cell>
          <table:table-cell table:style-name="ce7" office:value-type="float" office:value="11.4703">
            <text:p>11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SMAdapter4B</text:p>
          </table:table-cell>
          <table:table-cell table:style-name="ce7" office:value-type="float" office:value="8.33317">
            <text:p>8.3</text:p>
          </table:table-cell>
          <table:table-cell table:style-name="ce7" office:value-type="float" office:value="8.63295">
            <text:p>8.6</text:p>
          </table:table-cell>
          <table:table-cell table:style-name="ce7" office:value-type="float" office:value="8.3948">
            <text:p>8.4</text:p>
          </table:table-cell>
          <table:table-cell table:style-name="ce7" office:value-type="float" office:value="8.39143">
            <text:p>8.4</text:p>
          </table:table-cell>
          <table:table-cell table:style-name="ce7" office:value-type="float" office:value="7.53953">
            <text:p>7.5</text:p>
          </table:table-cell>
          <table:table-cell table:style-name="ce7" office:value-type="float" office:value="8.7997">
            <text:p>8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0</text:p>
          </table:table-cell>
          <table:table-cell table:style-name="ce7" office:value-type="float" office:value="4.49853">
            <text:p>4.5</text:p>
          </table:table-cell>
          <table:table-cell table:style-name="ce7" office:value-type="float" office:value="5.11882">
            <text:p>5.1</text:p>
          </table:table-cell>
          <table:table-cell table:style-name="ce7" office:value-type="float" office:value="4.97517">
            <text:p>5.0</text:p>
          </table:table-cell>
          <table:table-cell table:style-name="ce7" office:value-type="float" office:value="4.91344">
            <text:p>4.9</text:p>
          </table:table-cell>
          <table:table-cell table:style-name="ce7" office:value-type="float" office:value="4.90801">
            <text:p>4.9</text:p>
          </table:table-cell>
          <table:table-cell table:style-name="ce7" office:value-type="float" office:value="5.43116">
            <text:p>5.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1</text:p>
          </table:table-cell>
          <table:table-cell table:style-name="ce7" office:value-type="float" office:value="7.37592">
            <text:p>7.4</text:p>
          </table:table-cell>
          <table:table-cell table:style-name="ce7" office:value-type="float" office:value="8.23701">
            <text:p>8.2</text:p>
          </table:table-cell>
          <table:table-cell table:style-name="ce7" office:value-type="float" office:value="8.37307">
            <text:p>8.4</text:p>
          </table:table-cell>
          <table:table-cell table:style-name="ce7" office:value-type="float" office:value="7.2415">
            <text:p>7.2</text:p>
          </table:table-cell>
          <table:table-cell table:style-name="ce7" office:value-type="float" office:value="7.2387">
            <text:p>7.2</text:p>
          </table:table-cell>
          <table:table-cell table:style-name="ce7" office:value-type="float" office:value="7.94554">
            <text:p>7.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2</text:p>
          </table:table-cell>
          <table:table-cell table:style-name="ce7" office:value-type="float" office:value="21.2813">
            <text:p>21.3</text:p>
          </table:table-cell>
          <table:table-cell table:style-name="ce7" office:value-type="float" office:value="23.149">
            <text:p>23.1</text:p>
          </table:table-cell>
          <table:table-cell table:style-name="ce7" office:value-type="float" office:value="20.9135">
            <text:p>20.9</text:p>
          </table:table-cell>
          <table:table-cell table:style-name="ce7" office:value-type="float" office:value="22.3162">
            <text:p>22.3</text:p>
          </table:table-cell>
          <table:table-cell table:style-name="ce7" office:value-type="float" office:value="21.6392">
            <text:p>21.6</text:p>
          </table:table-cell>
          <table:table-cell table:style-name="ce7" office:value-type="float" office:value="20.917">
            <text:p>20.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7" table:formula="of:=GEOMEAN([.C46:.C54])" office:value-type="float" office:value="23.1595408445907">
            <text:p>23.2</text:p>
          </table:table-cell>
          <table:table-cell table:style-name="ce7" table:formula="of:=GEOMEAN([.D46:.D54])" office:value-type="float" office:value="24.667669032169">
            <text:p>24.7</text:p>
          </table:table-cell>
          <table:table-cell table:style-name="ce7" table:formula="of:=GEOMEAN([.E46:.E54])" office:value-type="float" office:value="23.8754239891794">
            <text:p>23.9</text:p>
          </table:table-cell>
          <table:table-cell table:style-name="ce7" table:formula="of:=GEOMEAN([.F46:.F54])" office:value-type="float" office:value="23.540073824308">
            <text:p>23.5</text:p>
          </table:table-cell>
          <table:table-cell table:style-name="ce7" table:formula="of:=GEOMEAN([.G46:.G54])" office:value-type="float" office:value="23.0279181163268">
            <text:p>23.0</text:p>
          </table:table-cell>
          <table:table-cell table:style-name="ce7" table:formula="of:=GEOMEAN([.H46:.H54])" office:value-type="float" office:value="24.1093536996474">
            <text:p>24.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Delay = 1ns</text:p>
          </table:table-cell>
          <table:table-cell table:number-columns-repeated="15"/>
        </table:table-row>
        <table:table-row table:style-name="ro4">
          <table:table-cell table:number-columns-repeated="2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gm</text:p>
          </table:table-cell>
          <table:table-cell table:style-name="ce7" office:value-type="float" office:value="30.977">
            <text:p>31.0</text:p>
          </table:table-cell>
          <table:table-cell table:style-name="ce7" office:value-type="float" office:value="30.2908">
            <text:p>30.3</text:p>
          </table:table-cell>
          <table:table-cell table:style-name="ce7" office:value-type="float" office:value="28.3128">
            <text:p>28.3</text:p>
          </table:table-cell>
          <table:table-cell table:style-name="ce7" office:value-type="float" office:value="36.08">
            <text:p>36.1</text:p>
          </table:table-cell>
          <table:table-cell table:style-name="ce7" office:value-type="float" office:value="35.8973">
            <text:p>35.9</text:p>
          </table:table-cell>
          <table:table-cell table:style-name="ce7" office:value-type="float" office:value="37.507">
            <text:p>37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32PEEng</text:p>
          </table:table-cell>
          <table:table-cell table:style-name="ce8" office:value-type="float" office:value="112.701">
            <text:p>113</text:p>
          </table:table-cell>
          <table:table-cell table:style-name="ce8" office:value-type="float" office:value="113.401">
            <text:p>113</text:p>
          </table:table-cell>
          <table:table-cell table:style-name="ce8" office:value-type="float" office:value="119.259">
            <text:p>119</text:p>
          </table:table-cell>
          <table:table-cell table:style-name="ce8" office:value-type="float" office:value="113.175">
            <text:p>113</text:p>
          </table:table-cell>
          <table:table-cell table:style-name="ce8" office:value-type="float" office:value="117.423">
            <text:p>117</text:p>
          </table:table-cell>
          <table:table-cell table:style-name="ce8" office:value-type="float" office:value="112.017">
            <text:p>1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8PEEng</text:p>
          </table:table-cell>
          <table:table-cell table:style-name="ce8" office:value-type="float" office:value="117.605">
            <text:p>118</text:p>
          </table:table-cell>
          <table:table-cell table:style-name="ce8" office:value-type="float" office:value="118.188">
            <text:p>118</text:p>
          </table:table-cell>
          <table:table-cell table:style-name="ce8" office:value-type="float" office:value="117.089">
            <text:p>117</text:p>
          </table:table-cell>
          <table:table-cell table:style-name="ce8" office:value-type="float" office:value="116.396">
            <text:p>116</text:p>
          </table:table-cell>
          <table:table-cell table:style-name="ce8" office:value-type="float" office:value="117.768">
            <text:p>118</text:p>
          </table:table-cell>
          <table:table-cell table:style-name="ce8" office:value-type="float" office:value="114.24">
            <text:p>11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cml</text:p>
          </table:table-cell>
          <table:table-cell table:style-name="ce7" office:value-type="float" office:value="82.8991">
            <text:p>82.9</text:p>
          </table:table-cell>
          <table:table-cell table:style-name="ce7" office:value-type="float" office:value="86.2794">
            <text:p>86.3</text:p>
          </table:table-cell>
          <table:table-cell table:style-name="ce7" office:value-type="float" office:value="81.3003">
            <text:p>81.3</text:p>
          </table:table-cell>
          <table:table-cell table:style-name="ce7" office:value-type="float" office:value="80.9211">
            <text:p>80.9</text:p>
          </table:table-cell>
          <table:table-cell table:style-name="ce7" office:value-type="float" office:value="82.4349">
            <text:p>82.4</text:p>
          </table:table-cell>
          <table:table-cell table:style-name="ce7" office:value-type="float" office:value="82.8411">
            <text:p>82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DelayWorker32B</text:p>
          </table:table-cell>
          <table:table-cell table:style-name="ce7" office:value-type="float" office:value="12.3358">
            <text:p>12.3</text:p>
          </table:table-cell>
          <table:table-cell table:style-name="ce7" office:value-type="float" office:value="12.1266">
            <text:p>12.1</text:p>
          </table:table-cell>
          <table:table-cell table:style-name="ce7" office:value-type="float" office:value="9.78917">
            <text:p>9.8</text:p>
          </table:table-cell>
          <table:table-cell table:style-name="ce7" office:value-type="float" office:value="11.1266">
            <text:p>11.1</text:p>
          </table:table-cell>
          <table:table-cell table:style-name="ce7" office:value-type="float" office:value="13.5118">
            <text:p>13.5</text:p>
          </table:table-cell>
          <table:table-cell table:style-name="ce7" office:value-type="float" office:value="11.3296">
            <text:p>11.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SMAdapter4B</text:p>
          </table:table-cell>
          <table:table-cell table:style-name="ce7" office:value-type="float" office:value="10.0474">
            <text:p>10.0</text:p>
          </table:table-cell>
          <table:table-cell table:style-name="ce7" office:value-type="float" office:value="8.18138">
            <text:p>8.2</text:p>
          </table:table-cell>
          <table:table-cell table:style-name="ce7" office:value-type="float" office:value="8.76355">
            <text:p>8.8</text:p>
          </table:table-cell>
          <table:table-cell table:style-name="ce7" office:value-type="float" office:value="9.15085">
            <text:p>9.2</text:p>
          </table:table-cell>
          <table:table-cell table:style-name="ce7" office:value-type="float" office:value="10.5022">
            <text:p>10.5</text:p>
          </table:table-cell>
          <table:table-cell table:style-name="ce7" office:value-type="float" office:value="9.53856">
            <text:p>9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0</text:p>
          </table:table-cell>
          <table:table-cell table:style-name="ce7" office:value-type="float" office:value="6.43338">
            <text:p>6.4</text:p>
          </table:table-cell>
          <table:table-cell table:style-name="ce7" office:value-type="float" office:value="5.67434">
            <text:p>5.7</text:p>
          </table:table-cell>
          <table:table-cell table:style-name="ce7" office:value-type="float" office:value="6.26237">
            <text:p>6.3</text:p>
          </table:table-cell>
          <table:table-cell table:style-name="ce7" office:value-type="float" office:value="5.30849">
            <text:p>5.3</text:p>
          </table:table-cell>
          <table:table-cell table:style-name="ce7" office:value-type="float" office:value="5.28607">
            <text:p>5.3</text:p>
          </table:table-cell>
          <table:table-cell table:style-name="ce7" office:value-type="float" office:value="5.86927">
            <text:p>5.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1</text:p>
          </table:table-cell>
          <table:table-cell table:style-name="ce7" office:value-type="float" office:value="9.3477">
            <text:p>9.3</text:p>
          </table:table-cell>
          <table:table-cell table:style-name="ce7" office:value-type="float" office:value="10.3781">
            <text:p>10.4</text:p>
          </table:table-cell>
          <table:table-cell table:style-name="ce7" office:value-type="float" office:value="9.50923">
            <text:p>9.5</text:p>
          </table:table-cell>
          <table:table-cell table:style-name="ce7" office:value-type="float" office:value="9.64698">
            <text:p>9.6</text:p>
          </table:table-cell>
          <table:table-cell table:style-name="ce7" office:value-type="float" office:value="10.2437">
            <text:p>10.2</text:p>
          </table:table-cell>
          <table:table-cell table:style-name="ce7" office:value-type="float" office:value="9.91914">
            <text:p>9.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2</text:p>
          </table:table-cell>
          <table:table-cell table:style-name="ce7" office:value-type="float" office:value="22.8892">
            <text:p>22.9</text:p>
          </table:table-cell>
          <table:table-cell table:style-name="ce7" office:value-type="float" office:value="24.1523">
            <text:p>24.2</text:p>
          </table:table-cell>
          <table:table-cell table:style-name="ce7" office:value-type="float" office:value="24.0329">
            <text:p>24.0</text:p>
          </table:table-cell>
          <table:table-cell table:style-name="ce7" office:value-type="float" office:value="21.5771">
            <text:p>21.6</text:p>
          </table:table-cell>
          <table:table-cell table:style-name="ce7" office:value-type="float" office:value="24.1743">
            <text:p>24.2</text:p>
          </table:table-cell>
          <table:table-cell table:style-name="ce7" office:value-type="float" office:value="25.4833">
            <text:p>25.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10" table:formula="of:=GEOMEAN([.C60:.C68])" office:value-type="float" office:value="26.1948170320106">
            <text:p>26.2</text:p>
          </table:table-cell>
          <table:table-cell table:style-name="ce10" table:formula="of:=GEOMEAN([.D60:.D68])" office:value-type="float" office:value="25.7300485101421">
            <text:p>25.7</text:p>
          </table:table-cell>
          <table:table-cell table:style-name="ce10" table:formula="of:=GEOMEAN([.E60:.E68])" office:value-type="float" office:value="25.0944454371135">
            <text:p>25.1</text:p>
          </table:table-cell>
          <table:table-cell table:style-name="ce10" table:formula="of:=GEOMEAN([.F60:.F68])" office:value-type="float" office:value="25.3525590973152">
            <text:p>25.4</text:p>
          </table:table-cell>
          <table:table-cell table:style-name="ce10" table:formula="of:=GEOMEAN([.G60:.G68])" office:value-type="float" office:value="26.990445883703">
            <text:p>27.0</text:p>
          </table:table-cell>
          <table:table-cell table:style-name="ce10" table:formula="of:=GEOMEAN([.H60:.H68])" office:value-type="float" office:value="26.4678737220375">
            <text:p>26.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Delay = 1ns</text:p>
          </table:table-cell>
          <table:table-cell table:number-columns-repeated="15"/>
        </table:table-row>
        <table:table-row table:style-name="ro4">
          <table:table-cell table:number-columns-repeated="2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gm</text:p>
          </table:table-cell>
          <table:table-cell table:style-name="ce7" office:value-type="float" office:value="35.0707">
            <text:p>35.1</text:p>
          </table:table-cell>
          <table:table-cell table:style-name="ce7" office:value-type="float" office:value="33.6023">
            <text:p>33.6</text:p>
          </table:table-cell>
          <table:table-cell table:style-name="ce7" office:value-type="float" office:value="32.2368">
            <text:p>32.2</text:p>
          </table:table-cell>
          <table:table-cell table:style-name="ce7" office:value-type="float" office:value="32.9217">
            <text:p>32.9</text:p>
          </table:table-cell>
          <table:table-cell table:style-name="ce7" office:value-type="float" office:value="37.7697">
            <text:p>37.8</text:p>
          </table:table-cell>
          <table:table-cell table:style-name="ce7" office:value-type="float" office:value="40.3339">
            <text:p>40.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32PEEng</text:p>
          </table:table-cell>
          <table:table-cell table:style-name="ce8" office:value-type="float" office:value="114.55">
            <text:p>115</text:p>
          </table:table-cell>
          <table:table-cell table:style-name="ce8" office:value-type="float" office:value="114.133">
            <text:p>114</text:p>
          </table:table-cell>
          <table:table-cell table:style-name="ce8" office:value-type="float" office:value="113.7">
            <text:p>114</text:p>
          </table:table-cell>
          <table:table-cell table:style-name="ce8" office:value-type="float" office:value="113.535">
            <text:p>114</text:p>
          </table:table-cell>
          <table:table-cell table:style-name="ce8" office:value-type="float" office:value="115.457">
            <text:p>115</text:p>
          </table:table-cell>
          <table:table-cell table:style-name="ce8" office:value-type="float" office:value="112.581">
            <text:p>11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8PEEng</text:p>
          </table:table-cell>
          <table:table-cell table:style-name="ce8" office:value-type="float" office:value="117.994">
            <text:p>118</text:p>
          </table:table-cell>
          <table:table-cell table:style-name="ce8" office:value-type="float" office:value="117.163">
            <text:p>117</text:p>
          </table:table-cell>
          <table:table-cell table:style-name="ce8" office:value-type="float" office:value="119.144">
            <text:p>119</text:p>
          </table:table-cell>
          <table:table-cell table:style-name="ce8" office:value-type="float" office:value="116.489">
            <text:p>116</text:p>
          </table:table-cell>
          <table:table-cell table:style-name="ce8" office:value-type="float" office:value="116.535">
            <text:p>117</text:p>
          </table:table-cell>
          <table:table-cell table:style-name="ce8" office:value-type="float" office:value="124.091">
            <text:p>12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cml</text:p>
          </table:table-cell>
          <table:table-cell table:style-name="ce7" office:value-type="float" office:value="82.3031">
            <text:p>82.3</text:p>
          </table:table-cell>
          <table:table-cell table:style-name="ce7" office:value-type="float" office:value="82.9169">
            <text:p>82.9</text:p>
          </table:table-cell>
          <table:table-cell table:style-name="ce7" office:value-type="float" office:value="84.0117">
            <text:p>84.0</text:p>
          </table:table-cell>
          <table:table-cell table:style-name="ce7" office:value-type="float" office:value="83.404">
            <text:p>83.4</text:p>
          </table:table-cell>
          <table:table-cell table:style-name="ce7" office:value-type="float" office:value="88.3182">
            <text:p>88.3</text:p>
          </table:table-cell>
          <table:table-cell table:style-name="ce7" office:value-type="float" office:value="85.6949">
            <text:p>85.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DelayWorker32B</text:p>
          </table:table-cell>
          <table:table-cell table:style-name="ce7" office:value-type="float" office:value="11.0231">
            <text:p>11.0</text:p>
          </table:table-cell>
          <table:table-cell table:style-name="ce7" office:value-type="float" office:value="12.2905">
            <text:p>12.3</text:p>
          </table:table-cell>
          <table:table-cell table:style-name="ce7" office:value-type="float" office:value="11.9634">
            <text:p>12.0</text:p>
          </table:table-cell>
          <table:table-cell table:style-name="ce7" office:value-type="float" office:value="12.2803">
            <text:p>12.3</text:p>
          </table:table-cell>
          <table:table-cell table:style-name="ce7" office:value-type="float" office:value="14.3631">
            <text:p>14.4</text:p>
          </table:table-cell>
          <table:table-cell table:style-name="ce7" office:value-type="float" office:value="12.7581">
            <text:p>12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SMAdapter4B</text:p>
          </table:table-cell>
          <table:table-cell table:style-name="ce7" office:value-type="float" office:value="10.5685">
            <text:p>10.6</text:p>
          </table:table-cell>
          <table:table-cell table:style-name="ce7" office:value-type="float" office:value="11.5156">
            <text:p>11.5</text:p>
          </table:table-cell>
          <table:table-cell table:style-name="ce7" office:value-type="float" office:value="10.8249">
            <text:p>10.8</text:p>
          </table:table-cell>
          <table:table-cell table:style-name="ce7" office:value-type="float" office:value="9.6262">
            <text:p>9.6</text:p>
          </table:table-cell>
          <table:table-cell table:style-name="ce7" office:value-type="float" office:value="10.9372">
            <text:p>10.9</text:p>
          </table:table-cell>
          <table:table-cell table:style-name="ce7" office:value-type="float" office:value="11.9089">
            <text:p>11.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0</text:p>
          </table:table-cell>
          <table:table-cell table:style-name="ce7" office:value-type="float" office:value="6.85863">
            <text:p>6.9</text:p>
          </table:table-cell>
          <table:table-cell table:style-name="ce7" office:value-type="float" office:value="7.76674">
            <text:p>7.8</text:p>
          </table:table-cell>
          <table:table-cell table:style-name="ce7" office:value-type="float" office:value="7.04786">
            <text:p>7.0</text:p>
          </table:table-cell>
          <table:table-cell table:style-name="ce7" office:value-type="float" office:value="7.40606">
            <text:p>7.4</text:p>
          </table:table-cell>
          <table:table-cell table:style-name="ce7" office:value-type="float" office:value="7.55096">
            <text:p>7.6</text:p>
          </table:table-cell>
          <table:table-cell table:style-name="ce7" office:value-type="float" office:value="7.01069">
            <text:p>7.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1</text:p>
          </table:table-cell>
          <table:table-cell table:style-name="ce7" office:value-type="float" office:value="11.6481">
            <text:p>11.6</text:p>
          </table:table-cell>
          <table:table-cell table:style-name="ce7" office:value-type="float" office:value="9.21328">
            <text:p>9.2</text:p>
          </table:table-cell>
          <table:table-cell table:style-name="ce7" office:value-type="float" office:value="10.3781">
            <text:p>10.4</text:p>
          </table:table-cell>
          <table:table-cell table:style-name="ce7" office:value-type="float" office:value="11.0412">
            <text:p>11.0</text:p>
          </table:table-cell>
          <table:table-cell table:style-name="ce7" office:value-type="float" office:value="11.6419">
            <text:p>11.6</text:p>
          </table:table-cell>
          <table:table-cell table:style-name="ce7" office:value-type="float" office:value="11.7797">
            <text:p>11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2</text:p>
          </table:table-cell>
          <table:table-cell table:style-name="ce7" office:value-type="float" office:value="23.3161">
            <text:p>23.3</text:p>
          </table:table-cell>
          <table:table-cell table:style-name="ce7" office:value-type="float" office:value="25.4169">
            <text:p>25.4</text:p>
          </table:table-cell>
          <table:table-cell table:style-name="ce7" office:value-type="float" office:value="23.8956">
            <text:p>23.9</text:p>
          </table:table-cell>
          <table:table-cell table:style-name="ce7" office:value-type="float" office:value="24.8709">
            <text:p>24.9</text:p>
          </table:table-cell>
          <table:table-cell table:style-name="ce7" office:value-type="float" office:value="25.5672">
            <text:p>25.6</text:p>
          </table:table-cell>
          <table:table-cell table:style-name="ce7" office:value-type="float" office:value="24.7891">
            <text:p>24.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10" table:formula="of:=GEOMEAN([.C74:.C82])" office:value-type="float" office:value="27.3154911119757">
            <text:p>27.3</text:p>
          </table:table-cell>
          <table:table-cell table:style-name="ce10" table:formula="of:=GEOMEAN([.D74:.D82])" office:value-type="float" office:value="27.6966523464597">
            <text:p>27.7</text:p>
          </table:table-cell>
          <table:table-cell table:style-name="ce10" table:formula="of:=GEOMEAN([.E74:.E82])" office:value-type="float" office:value="27.2569541675291">
            <text:p>27.3</text:p>
          </table:table-cell>
          <table:table-cell table:style-name="ce10" table:formula="of:=GEOMEAN([.F74:.F82])" office:value-type="float" office:value="27.409027751808">
            <text:p>27.4</text:p>
          </table:table-cell>
          <table:table-cell table:style-name="ce10" table:formula="of:=GEOMEAN([.G74:.G82])" office:value-type="float" office:value="29.285950640468">
            <text:p>29.3</text:p>
          </table:table-cell>
          <table:table-cell table:style-name="ce10" table:formula="of:=GEOMEAN([.H74:.H82])" office:value-type="float" office:value="29.111967231968">
            <text:p>29.1</text:p>
          </table:table-cell>
          <table:table-cell table:number-columns-repeated="8"/>
        </table:table-row>
      </table:table>
      <table:table table:name="Sheet3_2" table:style-name="ta1">
        <table:shapes>
          <draw:frame draw:z-index="0" draw:style-name="gr1" svg:width="15.999cm" svg:height="8.999cm" svg:x="18.396cm" svg:y="6.794cm">
            <draw:object draw:notify-on-update-of-ranges="Sheet3_2.J3:Sheet3_2.O3 Sheet3_2.I4:Sheet3_2.I4 Sheet3_2.J4:Sheet3_2.O4 Sheet3_2.J3:Sheet3_2.O3 Sheet3_2.I5:Sheet3_2.I5 Sheet3_2.J5:Sheet3_2.O5 Sheet3_2.J3:Sheet3_2.O3 Sheet3_2.I6:Sheet3_2.I6 Sheet3_2.J6:Sheet3_2.O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15.999cm" svg:height="8.999cm" svg:x="20.721cm" svg:y="15.313cm">
            <draw:object draw:notify-on-update-of-ranges="Sheet3_2.J8:Sheet3_2.O8 Sheet3_2.I9:Sheet3_2.I9 Sheet3_2.J9:Sheet3_2.O9 Sheet3_2.J8:Sheet3_2.O8 Sheet3_2.I10:Sheet3_2.I10 Sheet3_2.J10:Sheet3_2.O10 Sheet3_2.J8:Sheet3_2.O8 Sheet3_2.I11:Sheet3_2.I11 Sheet3_2.J11:Sheet3_2.O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7" table:default-cell-style-name="Default"/>
        <table:table-column table:style-name="co3" table:number-columns-repeated="15" table:default-cell-style-name="Default"/>
        <table:table-row table:style-name="ro4">
          <table:table-cell office:value-type="string">
            <text:p>num_cuts = 1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string">
            <text:p>Minimum channel width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percent_wires_cu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string">
            <text:p>% wires cu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/>
        </table:table-row>
        <table:table-row table:style-name="ro6">
          <table:table-cell table:style-name="ce1" office:value-type="string">
            <text:p>bgm.v</text:p>
          </table:table-cell>
          <table:table-cell table:number-columns-repeated="2" table:style-name="ce1" office:value-type="float" office:value="114">
            <text:p>114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56">
            <text:p>156</text:p>
          </table:table-cell>
          <table:table-cell/>
          <table:table-cell office:value-type="string">
            <text:p>1 cut</text:p>
          </table:table-cell>
          <table:table-cell office:value-type="float" office:value="107.044466525702">
            <text:p>107.0444665257</text:p>
          </table:table-cell>
          <table:table-cell office:value-type="float" office:value="109.086356787893">
            <text:p>109.0863567879</text:p>
          </table:table-cell>
          <table:table-cell office:value-type="float" office:value="111.295680147291">
            <text:p>111.2956801473</text:p>
          </table:table-cell>
          <table:table-cell office:value-type="float" office:value="126.156917534135">
            <text:p>126.1569175341</text:p>
          </table:table-cell>
          <table:table-cell office:value-type="float" office:value="164.883472277942">
            <text:p>164.8834722779</text:p>
          </table:table-cell>
          <table:table-cell office:value-type="float" office:value="220.644025438774">
            <text:p>220.6440254388</text:p>
          </table:table-cell>
          <table:table-cell/>
        </table:table-row>
        <table:table-row table:style-name="ro1">
          <table:table-cell table:style-name="ce1" office:value-type="string">
            <text:p>LU32PEEng.v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96">
            <text:p>396</text:p>
          </table:table-cell>
          <table:table-cell/>
          <table:table-cell office:value-type="string">
            <text:p>2 cuts</text:p>
          </table:table-cell>
          <table:table-cell office:value-type="float" office:value="107.662907034269">
            <text:p>107.6629070343</text:p>
          </table:table-cell>
          <table:table-cell office:value-type="float" office:value="109.367124987591">
            <text:p>109.3671249876</text:p>
          </table:table-cell>
          <table:table-cell office:value-type="float" office:value="115.951899398876">
            <text:p>115.9518993989</text:p>
          </table:table-cell>
          <table:table-cell office:value-type="float" office:value="132.310561477761">
            <text:p>132.3105614778</text:p>
          </table:table-cell>
          <table:table-cell office:value-type="float" office:value="159.650032648804">
            <text:p>159.6500326488</text:p>
          </table:table-cell>
          <table:table-cell office:value-type="float" office:value="237.25255400307">
            <text:p>237.2525540031</text:p>
          </table:table-cell>
          <table:table-cell table:formula="of:=[.O5]/[.O4]" office:value-type="float" office:value="1.07527295847358">
            <text:p>1.0752729585</text:p>
          </table:table-cell>
        </table:table-row>
        <table:table-row table:style-name="ro1">
          <table:table-cell table:style-name="ce1" office:value-type="string">
            <text:p>LU8PEEng.v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236">
            <text:p>236</text:p>
          </table:table-cell>
          <table:table-cell/>
          <table:table-cell office:value-type="string">
            <text:p>3 cuts</text:p>
          </table:table-cell>
          <table:table-cell office:value-type="float" office:value="107.987981090105">
            <text:p>107.9879810901</text:p>
          </table:table-cell>
          <table:table-cell office:value-type="float" office:value="113.665145161054">
            <text:p>113.6651451611</text:p>
          </table:table-cell>
          <table:table-cell office:value-type="float" office:value="118.211036865714">
            <text:p>118.2110368657</text:p>
          </table:table-cell>
          <table:table-cell office:value-type="float" office:value="129.071642884831">
            <text:p>129.0716428848</text:p>
          </table:table-cell>
          <table:table-cell office:value-type="float" office:value="164.267839433869">
            <text:p>164.2678394339</text:p>
          </table:table-cell>
          <table:table-cell office:value-type="float" office:value="243.082226787737">
            <text:p>243.0822267877</text:p>
          </table:table-cell>
          <table:table-cell table:formula="of:=[.O6]/[.O4]" office:value-type="float" office:value="1.1016941261126">
            <text:p>1.1016941261</text:p>
          </table:table-cell>
        </table:table-row>
        <table:table-row table:style-name="ro4">
          <table:table-cell table:style-name="ce1" office:value-type="string">
            <text:p>mcml.v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238">
            <text:p>23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mkDelayWorker32B.v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38">
            <text:p>138</text:p>
          </table:table-cell>
          <table:table-cell/>
          <table:table-cell table:style-name="ce1" office:value-type="string">
            <text:p>% wires cu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/>
        </table:table-row>
        <table:table-row table:style-name="ro1">
          <table:table-cell table:style-name="ce1" office:value-type="string">
            <text:p>stereovision0.v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46">
            <text:p>146</text:p>
          </table:table-cell>
          <table:table-cell/>
          <table:table-cell office:value-type="string">
            <text:p>1 cut</text:p>
          </table:table-cell>
          <table:table-cell office:value-type="float" office:value="26.3160018240559">
            <text:p>26.3160018241</text:p>
          </table:table-cell>
          <table:table-cell office:value-type="float" office:value="28.1270524955111">
            <text:p>28.1270524955</text:p>
          </table:table-cell>
          <table:table-cell office:value-type="float" office:value="27.2078161972607">
            <text:p>27.2078161973</text:p>
          </table:table-cell>
          <table:table-cell office:value-type="float" office:value="26.7796132744202">
            <text:p>26.7796132744</text:p>
          </table:table-cell>
          <table:table-cell office:value-type="float" office:value="26.4769817975104">
            <text:p>26.4769817975</text:p>
          </table:table-cell>
          <table:table-cell office:value-type="float" office:value="27.3464075013127">
            <text:p>27.3464075013</text:p>
          </table:table-cell>
          <table:table-cell/>
        </table:table-row>
        <table:table-row table:style-name="ro1">
          <table:table-cell table:style-name="ce1" office:value-type="string">
            <text:p>stereovision1.v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86">
            <text:p>186</text:p>
          </table:table-cell>
          <table:table-cell/>
          <table:table-cell office:value-type="string">
            <text:p>2 cuts</text:p>
          </table:table-cell>
          <table:table-cell office:value-type="float" office:value="29.5281051624507">
            <text:p>29.5281051625</text:p>
          </table:table-cell>
          <table:table-cell office:value-type="float" office:value="29.6921988265468">
            <text:p>29.6921988265</text:p>
          </table:table-cell>
          <table:table-cell office:value-type="float" office:value="28.6213288999204">
            <text:p>28.6213288999</text:p>
          </table:table-cell>
          <table:table-cell office:value-type="float" office:value="28.7966421570022">
            <text:p>28.796642157</text:p>
          </table:table-cell>
          <table:table-cell office:value-type="float" office:value="30.3704537825254">
            <text:p>30.3704537825</text:p>
          </table:table-cell>
          <table:table-cell office:value-type="float" office:value="30.0693183954958">
            <text:p>30.0693183955</text:p>
          </table:table-cell>
          <table:table-cell/>
        </table:table-row>
        <table:table-row table:style-name="ro1">
          <table:table-cell table:style-name="ce1" office:value-type="string">
            <text:p>stereovision2.v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432">
            <text:p>432</text:p>
          </table:table-cell>
          <table:table-cell/>
          <table:table-cell office:value-type="string">
            <text:p>3 cuts</text:p>
          </table:table-cell>
          <table:table-cell office:value-type="float" office:value="30.7580267918707">
            <text:p>30.7580267919</text:p>
          </table:table-cell>
          <table:table-cell office:value-type="float" office:value="30.9079263204707">
            <text:p>30.9079263205</text:p>
          </table:table-cell>
          <table:table-cell office:value-type="float" office:value="30.5920797508374">
            <text:p>30.5920797508</text:p>
          </table:table-cell>
          <table:table-cell office:value-type="float" office:value="31.239097194948">
            <text:p>31.2390971949</text:p>
          </table:table-cell>
          <table:table-cell office:value-type="float" office:value="33.1229090881258">
            <text:p>33.1229090881</text:p>
          </table:table-cell>
          <table:table-cell office:value-type="float" office:value="32.5534140374373">
            <text:p>32.5534140374</text:p>
          </table:table-cell>
          <table:table-cell/>
        </table:table-row>
        <table:table-row table:style-name="ro5">
          <table:table-cell table:style-name="ce1" office:value-type="string">
            <text:p>geomean</text:p>
          </table:table-cell>
          <table:table-cell table:style-name="ce1" table:formula="of:=GEOMEAN([.B4:.B11])" office:value-type="float" office:value="107.044466525702">
            <text:p>107.0444665257</text:p>
          </table:table-cell>
          <table:table-cell table:style-name="ce1" table:formula="of:=GEOMEAN([.C4:.C11])" office:value-type="float" office:value="109.086356787893">
            <text:p>109.0863567879</text:p>
          </table:table-cell>
          <table:table-cell table:style-name="ce1" table:formula="of:=GEOMEAN([.D4:.D11])" office:value-type="float" office:value="111.295680147291">
            <text:p>111.2956801473</text:p>
          </table:table-cell>
          <table:table-cell table:style-name="ce1" table:formula="of:=GEOMEAN([.E4:.E11])" office:value-type="float" office:value="126.156917534135">
            <text:p>126.1569175341</text:p>
          </table:table-cell>
          <table:table-cell table:style-name="ce1" table:formula="of:=GEOMEAN([.F4:.F11])" office:value-type="float" office:value="164.883472277942">
            <text:p>164.8834722779</text:p>
          </table:table-cell>
          <table:table-cell table:style-name="ce1" table:formula="of:=GEOMEAN([.G4:.G11])" office:value-type="float" office:value="220.644025438774">
            <text:p>220.6440254388</text:p>
          </table:table-cell>
          <table:table-cell/>
          <table:table-cell office:value-type="string">
            <text:p>2-1</text:p>
          </table:table-cell>
          <table:table-cell table:formula="of:=[.J10]-[.J9]" office:value-type="float" office:value="3.2121033383948">
            <text:p>3.2121033384</text:p>
          </table:table-cell>
          <table:table-cell table:formula="of:=[.K10]-[.K9]" office:value-type="float" office:value="1.5651463310357">
            <text:p>1.565146331</text:p>
          </table:table-cell>
          <table:table-cell table:formula="of:=[.L10]-[.L9]" office:value-type="float" office:value="1.4135127026597">
            <text:p>1.4135127027</text:p>
          </table:table-cell>
          <table:table-cell table:formula="of:=[.M10]-[.M9]" office:value-type="float" office:value="2.017028882582">
            <text:p>2.0170288826</text:p>
          </table:table-cell>
          <table:table-cell table:formula="of:=[.N10]-[.N9]" office:value-type="float" office:value="3.893471985015">
            <text:p>3.893471985</text:p>
          </table:table-cell>
          <table:table-cell table:formula="of:=[.O10]-[.O9]" office:value-type="float" office:value="2.7229108941831">
            <text:p>2.7229108942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3-1</text:p>
          </table:table-cell>
          <table:table-cell table:formula="of:=[.J11]-[.J9]" office:value-type="float" office:value="4.4420249678148">
            <text:p>4.4420249678</text:p>
          </table:table-cell>
          <table:table-cell table:formula="of:=[.K11]-[.K9]" office:value-type="float" office:value="2.7808738249596">
            <text:p>2.780873825</text:p>
          </table:table-cell>
          <table:table-cell table:formula="of:=[.L11]-[.L9]" office:value-type="float" office:value="3.3842635535767">
            <text:p>3.3842635536</text:p>
          </table:table-cell>
          <table:table-cell table:formula="of:=[.M11]-[.M9]" office:value-type="float" office:value="4.4594839205278">
            <text:p>4.4594839205</text:p>
          </table:table-cell>
          <table:table-cell table:formula="of:=[.N11]-[.N9]" office:value-type="float" office:value="6.6459272906154">
            <text:p>6.6459272906</text:p>
          </table:table-cell>
          <table:table-cell table:formula="of:=[.O11]-[.O9]" office:value-type="float" office:value="5.2070065361246">
            <text:p>5.2070065361</text:p>
          </table:table-cell>
          <table:table-cell/>
        </table:table-row>
        <table:table-row table:style-name="ro5">
          <table:table-cell office:value-type="string">
            <text:p>num_cuts = 2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inimum channel width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percent_wires_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5">
          <table:table-cell office:value-type="string">
            <text:p>bgm.v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72">
            <text:p>172</text:p>
          </table:table-cell>
          <table:table-cell office:value-type="float" office:value="272">
            <text:p>272</text:p>
          </table:table-cell>
          <table:table-cell table:number-columns-repeated="9"/>
        </table:table-row>
        <table:table-row table:style-name="ro1">
          <table:table-cell office:value-type="string">
            <text:p>LU32PEEng.v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 office:value-type="float" office:value="198">
            <text:p>198</text:p>
          </table:table-cell>
          <table:table-cell office:value-type="float" office:value="264">
            <text:p>264</text:p>
          </table:table-cell>
          <table:table-cell office:value-type="float" office:value="426">
            <text:p>426</text:p>
          </table:table-cell>
          <table:table-cell table:number-columns-repeated="9"/>
        </table:table-row>
        <table:table-row table:style-name="ro1">
          <table:table-cell office:value-type="string">
            <text:p>LU8PEEng.v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158">
            <text:p>158</text:p>
          </table:table-cell>
          <table:table-cell office:value-type="float" office:value="246">
            <text:p>246</text:p>
          </table:table-cell>
          <table:table-cell table:number-columns-repeated="9"/>
        </table:table-row>
        <table:table-row table:style-name="ro5">
          <table:table-cell office:value-type="string">
            <text:p>mcml.v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9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office:value-type="float" office:value="166">
            <text:p>166</text:p>
          </table:table-cell>
          <table:table-cell table:number-columns-repeated="9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84">
            <text:p>184</text:p>
          </table:table-cell>
          <table:table-cell office:value-type="float" office:value="296">
            <text:p>296</text:p>
          </table:table-cell>
          <table:table-cell table:number-columns-repeated="9"/>
        </table:table-row>
        <table:table-row table:style-name="ro1">
          <table:table-cell office:value-type="string">
            <text:p>stereovision2.v</text:p>
          </table:table-cell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88">
            <text:p>188</text:p>
          </table:table-cell>
          <table:table-cell office:value-type="float" office:value="246">
            <text:p>246</text:p>
          </table:table-cell>
          <table:table-cell office:value-type="float" office:value="362">
            <text:p>362</text:p>
          </table:table-cell>
          <table:table-cell table:number-columns-repeated="9"/>
        </table:table-row>
        <table:table-row table:style-name="ro5">
          <table:table-cell table:style-name="ce1" office:value-type="string">
            <text:p>geomean</text:p>
          </table:table-cell>
          <table:table-cell table:style-name="ce1" table:formula="of:=GEOMEAN([.B17:.B24])" office:value-type="float" office:value="107.662907034269">
            <text:p>107.6629070343</text:p>
          </table:table-cell>
          <table:table-cell table:style-name="ce1" table:formula="of:=GEOMEAN([.C17:.C24])" office:value-type="float" office:value="109.367124987591">
            <text:p>109.3671249876</text:p>
          </table:table-cell>
          <table:table-cell table:style-name="ce1" table:formula="of:=GEOMEAN([.D17:.D24])" office:value-type="float" office:value="115.951899398876">
            <text:p>115.9518993989</text:p>
          </table:table-cell>
          <table:table-cell table:style-name="ce1" table:formula="of:=GEOMEAN([.E17:.E24])" office:value-type="float" office:value="132.310561477761">
            <text:p>132.3105614778</text:p>
          </table:table-cell>
          <table:table-cell table:style-name="ce1" table:formula="of:=GEOMEAN([.F17:.F24])" office:value-type="float" office:value="159.650032648804">
            <text:p>159.6500326488</text:p>
          </table:table-cell>
          <table:table-cell table:style-name="ce1" table:formula="of:=GEOMEAN([.G17:.G24])" office:value-type="float" office:value="237.25255400307">
            <text:p>237.252554003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5">
          <table:table-cell office:value-type="string">
            <text:p>num_cuts = 3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string">
            <text:p>Minimum channel width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5">
          <table:table-cell office:value-type="string">
            <text:p>bgm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226">
            <text:p>226</text:p>
          </table:table-cell>
          <table:table-cell table:number-columns-repeated="9"/>
        </table:table-row>
        <table:table-row table:style-name="ro1">
          <table:table-cell office:value-type="string">
            <text:p>LU32PEEng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218">
            <text:p>218</text:p>
          </table:table-cell>
          <table:table-cell office:value-type="float" office:value="304">
            <text:p>304</text:p>
          </table:table-cell>
          <table:table-cell office:value-type="float" office:value="426">
            <text:p>426</text:p>
          </table:table-cell>
          <table:table-cell table:number-columns-repeated="9"/>
        </table:table-row>
        <table:table-row table:style-name="ro1">
          <table:table-cell office:value-type="string">
            <text:p>LU8PEEng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236">
            <text:p>236</text:p>
          </table:table-cell>
          <table:table-cell table:number-columns-repeated="9"/>
        </table:table-row>
        <table:table-row table:style-name="ro5">
          <table:table-cell office:value-type="string">
            <text:p>mcml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 office:value-type="string">
            <text:p>mkDelayWorker32B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table:number-columns-repeated="9"/>
        </table:table-row>
        <table:table-row table:style-name="ro1">
          <table:table-cell office:value-type="string">
            <text:p>stereovision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table:number-columns-repeated="9"/>
        </table:table-row>
        <table:table-row table:style-name="ro1">
          <table:table-cell office:value-type="string">
            <text:p>stereovision1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312">
            <text:p>312</text:p>
          </table:table-cell>
          <table:table-cell table:number-columns-repeated="9"/>
        </table:table-row>
        <table:table-row table:style-name="ro1">
          <table:table-cell office:value-type="string">
            <text:p>stereovision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office:value-type="float" office:value="244">
            <text:p>244</text:p>
          </table:table-cell>
          <table:table-cell office:value-type="float" office:value="360">
            <text:p>36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Geometric mean</text:p>
          </table:table-cell>
          <table:table-cell table:style-name="ce1" table:formula="of:=GEOMEAN([.B30:.B37])" office:value-type="float" office:value="107.987981090105">
            <text:p>107.9879810901</text:p>
          </table:table-cell>
          <table:table-cell table:style-name="ce1" table:formula="of:=GEOMEAN([.C30:.C37])" office:value-type="float" office:value="113.665145161054">
            <text:p>113.6651451611</text:p>
          </table:table-cell>
          <table:table-cell table:style-name="ce1" table:formula="of:=GEOMEAN([.D30:.D37])" office:value-type="float" office:value="118.211036865714">
            <text:p>118.2110368657</text:p>
          </table:table-cell>
          <table:table-cell table:style-name="ce1" table:formula="of:=GEOMEAN([.E30:.E37])" office:value-type="float" office:value="129.071642884831">
            <text:p>129.0716428848</text:p>
          </table:table-cell>
          <table:table-cell table:style-name="ce1" table:formula="of:=GEOMEAN([.F30:.F37])" office:value-type="float" office:value="164.267839433869">
            <text:p>164.2678394339</text:p>
          </table:table-cell>
          <table:table-cell table:style-name="ce1" table:formula="of:=GEOMEAN([.G30:.G37])" office:value-type="float" office:value="243.082226787737">
            <text:p>243.08222678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Delay = 1ns</text:p>
          </table:table-cell>
          <table:table-cell table:number-columns-repeated="15"/>
        </table:table-row>
        <table:table-row table:style-name="ro5">
          <table:table-cell/>
          <table:table-cell table:style-name="ce3" office:value-type="string">
            <text:p>Critical path delay (ns)</text:p>
          </table:table-cell>
          <table:table-cell table:style-name="ce6" table:number-columns-repeated="5"/>
          <table:table-cell table:number-columns-repeated="9"/>
        </table:table-row>
        <table:table-row table:style-name="ro1">
          <table:table-cell table:style-name="ce1" office:value-type="string">
            <text:p>% wires cu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number-columns-repeated="9"/>
        </table:table-row>
        <table:table-row table:style-name="ro5">
          <table:table-cell office:value-type="string">
            <text:p>bgm</text:p>
          </table:table-cell>
          <table:table-cell table:style-name="ce7" office:value-type="float" office:value="26.4642">
            <text:p>26.5</text:p>
          </table:table-cell>
          <table:table-cell table:style-name="ce7" office:value-type="float" office:value="32.1372">
            <text:p>32.1</text:p>
          </table:table-cell>
          <table:table-cell table:style-name="ce7" office:value-type="float" office:value="28.2799">
            <text:p>28.3</text:p>
          </table:table-cell>
          <table:table-cell table:style-name="ce7" office:value-type="float" office:value="30.2174">
            <text:p>30.2</text:p>
          </table:table-cell>
          <table:table-cell table:style-name="ce7" office:value-type="float" office:value="27.4874">
            <text:p>27.5</text:p>
          </table:table-cell>
          <table:table-cell table:style-name="ce7" office:value-type="float" office:value="29.9532">
            <text:p>30.0</text:p>
          </table:table-cell>
          <table:table-cell table:number-columns-repeated="9"/>
        </table:table-row>
        <table:table-row table:style-name="ro1">
          <table:table-cell office:value-type="string">
            <text:p>LU32PEEng</text:p>
          </table:table-cell>
          <table:table-cell table:style-name="ce8" office:value-type="float" office:value="113.222">
            <text:p>113</text:p>
          </table:table-cell>
          <table:table-cell table:style-name="ce8" office:value-type="float" office:value="113.41">
            <text:p>113</text:p>
          </table:table-cell>
          <table:table-cell table:style-name="ce8" office:value-type="float" office:value="113.111">
            <text:p>113</text:p>
          </table:table-cell>
          <table:table-cell table:style-name="ce8" office:value-type="float" office:value="115.411">
            <text:p>115</text:p>
          </table:table-cell>
          <table:table-cell table:style-name="ce8" office:value-type="float" office:value="114.296">
            <text:p>114</text:p>
          </table:table-cell>
          <table:table-cell table:style-name="ce8" office:value-type="float" office:value="111.488">
            <text:p>111</text:p>
          </table:table-cell>
          <table:table-cell table:number-columns-repeated="9"/>
        </table:table-row>
        <table:table-row table:style-name="ro1">
          <table:table-cell office:value-type="string">
            <text:p>LU8PEEng</text:p>
          </table:table-cell>
          <table:table-cell table:style-name="ce8" office:value-type="float" office:value="117.224">
            <text:p>117</text:p>
          </table:table-cell>
          <table:table-cell table:style-name="ce8" office:value-type="float" office:value="118.09">
            <text:p>118</text:p>
          </table:table-cell>
          <table:table-cell table:style-name="ce8" office:value-type="float" office:value="115.564">
            <text:p>116</text:p>
          </table:table-cell>
          <table:table-cell table:style-name="ce8" office:value-type="float" office:value="113.703">
            <text:p>114</text:p>
          </table:table-cell>
          <table:table-cell table:style-name="ce8" office:value-type="float" office:value="113.814">
            <text:p>114</text:p>
          </table:table-cell>
          <table:table-cell table:style-name="ce8" office:value-type="float" office:value="116.102">
            <text:p>116</text:p>
          </table:table-cell>
          <table:table-cell table:number-columns-repeated="9"/>
        </table:table-row>
        <table:table-row table:style-name="ro5">
          <table:table-cell office:value-type="string">
            <text:p>mcml</text:p>
          </table:table-cell>
          <table:table-cell table:style-name="ce7" office:value-type="float" office:value="82.5091">
            <text:p>82.5</text:p>
          </table:table-cell>
          <table:table-cell table:style-name="ce7" office:value-type="float" office:value="82.0171">
            <text:p>82.0</text:p>
          </table:table-cell>
          <table:table-cell table:style-name="ce7" office:value-type="float" office:value="82.9994">
            <text:p>83.0</text:p>
          </table:table-cell>
          <table:table-cell table:style-name="ce7" office:value-type="float" office:value="84.4507">
            <text:p>84.5</text:p>
          </table:table-cell>
          <table:table-cell table:style-name="ce7" office:value-type="float" office:value="83.1703">
            <text:p>83.2</text:p>
          </table:table-cell>
          <table:table-cell table:style-name="ce7" office:value-type="float" office:value="77.9114">
            <text:p>77.9</text:p>
          </table:table-cell>
          <table:table-cell table:number-columns-repeated="9"/>
        </table:table-row>
        <table:table-row table:style-name="ro1">
          <table:table-cell office:value-type="string">
            <text:p>mkDelayWorker32B</text:p>
          </table:table-cell>
          <table:table-cell table:style-name="ce7" office:value-type="float" office:value="11.24">
            <text:p>11.2</text:p>
          </table:table-cell>
          <table:table-cell table:style-name="ce7" office:value-type="float" office:value="11.3696">
            <text:p>11.4</text:p>
          </table:table-cell>
          <table:table-cell table:style-name="ce7" office:value-type="float" office:value="11.2344">
            <text:p>11.2</text:p>
          </table:table-cell>
          <table:table-cell table:style-name="ce7" office:value-type="float" office:value="9.94765">
            <text:p>9.9</text:p>
          </table:table-cell>
          <table:table-cell table:style-name="ce7" office:value-type="float" office:value="10.5636">
            <text:p>10.6</text:p>
          </table:table-cell>
          <table:table-cell table:style-name="ce7" office:value-type="float" office:value="11.4703">
            <text:p>11.5</text:p>
          </table:table-cell>
          <table:table-cell table:number-columns-repeated="9"/>
        </table:table-row>
        <table:table-row table:style-name="ro1">
          <table:table-cell office:value-type="string">
            <text:p>stereovision0</text:p>
          </table:table-cell>
          <table:table-cell table:style-name="ce7" office:value-type="float" office:value="4.49853">
            <text:p>4.5</text:p>
          </table:table-cell>
          <table:table-cell table:style-name="ce7" office:value-type="float" office:value="5.11882">
            <text:p>5.1</text:p>
          </table:table-cell>
          <table:table-cell table:style-name="ce7" office:value-type="float" office:value="4.97517">
            <text:p>5.0</text:p>
          </table:table-cell>
          <table:table-cell table:style-name="ce7" office:value-type="float" office:value="4.91344">
            <text:p>4.9</text:p>
          </table:table-cell>
          <table:table-cell table:style-name="ce7" office:value-type="float" office:value="4.90801">
            <text:p>4.9</text:p>
          </table:table-cell>
          <table:table-cell table:style-name="ce7" office:value-type="float" office:value="5.43116">
            <text:p>5.4</text:p>
          </table:table-cell>
          <table:table-cell table:number-columns-repeated="9"/>
        </table:table-row>
        <table:table-row table:style-name="ro1">
          <table:table-cell office:value-type="string">
            <text:p>stereovision1</text:p>
          </table:table-cell>
          <table:table-cell table:style-name="ce7" office:value-type="float" office:value="7.37592">
            <text:p>7.4</text:p>
          </table:table-cell>
          <table:table-cell table:style-name="ce7" office:value-type="float" office:value="8.23701">
            <text:p>8.2</text:p>
          </table:table-cell>
          <table:table-cell table:style-name="ce7" office:value-type="float" office:value="8.37307">
            <text:p>8.4</text:p>
          </table:table-cell>
          <table:table-cell table:style-name="ce7" office:value-type="float" office:value="7.2415">
            <text:p>7.2</text:p>
          </table:table-cell>
          <table:table-cell table:style-name="ce7" office:value-type="float" office:value="7.2387">
            <text:p>7.2</text:p>
          </table:table-cell>
          <table:table-cell table:style-name="ce7" office:value-type="float" office:value="7.94554">
            <text:p>7.9</text:p>
          </table:table-cell>
          <table:table-cell table:number-columns-repeated="9"/>
        </table:table-row>
        <table:table-row table:style-name="ro1">
          <table:table-cell office:value-type="string">
            <text:p>stereovision2</text:p>
          </table:table-cell>
          <table:table-cell table:style-name="ce7" office:value-type="float" office:value="21.2813">
            <text:p>21.3</text:p>
          </table:table-cell>
          <table:table-cell table:style-name="ce7" office:value-type="float" office:value="23.149">
            <text:p>23.1</text:p>
          </table:table-cell>
          <table:table-cell table:style-name="ce7" office:value-type="float" office:value="20.9135">
            <text:p>20.9</text:p>
          </table:table-cell>
          <table:table-cell table:style-name="ce7" office:value-type="float" office:value="22.3162">
            <text:p>22.3</text:p>
          </table:table-cell>
          <table:table-cell table:style-name="ce7" office:value-type="float" office:value="21.6392">
            <text:p>21.6</text:p>
          </table:table-cell>
          <table:table-cell table:style-name="ce7" office:value-type="float" office:value="20.917">
            <text:p>20.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Geometric mean</text:p>
          </table:table-cell>
          <table:table-cell table:style-name="ce7" table:formula="of:=GEOMEAN([.B43:.B50])" office:value-type="float" office:value="26.3160018240559">
            <text:p>26.3</text:p>
          </table:table-cell>
          <table:table-cell table:style-name="ce7" table:formula="of:=GEOMEAN([.C43:.C50])" office:value-type="float" office:value="28.1270524955111">
            <text:p>28.1</text:p>
          </table:table-cell>
          <table:table-cell table:style-name="ce7" table:formula="of:=GEOMEAN([.D43:.D50])" office:value-type="float" office:value="27.2078161972607">
            <text:p>27.2</text:p>
          </table:table-cell>
          <table:table-cell table:style-name="ce7" table:formula="of:=GEOMEAN([.E43:.E50])" office:value-type="float" office:value="26.7796132744202">
            <text:p>26.8</text:p>
          </table:table-cell>
          <table:table-cell table:style-name="ce7" table:formula="of:=GEOMEAN([.F43:.F50])" office:value-type="float" office:value="26.4769817975104">
            <text:p>26.5</text:p>
          </table:table-cell>
          <table:table-cell table:style-name="ce7" table:formula="of:=GEOMEAN([.G43:.G50])" office:value-type="float" office:value="27.3464075013127">
            <text:p>27.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Delay = 1ns</text:p>
          </table:table-cell>
          <table:table-cell table:number-columns-repeated="15"/>
        </table:table-row>
        <table:table-row table:style-name="ro5">
          <table:table-cell/>
          <table:table-cell table:style-name="ce3" office:value-type="string">
            <text:p>Critical path delay (ns)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5">
          <table:table-cell office:value-type="string">
            <text:p>bgm</text:p>
          </table:table-cell>
          <table:table-cell table:style-name="ce7" office:value-type="float" office:value="30.977">
            <text:p>31.0</text:p>
          </table:table-cell>
          <table:table-cell table:style-name="ce7" office:value-type="float" office:value="30.2908">
            <text:p>30.3</text:p>
          </table:table-cell>
          <table:table-cell table:style-name="ce7" office:value-type="float" office:value="28.3128">
            <text:p>28.3</text:p>
          </table:table-cell>
          <table:table-cell table:style-name="ce7" office:value-type="float" office:value="36.08">
            <text:p>36.1</text:p>
          </table:table-cell>
          <table:table-cell table:style-name="ce7" office:value-type="float" office:value="35.8973">
            <text:p>35.9</text:p>
          </table:table-cell>
          <table:table-cell table:style-name="ce7" office:value-type="float" office:value="37.507">
            <text:p>37.5</text:p>
          </table:table-cell>
          <table:table-cell table:number-columns-repeated="9"/>
        </table:table-row>
        <table:table-row table:style-name="ro1">
          <table:table-cell office:value-type="string">
            <text:p>LU32PEEng</text:p>
          </table:table-cell>
          <table:table-cell table:style-name="ce8" office:value-type="float" office:value="112.701">
            <text:p>113</text:p>
          </table:table-cell>
          <table:table-cell table:style-name="ce8" office:value-type="float" office:value="113.401">
            <text:p>113</text:p>
          </table:table-cell>
          <table:table-cell table:style-name="ce8" office:value-type="float" office:value="119.259">
            <text:p>119</text:p>
          </table:table-cell>
          <table:table-cell table:style-name="ce8" office:value-type="float" office:value="113.175">
            <text:p>113</text:p>
          </table:table-cell>
          <table:table-cell table:style-name="ce8" office:value-type="float" office:value="117.423">
            <text:p>117</text:p>
          </table:table-cell>
          <table:table-cell table:style-name="ce8" office:value-type="float" office:value="112.017">
            <text:p>112</text:p>
          </table:table-cell>
          <table:table-cell table:number-columns-repeated="9"/>
        </table:table-row>
        <table:table-row table:style-name="ro1">
          <table:table-cell office:value-type="string">
            <text:p>LU8PEEng</text:p>
          </table:table-cell>
          <table:table-cell table:style-name="ce8" office:value-type="float" office:value="117.605">
            <text:p>118</text:p>
          </table:table-cell>
          <table:table-cell table:style-name="ce8" office:value-type="float" office:value="118.188">
            <text:p>118</text:p>
          </table:table-cell>
          <table:table-cell table:style-name="ce8" office:value-type="float" office:value="117.089">
            <text:p>117</text:p>
          </table:table-cell>
          <table:table-cell table:style-name="ce8" office:value-type="float" office:value="116.396">
            <text:p>116</text:p>
          </table:table-cell>
          <table:table-cell table:style-name="ce8" office:value-type="float" office:value="117.768">
            <text:p>118</text:p>
          </table:table-cell>
          <table:table-cell table:style-name="ce8" office:value-type="float" office:value="114.24">
            <text:p>114</text:p>
          </table:table-cell>
          <table:table-cell table:number-columns-repeated="9"/>
        </table:table-row>
        <table:table-row table:style-name="ro5">
          <table:table-cell office:value-type="string">
            <text:p>mcml</text:p>
          </table:table-cell>
          <table:table-cell table:style-name="ce7" office:value-type="float" office:value="82.8991">
            <text:p>82.9</text:p>
          </table:table-cell>
          <table:table-cell table:style-name="ce7" office:value-type="float" office:value="86.2794">
            <text:p>86.3</text:p>
          </table:table-cell>
          <table:table-cell table:style-name="ce7" office:value-type="float" office:value="81.3003">
            <text:p>81.3</text:p>
          </table:table-cell>
          <table:table-cell table:style-name="ce7" office:value-type="float" office:value="80.9211">
            <text:p>80.9</text:p>
          </table:table-cell>
          <table:table-cell table:style-name="ce7" office:value-type="float" office:value="82.4349">
            <text:p>82.4</text:p>
          </table:table-cell>
          <table:table-cell table:style-name="ce7" office:value-type="float" office:value="82.8411">
            <text:p>82.8</text:p>
          </table:table-cell>
          <table:table-cell table:number-columns-repeated="9"/>
        </table:table-row>
        <table:table-row table:style-name="ro1">
          <table:table-cell office:value-type="string">
            <text:p>mkDelayWorker32B</text:p>
          </table:table-cell>
          <table:table-cell table:style-name="ce7" office:value-type="float" office:value="12.3358">
            <text:p>12.3</text:p>
          </table:table-cell>
          <table:table-cell table:style-name="ce7" office:value-type="float" office:value="12.1266">
            <text:p>12.1</text:p>
          </table:table-cell>
          <table:table-cell table:style-name="ce7" office:value-type="float" office:value="9.78917">
            <text:p>9.8</text:p>
          </table:table-cell>
          <table:table-cell table:style-name="ce7" office:value-type="float" office:value="11.1266">
            <text:p>11.1</text:p>
          </table:table-cell>
          <table:table-cell table:style-name="ce7" office:value-type="float" office:value="13.5118">
            <text:p>13.5</text:p>
          </table:table-cell>
          <table:table-cell table:style-name="ce7" office:value-type="float" office:value="11.3296">
            <text:p>11.3</text:p>
          </table:table-cell>
          <table:table-cell table:number-columns-repeated="9"/>
        </table:table-row>
        <table:table-row table:style-name="ro1">
          <table:table-cell office:value-type="string">
            <text:p>stereovision0</text:p>
          </table:table-cell>
          <table:table-cell table:style-name="ce7" office:value-type="float" office:value="6.43338">
            <text:p>6.4</text:p>
          </table:table-cell>
          <table:table-cell table:style-name="ce7" office:value-type="float" office:value="5.67434">
            <text:p>5.7</text:p>
          </table:table-cell>
          <table:table-cell table:style-name="ce7" office:value-type="float" office:value="6.26237">
            <text:p>6.3</text:p>
          </table:table-cell>
          <table:table-cell table:style-name="ce7" office:value-type="float" office:value="5.30849">
            <text:p>5.3</text:p>
          </table:table-cell>
          <table:table-cell table:style-name="ce7" office:value-type="float" office:value="5.28607">
            <text:p>5.3</text:p>
          </table:table-cell>
          <table:table-cell table:style-name="ce7" office:value-type="float" office:value="5.86927">
            <text:p>5.9</text:p>
          </table:table-cell>
          <table:table-cell table:number-columns-repeated="9"/>
        </table:table-row>
        <table:table-row table:style-name="ro1">
          <table:table-cell office:value-type="string">
            <text:p>stereovision1</text:p>
          </table:table-cell>
          <table:table-cell table:style-name="ce7" office:value-type="float" office:value="9.3477">
            <text:p>9.3</text:p>
          </table:table-cell>
          <table:table-cell table:style-name="ce7" office:value-type="float" office:value="10.3781">
            <text:p>10.4</text:p>
          </table:table-cell>
          <table:table-cell table:style-name="ce7" office:value-type="float" office:value="9.50923">
            <text:p>9.5</text:p>
          </table:table-cell>
          <table:table-cell table:style-name="ce7" office:value-type="float" office:value="9.64698">
            <text:p>9.6</text:p>
          </table:table-cell>
          <table:table-cell table:style-name="ce7" office:value-type="float" office:value="10.2437">
            <text:p>10.2</text:p>
          </table:table-cell>
          <table:table-cell table:style-name="ce7" office:value-type="float" office:value="9.91914">
            <text:p>9.9</text:p>
          </table:table-cell>
          <table:table-cell table:number-columns-repeated="9"/>
        </table:table-row>
        <table:table-row table:style-name="ro1">
          <table:table-cell office:value-type="string">
            <text:p>stereovision2</text:p>
          </table:table-cell>
          <table:table-cell table:style-name="ce7" office:value-type="float" office:value="22.8892">
            <text:p>22.9</text:p>
          </table:table-cell>
          <table:table-cell table:style-name="ce7" office:value-type="float" office:value="24.1523">
            <text:p>24.2</text:p>
          </table:table-cell>
          <table:table-cell table:style-name="ce7" office:value-type="float" office:value="24.0329">
            <text:p>24.0</text:p>
          </table:table-cell>
          <table:table-cell table:style-name="ce7" office:value-type="float" office:value="21.5771">
            <text:p>21.6</text:p>
          </table:table-cell>
          <table:table-cell table:style-name="ce7" office:value-type="float" office:value="24.1743">
            <text:p>24.2</text:p>
          </table:table-cell>
          <table:table-cell table:style-name="ce7" office:value-type="float" office:value="25.4833">
            <text:p>25.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Geometric mean</text:p>
          </table:table-cell>
          <table:table-cell table:style-name="ce10" table:formula="of:=GEOMEAN([.B56:.B63])" office:value-type="float" office:value="29.5281051624507">
            <text:p>29.5</text:p>
          </table:table-cell>
          <table:table-cell table:style-name="ce10" table:formula="of:=GEOMEAN([.C56:.C63])" office:value-type="float" office:value="29.6921988265468">
            <text:p>29.7</text:p>
          </table:table-cell>
          <table:table-cell table:style-name="ce10" table:formula="of:=GEOMEAN([.D56:.D63])" office:value-type="float" office:value="28.6213288999204">
            <text:p>28.6</text:p>
          </table:table-cell>
          <table:table-cell table:style-name="ce10" table:formula="of:=GEOMEAN([.E56:.E63])" office:value-type="float" office:value="28.7966421570022">
            <text:p>28.8</text:p>
          </table:table-cell>
          <table:table-cell table:style-name="ce10" table:formula="of:=GEOMEAN([.F56:.F63])" office:value-type="float" office:value="30.3704537825254">
            <text:p>30.4</text:p>
          </table:table-cell>
          <table:table-cell table:style-name="ce10" table:formula="of:=GEOMEAN([.G56:.G63])" office:value-type="float" office:value="30.0693183954958">
            <text:p>30.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Delay = 1ns</text:p>
          </table:table-cell>
          <table:table-cell table:number-columns-repeated="15"/>
        </table:table-row>
        <table:table-row table:style-name="ro5">
          <table:table-cell/>
          <table:table-cell table:style-name="ce3" office:value-type="string">
            <text:p>Critical path delay (ns)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5">
          <table:table-cell office:value-type="string">
            <text:p>bgm</text:p>
          </table:table-cell>
          <table:table-cell table:style-name="ce7" office:value-type="float" office:value="35.0707">
            <text:p>35.1</text:p>
          </table:table-cell>
          <table:table-cell table:style-name="ce7" office:value-type="float" office:value="33.6023">
            <text:p>33.6</text:p>
          </table:table-cell>
          <table:table-cell table:style-name="ce7" office:value-type="float" office:value="32.2368">
            <text:p>32.2</text:p>
          </table:table-cell>
          <table:table-cell table:style-name="ce7" office:value-type="float" office:value="32.9217">
            <text:p>32.9</text:p>
          </table:table-cell>
          <table:table-cell table:style-name="ce7" office:value-type="float" office:value="37.7697">
            <text:p>37.8</text:p>
          </table:table-cell>
          <table:table-cell table:style-name="ce7" office:value-type="float" office:value="40.3339">
            <text:p>40.3</text:p>
          </table:table-cell>
          <table:table-cell table:number-columns-repeated="9"/>
        </table:table-row>
        <table:table-row table:style-name="ro1">
          <table:table-cell office:value-type="string">
            <text:p>LU32PEEng</text:p>
          </table:table-cell>
          <table:table-cell table:style-name="ce8" office:value-type="float" office:value="114.55">
            <text:p>115</text:p>
          </table:table-cell>
          <table:table-cell table:style-name="ce8" office:value-type="float" office:value="114.133">
            <text:p>114</text:p>
          </table:table-cell>
          <table:table-cell table:style-name="ce8" office:value-type="float" office:value="113.7">
            <text:p>114</text:p>
          </table:table-cell>
          <table:table-cell table:style-name="ce8" office:value-type="float" office:value="113.535">
            <text:p>114</text:p>
          </table:table-cell>
          <table:table-cell table:style-name="ce8" office:value-type="float" office:value="115.457">
            <text:p>115</text:p>
          </table:table-cell>
          <table:table-cell table:style-name="ce8" office:value-type="float" office:value="112.581">
            <text:p>113</text:p>
          </table:table-cell>
          <table:table-cell table:number-columns-repeated="9"/>
        </table:table-row>
        <table:table-row table:style-name="ro1">
          <table:table-cell office:value-type="string">
            <text:p>LU8PEEng</text:p>
          </table:table-cell>
          <table:table-cell table:style-name="ce8" office:value-type="float" office:value="117.994">
            <text:p>118</text:p>
          </table:table-cell>
          <table:table-cell table:style-name="ce8" office:value-type="float" office:value="117.163">
            <text:p>117</text:p>
          </table:table-cell>
          <table:table-cell table:style-name="ce8" office:value-type="float" office:value="119.144">
            <text:p>119</text:p>
          </table:table-cell>
          <table:table-cell table:style-name="ce8" office:value-type="float" office:value="116.489">
            <text:p>116</text:p>
          </table:table-cell>
          <table:table-cell table:style-name="ce8" office:value-type="float" office:value="116.535">
            <text:p>117</text:p>
          </table:table-cell>
          <table:table-cell table:style-name="ce8" office:value-type="float" office:value="124.091">
            <text:p>124</text:p>
          </table:table-cell>
          <table:table-cell table:number-columns-repeated="9"/>
        </table:table-row>
        <table:table-row table:style-name="ro5">
          <table:table-cell office:value-type="string">
            <text:p>mcml</text:p>
          </table:table-cell>
          <table:table-cell table:style-name="ce7" office:value-type="float" office:value="82.3031">
            <text:p>82.3</text:p>
          </table:table-cell>
          <table:table-cell table:style-name="ce7" office:value-type="float" office:value="82.9169">
            <text:p>82.9</text:p>
          </table:table-cell>
          <table:table-cell table:style-name="ce7" office:value-type="float" office:value="84.0117">
            <text:p>84.0</text:p>
          </table:table-cell>
          <table:table-cell table:style-name="ce7" office:value-type="float" office:value="83.404">
            <text:p>83.4</text:p>
          </table:table-cell>
          <table:table-cell table:style-name="ce7" office:value-type="float" office:value="88.3182">
            <text:p>88.3</text:p>
          </table:table-cell>
          <table:table-cell table:style-name="ce7" office:value-type="float" office:value="85.6949">
            <text:p>85.7</text:p>
          </table:table-cell>
          <table:table-cell table:number-columns-repeated="9"/>
        </table:table-row>
        <table:table-row table:style-name="ro1">
          <table:table-cell office:value-type="string">
            <text:p>mkDelayWorker32B</text:p>
          </table:table-cell>
          <table:table-cell table:style-name="ce7" office:value-type="float" office:value="11.0231">
            <text:p>11.0</text:p>
          </table:table-cell>
          <table:table-cell table:style-name="ce7" office:value-type="float" office:value="12.2905">
            <text:p>12.3</text:p>
          </table:table-cell>
          <table:table-cell table:style-name="ce7" office:value-type="float" office:value="11.9634">
            <text:p>12.0</text:p>
          </table:table-cell>
          <table:table-cell table:style-name="ce7" office:value-type="float" office:value="12.2803">
            <text:p>12.3</text:p>
          </table:table-cell>
          <table:table-cell table:style-name="ce7" office:value-type="float" office:value="14.3631">
            <text:p>14.4</text:p>
          </table:table-cell>
          <table:table-cell table:style-name="ce7" office:value-type="float" office:value="12.7581">
            <text:p>12.8</text:p>
          </table:table-cell>
          <table:table-cell table:number-columns-repeated="9"/>
        </table:table-row>
        <table:table-row table:style-name="ro1">
          <table:table-cell office:value-type="string">
            <text:p>stereovision0</text:p>
          </table:table-cell>
          <table:table-cell table:style-name="ce7" office:value-type="float" office:value="6.85863">
            <text:p>6.9</text:p>
          </table:table-cell>
          <table:table-cell table:style-name="ce7" office:value-type="float" office:value="7.76674">
            <text:p>7.8</text:p>
          </table:table-cell>
          <table:table-cell table:style-name="ce7" office:value-type="float" office:value="7.04786">
            <text:p>7.0</text:p>
          </table:table-cell>
          <table:table-cell table:style-name="ce7" office:value-type="float" office:value="7.40606">
            <text:p>7.4</text:p>
          </table:table-cell>
          <table:table-cell table:style-name="ce7" office:value-type="float" office:value="7.55096">
            <text:p>7.6</text:p>
          </table:table-cell>
          <table:table-cell table:style-name="ce7" office:value-type="float" office:value="7.01069">
            <text:p>7.0</text:p>
          </table:table-cell>
          <table:table-cell table:number-columns-repeated="9"/>
        </table:table-row>
        <table:table-row table:style-name="ro1">
          <table:table-cell office:value-type="string">
            <text:p>stereovision1</text:p>
          </table:table-cell>
          <table:table-cell table:style-name="ce7" office:value-type="float" office:value="11.6481">
            <text:p>11.6</text:p>
          </table:table-cell>
          <table:table-cell table:style-name="ce7" office:value-type="float" office:value="9.21328">
            <text:p>9.2</text:p>
          </table:table-cell>
          <table:table-cell table:style-name="ce7" office:value-type="float" office:value="10.3781">
            <text:p>10.4</text:p>
          </table:table-cell>
          <table:table-cell table:style-name="ce7" office:value-type="float" office:value="11.0412">
            <text:p>11.0</text:p>
          </table:table-cell>
          <table:table-cell table:style-name="ce7" office:value-type="float" office:value="11.6419">
            <text:p>11.6</text:p>
          </table:table-cell>
          <table:table-cell table:style-name="ce7" office:value-type="float" office:value="11.7797">
            <text:p>11.8</text:p>
          </table:table-cell>
          <table:table-cell table:number-columns-repeated="9"/>
        </table:table-row>
        <table:table-row table:style-name="ro1">
          <table:table-cell office:value-type="string">
            <text:p>stereovision2</text:p>
          </table:table-cell>
          <table:table-cell table:style-name="ce7" office:value-type="float" office:value="23.3161">
            <text:p>23.3</text:p>
          </table:table-cell>
          <table:table-cell table:style-name="ce7" office:value-type="float" office:value="25.4169">
            <text:p>25.4</text:p>
          </table:table-cell>
          <table:table-cell table:style-name="ce7" office:value-type="float" office:value="23.8956">
            <text:p>23.9</text:p>
          </table:table-cell>
          <table:table-cell table:style-name="ce7" office:value-type="float" office:value="24.8709">
            <text:p>24.9</text:p>
          </table:table-cell>
          <table:table-cell table:style-name="ce7" office:value-type="float" office:value="25.5672">
            <text:p>25.6</text:p>
          </table:table-cell>
          <table:table-cell table:style-name="ce7" office:value-type="float" office:value="24.7891">
            <text:p>24.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Geometric mean</text:p>
          </table:table-cell>
          <table:table-cell table:style-name="ce10" table:formula="of:=GEOMEAN([.B69:.B76])" office:value-type="float" office:value="30.7580267918707">
            <text:p>30.8</text:p>
          </table:table-cell>
          <table:table-cell table:style-name="ce10" table:formula="of:=GEOMEAN([.C69:.C76])" office:value-type="float" office:value="30.9079263204707">
            <text:p>30.9</text:p>
          </table:table-cell>
          <table:table-cell table:style-name="ce10" table:formula="of:=GEOMEAN([.D69:.D76])" office:value-type="float" office:value="30.5920797508374">
            <text:p>30.6</text:p>
          </table:table-cell>
          <table:table-cell table:style-name="ce10" table:formula="of:=GEOMEAN([.E69:.E76])" office:value-type="float" office:value="31.239097194948">
            <text:p>31.2</text:p>
          </table:table-cell>
          <table:table-cell table:style-name="ce10" table:formula="of:=GEOMEAN([.F69:.F76])" office:value-type="float" office:value="33.1229090881258">
            <text:p>33.1</text:p>
          </table:table-cell>
          <table:table-cell table:style-name="ce10" table:formula="of:=GEOMEAN([.G69:.G76])" office:value-type="float" office:value="32.5534140374373">
            <text:p>32.6</text:p>
          </table:table-cell>
          <table:table-cell table:number-columns-repeated="9"/>
        </table:table-row>
        <table:table-row table:style-name="ro1" table:number-rows-repeated="104849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4" table:style-name="ta1">
        <table:shapes>
          <draw:frame draw:z-index="0" draw:style-name="gr1" svg:width="15.617cm" svg:height="8.39cm" svg:x="20.646cm" svg:y="5.946cm">
            <draw:object draw:notify-on-update-of-ranges="Sheet4.K3:Sheet4.P3 Sheet4.J4:Sheet4.J4 Sheet4.K4:Sheet4.P4 Sheet4.K3:Sheet4.P3 Sheet4.J5:Sheet4.J5 Sheet4.K5:Sheet4.P5 Sheet4.K3:Sheet4.P3 Sheet4.J6:Sheet4.J6 Sheet4.K6:Sheet4.P6 Sheet4.K3:Sheet4.P3 Sheet4.J7:Sheet4.J7 Sheet4.K7:Sheet4.P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9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Delay = 0ns</text:p>
          </table:table-cell>
          <table:table-cell table:number-columns-repeated="15"/>
        </table:table-row>
        <table:table-row table:style-name="ro5">
          <table:table-cell table:number-columns-repeated="2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bgm</text:p>
          </table:table-cell>
          <table:table-cell table:style-name="ce7" office:value-type="float" office:value="25.9344">
            <text:p>25.9</text:p>
          </table:table-cell>
          <table:table-cell table:style-name="ce7" office:value-type="float" office:value="26.3375">
            <text:p>26.3</text:p>
          </table:table-cell>
          <table:table-cell table:style-name="ce7" office:value-type="float" office:value="25.8133">
            <text:p>25.8</text:p>
          </table:table-cell>
          <table:table-cell table:style-name="ce7" office:value-type="float" office:value="26.1033">
            <text:p>26.1</text:p>
          </table:table-cell>
          <table:table-cell table:style-name="ce7" office:value-type="float" office:value="25.78">
            <text:p>25.8</text:p>
          </table:table-cell>
          <table:table-cell table:style-name="ce7" office:value-type="float" office:value="26.6907">
            <text:p>26.7</text:p>
          </table:table-cell>
          <table:table-cell/>
          <table:table-cell table:style-name="ce1" office:value-type="string">
            <text:p>0.0 ns</text:p>
          </table:table-cell>
          <table:table-cell office:value-type="float" office:value="20.2956738492136">
            <text:p>20.2956738492</text:p>
          </table:table-cell>
          <table:table-cell office:value-type="float" office:value="20.1763587814814">
            <text:p>20.1763587815</text:p>
          </table:table-cell>
          <table:table-cell office:value-type="float" office:value="20.0540089202488">
            <text:p>20.0540089202</text:p>
          </table:table-cell>
          <table:table-cell office:value-type="float" office:value="20.4137648730526">
            <text:p>20.4137648731</text:p>
          </table:table-cell>
          <table:table-cell office:value-type="float" office:value="20.2338044808661">
            <text:p>20.2338044809</text:p>
          </table:table-cell>
          <table:table-cell office:value-type="float" office:value="20.3062181807416">
            <text:p>20.3062181807</text:p>
          </table:table-cell>
        </table:table-row>
        <table:table-row table:style-name="ro1">
          <table:table-cell/>
          <table:table-cell office:value-type="string">
            <text:p>LU32PEEng</text:p>
          </table:table-cell>
          <table:table-cell table:style-name="ce7" office:value-type="float" office:value="112.723">
            <text:p>112.7</text:p>
          </table:table-cell>
          <table:table-cell table:style-name="ce7" office:value-type="float" office:value="113.159">
            <text:p>113.2</text:p>
          </table:table-cell>
          <table:table-cell table:style-name="ce7" office:value-type="float" office:value="116.504">
            <text:p>116.5</text:p>
          </table:table-cell>
          <table:table-cell table:style-name="ce7" office:value-type="float" office:value="117.547">
            <text:p>117.5</text:p>
          </table:table-cell>
          <table:table-cell table:style-name="ce7" office:value-type="float" office:value="113.433">
            <text:p>113.4</text:p>
          </table:table-cell>
          <table:table-cell table:style-name="ce7" office:value-type="float" office:value="113.888">
            <text:p>113.9</text:p>
          </table:table-cell>
          <table:table-cell/>
          <table:table-cell table:style-name="ce1" office:value-type="string">
            <text:p>0.5 ns</text:p>
          </table:table-cell>
          <table:table-cell office:value-type="float" office:value="23.9797337155526">
            <text:p>23.9797337156</text:p>
          </table:table-cell>
          <table:table-cell office:value-type="float" office:value="23.4054244227691">
            <text:p>23.4054244228</text:p>
          </table:table-cell>
          <table:table-cell office:value-type="float" office:value="23.1672887220008">
            <text:p>23.167288722</text:p>
          </table:table-cell>
          <table:table-cell office:value-type="float" office:value="23.065125027197">
            <text:p>23.0651250272</text:p>
          </table:table-cell>
          <table:table-cell office:value-type="float" office:value="23.4989909813696">
            <text:p>23.4989909814</text:p>
          </table:table-cell>
          <table:table-cell office:value-type="float" office:value="23.4512862743941">
            <text:p>23.4512862744</text:p>
          </table:table-cell>
        </table:table-row>
        <table:table-row table:style-name="ro1">
          <table:table-cell/>
          <table:table-cell office:value-type="string">
            <text:p>LU8PEEng</text:p>
          </table:table-cell>
          <table:table-cell table:style-name="ce7" office:value-type="float" office:value="115.419">
            <text:p>115.4</text:p>
          </table:table-cell>
          <table:table-cell table:style-name="ce7" office:value-type="float" office:value="114.145">
            <text:p>114.1</text:p>
          </table:table-cell>
          <table:table-cell table:style-name="ce7" office:value-type="float" office:value="115.826">
            <text:p>115.8</text:p>
          </table:table-cell>
          <table:table-cell table:style-name="ce7" office:value-type="float" office:value="114.89">
            <text:p>114.9</text:p>
          </table:table-cell>
          <table:table-cell table:style-name="ce7" office:value-type="float" office:value="117.6">
            <text:p>117.6</text:p>
          </table:table-cell>
          <table:table-cell table:style-name="ce7" office:value-type="float" office:value="115.328">
            <text:p>115.3</text:p>
          </table:table-cell>
          <table:table-cell/>
          <table:table-cell table:style-name="ce1" office:value-type="string">
            <text:p>1.0 ns</text:p>
          </table:table-cell>
          <table:table-cell office:value-type="float" office:value="27.3154911119757">
            <text:p>27.315491112</text:p>
          </table:table-cell>
          <table:table-cell office:value-type="float" office:value="27.6966523464597">
            <text:p>27.6966523465</text:p>
          </table:table-cell>
          <table:table-cell office:value-type="float" office:value="27.2569541675291">
            <text:p>27.2569541675</text:p>
          </table:table-cell>
          <table:table-cell office:value-type="float" office:value="27.409027751808">
            <text:p>27.4090277518</text:p>
          </table:table-cell>
          <table:table-cell office:value-type="float" office:value="29.285950640468">
            <text:p>29.2859506405</text:p>
          </table:table-cell>
          <table:table-cell office:value-type="float" office:value="29.111967231968">
            <text:p>29.111967232</text:p>
          </table:table-cell>
        </table:table-row>
        <table:table-row table:style-name="ro1">
          <table:table-cell/>
          <table:table-cell office:value-type="string">
            <text:p>mcml</text:p>
          </table:table-cell>
          <table:table-cell table:style-name="ce7" office:value-type="float" office:value="77.1762">
            <text:p>77.2</text:p>
          </table:table-cell>
          <table:table-cell table:style-name="ce7" office:value-type="float" office:value="78.6573">
            <text:p>78.7</text:p>
          </table:table-cell>
          <table:table-cell table:style-name="ce7" office:value-type="float" office:value="79.5213">
            <text:p>79.5</text:p>
          </table:table-cell>
          <table:table-cell table:style-name="ce7" office:value-type="float" office:value="80.4625">
            <text:p>80.5</text:p>
          </table:table-cell>
          <table:table-cell table:style-name="ce7" office:value-type="float" office:value="77.318">
            <text:p>77.3</text:p>
          </table:table-cell>
          <table:table-cell table:style-name="ce7" office:value-type="float" office:value="76.6821">
            <text:p>76.7</text:p>
          </table:table-cell>
          <table:table-cell/>
          <table:table-cell table:style-name="ce1" office:value-type="string">
            <text:p>1.5 ns</text:p>
          </table:table-cell>
          <table:table-cell office:value-type="float" office:value="34.1788779498782">
            <text:p>34.1788779499</text:p>
          </table:table-cell>
          <table:table-cell office:value-type="float" office:value="33.8582709968482">
            <text:p>33.8582709968</text:p>
          </table:table-cell>
          <table:table-cell office:value-type="float" office:value="32.4086217520187">
            <text:p>32.408621752</text:p>
          </table:table-cell>
          <table:table-cell office:value-type="float" office:value="32.7360665605863">
            <text:p>32.7360665606</text:p>
          </table:table-cell>
          <table:table-cell office:value-type="float" office:value="33.2329604299102">
            <text:p>33.2329604299</text:p>
          </table:table-cell>
          <table:table-cell office:value-type="float" office:value="33.3831599843567">
            <text:p>33.3831599844</text:p>
          </table:table-cell>
        </table:table-row>
        <table:table-row table:style-name="ro1">
          <table:table-cell/>
          <table:table-cell office:value-type="string">
            <text:p>mkDelayWorker32B</text:p>
          </table:table-cell>
          <table:table-cell table:style-name="ce7" office:value-type="float" office:value="7.80655">
            <text:p>7.8</text:p>
          </table:table-cell>
          <table:table-cell table:style-name="ce7" office:value-type="float" office:value="7.63">
            <text:p>7.6</text:p>
          </table:table-cell>
          <table:table-cell table:style-name="ce7" office:value-type="float" office:value="7.53259">
            <text:p>7.5</text:p>
          </table:table-cell>
          <table:table-cell table:style-name="ce7" office:value-type="float" office:value="7.6575">
            <text:p>7.7</text:p>
          </table:table-cell>
          <table:table-cell table:style-name="ce7" office:value-type="float" office:value="7.48544">
            <text:p>7.5</text:p>
          </table:table-cell>
          <table:table-cell table:style-name="ce7" office:value-type="float" office:value="7.64875">
            <text:p>7.6</text:p>
          </table:table-cell>
          <table:table-cell/>
          <table:table-cell office:value-type="string">
            <text:p>t0.5 – t0</text:p>
          </table:table-cell>
          <table:table-cell table:formula="of:=[.K5]-[.K4]" office:value-type="float" office:value="3.684059866339">
            <text:p>3.6840598663</text:p>
          </table:table-cell>
          <table:table-cell table:formula="of:=[.L5]-[.L4]" office:value-type="float" office:value="3.2290656412877">
            <text:p>3.2290656413</text:p>
          </table:table-cell>
          <table:table-cell table:formula="of:=[.M5]-[.M4]" office:value-type="float" office:value="3.113279801752">
            <text:p>3.1132798018</text:p>
          </table:table-cell>
          <table:table-cell table:formula="of:=[.N5]-[.N4]" office:value-type="float" office:value="2.6513601541444">
            <text:p>2.6513601541</text:p>
          </table:table-cell>
          <table:table-cell table:formula="of:=[.O5]-[.O4]" office:value-type="float" office:value="3.2651865005035">
            <text:p>3.2651865005</text:p>
          </table:table-cell>
          <table:table-cell table:formula="of:=[.P5]-[.P4]" office:value-type="float" office:value="3.1450680936525">
            <text:p>3.1450680937</text:p>
          </table:table-cell>
        </table:table-row>
        <table:table-row table:style-name="ro1">
          <table:table-cell/>
          <table:table-cell office:value-type="string">
            <text:p>mkSMAdapter4B</text:p>
          </table:table-cell>
          <table:table-cell table:style-name="ce7" office:value-type="float" office:value="5.87316">
            <text:p>5.9</text:p>
          </table:table-cell>
          <table:table-cell table:style-name="ce7" office:value-type="float" office:value="5.97252">
            <text:p>6.0</text:p>
          </table:table-cell>
          <table:table-cell table:style-name="ce7" office:value-type="float" office:value="5.51074">
            <text:p>5.5</text:p>
          </table:table-cell>
          <table:table-cell table:style-name="ce7" office:value-type="float" office:value="5.73368">
            <text:p>5.7</text:p>
          </table:table-cell>
          <table:table-cell table:style-name="ce7" office:value-type="float" office:value="5.86053">
            <text:p>5.9</text:p>
          </table:table-cell>
          <table:table-cell table:style-name="ce7" office:value-type="float" office:value="5.84321">
            <text:p>5.8</text:p>
          </table:table-cell>
          <table:table-cell/>
          <table:table-cell office:value-type="string">
            <text:p>t1.0 – t0</text:p>
          </table:table-cell>
          <table:table-cell table:formula="of:=[.K6]-[.K4]" office:value-type="float" office:value="7.0198172627621">
            <text:p>7.0198172628</text:p>
          </table:table-cell>
          <table:table-cell table:formula="of:=[.L6]-[.L4]" office:value-type="float" office:value="7.5202935649783">
            <text:p>7.520293565</text:p>
          </table:table-cell>
          <table:table-cell table:formula="of:=[.M6]-[.M4]" office:value-type="float" office:value="7.2029452472803">
            <text:p>7.2029452473</text:p>
          </table:table-cell>
          <table:table-cell table:formula="of:=[.N6]-[.N4]" office:value-type="float" office:value="6.9952628787554">
            <text:p>6.9952628788</text:p>
          </table:table-cell>
          <table:table-cell table:formula="of:=[.O6]-[.O4]" office:value-type="float" office:value="9.0521461596019">
            <text:p>9.0521461596</text:p>
          </table:table-cell>
          <table:table-cell table:formula="of:=[.P6]-[.P4]" office:value-type="float" office:value="8.8057490512264">
            <text:p>8.8057490512</text:p>
          </table:table-cell>
        </table:table-row>
        <table:table-row table:style-name="ro1">
          <table:table-cell/>
          <table:table-cell office:value-type="string">
            <text:p>stereovision0</text:p>
          </table:table-cell>
          <table:table-cell table:style-name="ce7" office:value-type="float" office:value="4.49853">
            <text:p>4.5</text:p>
          </table:table-cell>
          <table:table-cell table:style-name="ce7" office:value-type="float" office:value="4.28914">
            <text:p>4.3</text:p>
          </table:table-cell>
          <table:table-cell table:style-name="ce7" office:value-type="float" office:value="4.49963">
            <text:p>4.5</text:p>
          </table:table-cell>
          <table:table-cell table:style-name="ce7" office:value-type="float" office:value="4.47705">
            <text:p>4.5</text:p>
          </table:table-cell>
          <table:table-cell table:style-name="ce7" office:value-type="float" office:value="4.48739">
            <text:p>4.5</text:p>
          </table:table-cell>
          <table:table-cell table:style-name="ce7" office:value-type="float" office:value="4.49963">
            <text:p>4.5</text:p>
          </table:table-cell>
          <table:table-cell/>
          <table:table-cell office:value-type="string">
            <text:p>t1.5 – t0</text:p>
          </table:table-cell>
          <table:table-cell table:formula="of:=[.K7]-[.K4]" office:value-type="float" office:value="13.8832041006646">
            <text:p>13.8832041007</text:p>
          </table:table-cell>
          <table:table-cell table:formula="of:=[.L7]-[.L4]" office:value-type="float" office:value="13.6819122153668">
            <text:p>13.6819122154</text:p>
          </table:table-cell>
          <table:table-cell table:formula="of:=[.M7]-[.M4]" office:value-type="float" office:value="12.3546128317699">
            <text:p>12.3546128318</text:p>
          </table:table-cell>
          <table:table-cell table:formula="of:=[.N7]-[.N4]" office:value-type="float" office:value="12.3223016875337">
            <text:p>12.3223016875</text:p>
          </table:table-cell>
          <table:table-cell table:formula="of:=[.O7]-[.O4]" office:value-type="float" office:value="12.9991559490441">
            <text:p>12.999155949</text:p>
          </table:table-cell>
          <table:table-cell table:formula="of:=[.P7]-[.P4]" office:value-type="float" office:value="13.0769418036151">
            <text:p>13.0769418036</text:p>
          </table:table-cell>
        </table:table-row>
        <table:table-row table:style-name="ro1">
          <table:table-cell/>
          <table:table-cell office:value-type="string">
            <text:p>stereovision1</text:p>
          </table:table-cell>
          <table:table-cell table:style-name="ce7" office:value-type="float" office:value="6.02766">
            <text:p>6.0</text:p>
          </table:table-cell>
          <table:table-cell table:style-name="ce7" office:value-type="float" office:value="6.18134">
            <text:p>6.2</text:p>
          </table:table-cell>
          <table:table-cell table:style-name="ce7" office:value-type="float" office:value="5.91693">
            <text:p>5.9</text:p>
          </table:table-cell>
          <table:table-cell table:style-name="ce7" office:value-type="float" office:value="6.31397">
            <text:p>6.3</text:p>
          </table:table-cell>
          <table:table-cell table:style-name="ce7" office:value-type="float" office:value="6.17512">
            <text:p>6.2</text:p>
          </table:table-cell>
          <table:table-cell table:style-name="ce7" office:value-type="float" office:value="6.15033">
            <text:p>6.2</text:p>
          </table:table-cell>
          <table:table-cell/>
          <table:table-cell office:value-type="string">
            <text:p>(t0.5 – t0) / 0.5</text:p>
          </table:table-cell>
          <table:table-cell table:formula="of:=[.K8]/0.5" office:value-type="float" office:value="7.368119732678">
            <text:p>7.3681197327</text:p>
          </table:table-cell>
          <table:table-cell table:formula="of:=[.L8]/0.5" office:value-type="float" office:value="6.4581312825754">
            <text:p>6.4581312826</text:p>
          </table:table-cell>
          <table:table-cell table:formula="of:=[.M8]/0.5" office:value-type="float" office:value="6.226559603504">
            <text:p>6.2265596035</text:p>
          </table:table-cell>
          <table:table-cell table:formula="of:=[.N8]/0.5" office:value-type="float" office:value="5.3027203082888">
            <text:p>5.3027203083</text:p>
          </table:table-cell>
          <table:table-cell table:formula="of:=[.O8]/0.5" office:value-type="float" office:value="6.530373001007">
            <text:p>6.530373001</text:p>
          </table:table-cell>
          <table:table-cell table:formula="of:=[.P8]/0.5" office:value-type="float" office:value="6.290136187305">
            <text:p>6.2901361873</text:p>
          </table:table-cell>
        </table:table-row>
        <table:table-row table:style-name="ro1">
          <table:table-cell/>
          <table:table-cell office:value-type="string">
            <text:p>stereovision2</text:p>
          </table:table-cell>
          <table:table-cell table:style-name="ce7" office:value-type="float" office:value="18.0481">
            <text:p>18.0</text:p>
          </table:table-cell>
          <table:table-cell table:style-name="ce7" office:value-type="float" office:value="17.1392">
            <text:p>17.1</text:p>
          </table:table-cell>
          <table:table-cell table:style-name="ce7" office:value-type="float" office:value="17.136">
            <text:p>17.1</text:p>
          </table:table-cell>
          <table:table-cell table:style-name="ce7" office:value-type="float" office:value="17.4868">
            <text:p>17.5</text:p>
          </table:table-cell>
          <table:table-cell table:style-name="ce7" office:value-type="float" office:value="17.5871">
            <text:p>17.6</text:p>
          </table:table-cell>
          <table:table-cell table:style-name="ce7" office:value-type="float" office:value="17.6554">
            <text:p>17.7</text:p>
          </table:table-cell>
          <table:table-cell/>
          <table:table-cell office:value-type="string">
            <text:p>(t1.0 – t0) / 1.0</text:p>
          </table:table-cell>
          <table:table-cell table:formula="of:=[.K9]/1" office:value-type="float" office:value="7.0198172627621">
            <text:p>7.0198172628</text:p>
          </table:table-cell>
          <table:table-cell table:formula="of:=[.L9]/1" office:value-type="float" office:value="7.5202935649783">
            <text:p>7.520293565</text:p>
          </table:table-cell>
          <table:table-cell table:formula="of:=[.M9]/1" office:value-type="float" office:value="7.2029452472803">
            <text:p>7.2029452473</text:p>
          </table:table-cell>
          <table:table-cell table:formula="of:=[.N9]/1" office:value-type="float" office:value="6.9952628787554">
            <text:p>6.9952628788</text:p>
          </table:table-cell>
          <table:table-cell table:formula="of:=[.O9]/1" office:value-type="float" office:value="9.0521461596019">
            <text:p>9.0521461596</text:p>
          </table:table-cell>
          <table:table-cell table:formula="of:=[.P9]/1" office:value-type="float" office:value="8.8057490512264">
            <text:p>8.8057490512</text:p>
          </table:table-cell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10" table:formula="of:=GEOMEAN([.C4:.C12])" office:value-type="float" office:value="20.2956738492136">
            <text:p>20.3</text:p>
          </table:table-cell>
          <table:table-cell table:style-name="ce10" table:formula="of:=GEOMEAN([.D4:.D12])" office:value-type="float" office:value="20.1763587814814">
            <text:p>20.2</text:p>
          </table:table-cell>
          <table:table-cell table:style-name="ce10" table:formula="of:=GEOMEAN([.E4:.E12])" office:value-type="float" office:value="20.0540089202488">
            <text:p>20.1</text:p>
          </table:table-cell>
          <table:table-cell table:style-name="ce10" table:formula="of:=GEOMEAN([.F4:.F12])" office:value-type="float" office:value="20.4137648730526">
            <text:p>20.4</text:p>
          </table:table-cell>
          <table:table-cell table:style-name="ce10" table:formula="of:=GEOMEAN([.G4:.G12])" office:value-type="float" office:value="20.2338044808661">
            <text:p>20.2</text:p>
          </table:table-cell>
          <table:table-cell table:style-name="ce10" table:formula="of:=GEOMEAN([.H4:.H12])" office:value-type="float" office:value="20.3062181807416">
            <text:p>20.3</text:p>
          </table:table-cell>
          <table:table-cell/>
          <table:table-cell office:value-type="string">
            <text:p>(t1.5 – t0) / 1.5</text:p>
          </table:table-cell>
          <table:table-cell table:formula="of:=[.K10]/1.5" office:value-type="float" office:value="9.25546940044307">
            <text:p>9.2554694004</text:p>
          </table:table-cell>
          <table:table-cell table:formula="of:=[.L10]/1.5" office:value-type="float" office:value="9.12127481024453">
            <text:p>9.1212748102</text:p>
          </table:table-cell>
          <table:table-cell table:formula="of:=[.M10]/1.5" office:value-type="float" office:value="8.23640855451327">
            <text:p>8.2364085545</text:p>
          </table:table-cell>
          <table:table-cell table:formula="of:=[.N10]/1.5" office:value-type="float" office:value="8.21486779168914">
            <text:p>8.2148677917</text:p>
          </table:table-cell>
          <table:table-cell table:formula="of:=[.O10]/1.5" office:value-type="float" office:value="8.6661039660294">
            <text:p>8.666103966</text:p>
          </table:table-cell>
          <table:table-cell table:formula="of:=[.P10]/1.5" office:value-type="float" office:value="8.71796120241007">
            <text:p>8.717961202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Delay = 0.5ns</text:p>
          </table:table-cell>
          <table:table-cell table:number-columns-repeated="15"/>
        </table:table-row>
        <table:table-row table:style-name="ro5">
          <table:table-cell table:number-columns-repeated="2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gm</text:p>
          </table:table-cell>
          <table:table-cell table:style-name="ce7" office:value-type="float" office:value="31.572">
            <text:p>31.6</text:p>
          </table:table-cell>
          <table:table-cell table:style-name="ce7" office:value-type="float" office:value="30.3383">
            <text:p>30.3</text:p>
          </table:table-cell>
          <table:table-cell table:style-name="ce7" office:value-type="float" office:value="29.2159">
            <text:p>29.2</text:p>
          </table:table-cell>
          <table:table-cell table:style-name="ce7" office:value-type="float" office:value="29.2241">
            <text:p>29.2</text:p>
          </table:table-cell>
          <table:table-cell table:style-name="ce7" office:value-type="float" office:value="29.8846">
            <text:p>29.9</text:p>
          </table:table-cell>
          <table:table-cell table:style-name="ce7" office:value-type="float" office:value="31.6145">
            <text:p>31.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32PEEng</text:p>
          </table:table-cell>
          <table:table-cell table:style-name="ce7" office:value-type="float" office:value="118.546">
            <text:p>118.5</text:p>
          </table:table-cell>
          <table:table-cell table:style-name="ce7" office:value-type="float" office:value="114.071">
            <text:p>114.1</text:p>
          </table:table-cell>
          <table:table-cell table:style-name="ce7" office:value-type="float" office:value="115.213">
            <text:p>115.2</text:p>
          </table:table-cell>
          <table:table-cell table:style-name="ce7" office:value-type="float" office:value="113.684">
            <text:p>113.7</text:p>
          </table:table-cell>
          <table:table-cell table:style-name="ce7" office:value-type="float" office:value="115.323">
            <text:p>115.3</text:p>
          </table:table-cell>
          <table:table-cell table:style-name="ce7" office:value-type="float" office:value="115.033">
            <text:p>115.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8PEEng</text:p>
          </table:table-cell>
          <table:table-cell table:style-name="ce7" office:value-type="float" office:value="117.863">
            <text:p>117.9</text:p>
          </table:table-cell>
          <table:table-cell table:style-name="ce7" office:value-type="float" office:value="116.361">
            <text:p>116.4</text:p>
          </table:table-cell>
          <table:table-cell table:style-name="ce7" office:value-type="float" office:value="119.098">
            <text:p>119.1</text:p>
          </table:table-cell>
          <table:table-cell table:style-name="ce7" office:value-type="float" office:value="116.633">
            <text:p>116.6</text:p>
          </table:table-cell>
          <table:table-cell table:style-name="ce7" office:value-type="float" office:value="113.826">
            <text:p>113.8</text:p>
          </table:table-cell>
          <table:table-cell table:style-name="ce7" office:value-type="float" office:value="114.947">
            <text:p>114.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cml</text:p>
          </table:table-cell>
          <table:table-cell table:style-name="ce7" office:value-type="float" office:value="82.5762">
            <text:p>82.6</text:p>
          </table:table-cell>
          <table:table-cell table:style-name="ce7" office:value-type="float" office:value="82.6614">
            <text:p>82.7</text:p>
          </table:table-cell>
          <table:table-cell table:style-name="ce7" office:value-type="float" office:value="79.5544">
            <text:p>79.6</text:p>
          </table:table-cell>
          <table:table-cell table:style-name="ce7" office:value-type="float" office:value="81.8711">
            <text:p>81.9</text:p>
          </table:table-cell>
          <table:table-cell table:style-name="ce7" office:value-type="float" office:value="84.4664">
            <text:p>84.5</text:p>
          </table:table-cell>
          <table:table-cell table:style-name="ce7" office:value-type="float" office:value="82.6418">
            <text:p>82.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DelayWorker32B</text:p>
          </table:table-cell>
          <table:table-cell table:style-name="ce7" office:value-type="float" office:value="9.75689">
            <text:p>9.8</text:p>
          </table:table-cell>
          <table:table-cell table:style-name="ce7" office:value-type="float" office:value="10.6483">
            <text:p>10.6</text:p>
          </table:table-cell>
          <table:table-cell table:style-name="ce7" office:value-type="float" office:value="10.3751">
            <text:p>10.4</text:p>
          </table:table-cell>
          <table:table-cell table:style-name="ce7" office:value-type="float" office:value="9.56075">
            <text:p>9.6</text:p>
          </table:table-cell>
          <table:table-cell table:style-name="ce7" office:value-type="float" office:value="10.1502">
            <text:p>10.2</text:p>
          </table:table-cell>
          <table:table-cell table:style-name="ce7" office:value-type="float" office:value="9.11465">
            <text:p>9.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SMAdapter4B</text:p>
          </table:table-cell>
          <table:table-cell table:style-name="ce7" office:value-type="float" office:value="8.08993">
            <text:p>8.1</text:p>
          </table:table-cell>
          <table:table-cell table:style-name="ce7" office:value-type="float" office:value="7.62848">
            <text:p>7.6</text:p>
          </table:table-cell>
          <table:table-cell table:style-name="ce7" office:value-type="float" office:value="8.0749">
            <text:p>8.1</text:p>
          </table:table-cell>
          <table:table-cell table:style-name="ce7" office:value-type="float" office:value="7.64417">
            <text:p>7.6</text:p>
          </table:table-cell>
          <table:table-cell table:style-name="ce7" office:value-type="float" office:value="8.3977">
            <text:p>8.4</text:p>
          </table:table-cell>
          <table:table-cell table:style-name="ce7" office:value-type="float" office:value="8.14483">
            <text:p>8.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0</text:p>
          </table:table-cell>
          <table:table-cell table:style-name="ce7" office:value-type="float" office:value="5.67591">
            <text:p>5.7</text:p>
          </table:table-cell>
          <table:table-cell table:style-name="ce7" office:value-type="float" office:value="5.25842">
            <text:p>5.3</text:p>
          </table:table-cell>
          <table:table-cell table:style-name="ce7" office:value-type="float" office:value="4.81492">
            <text:p>4.8</text:p>
          </table:table-cell>
          <table:table-cell table:style-name="ce7" office:value-type="float" office:value="4.91233">
            <text:p>4.9</text:p>
          </table:table-cell>
          <table:table-cell table:style-name="ce7" office:value-type="float" office:value="4.85579">
            <text:p>4.9</text:p>
          </table:table-cell>
          <table:table-cell table:style-name="ce7" office:value-type="float" office:value="4.837">
            <text:p>4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1</text:p>
          </table:table-cell>
          <table:table-cell table:style-name="ce7" office:value-type="float" office:value="8.01145">
            <text:p>8.0</text:p>
          </table:table-cell>
          <table:table-cell table:style-name="ce7" office:value-type="float" office:value="7.51366">
            <text:p>7.5</text:p>
          </table:table-cell>
          <table:table-cell table:style-name="ce7" office:value-type="float" office:value="7.37702">
            <text:p>7.4</text:p>
          </table:table-cell>
          <table:table-cell table:style-name="ce7" office:value-type="float" office:value="8.17015">
            <text:p>8.2</text:p>
          </table:table-cell>
          <table:table-cell table:style-name="ce7" office:value-type="float" office:value="7.87138">
            <text:p>7.9</text:p>
          </table:table-cell>
          <table:table-cell table:style-name="ce7" office:value-type="float" office:value="8.0086">
            <text:p>8.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2</text:p>
          </table:table-cell>
          <table:table-cell table:style-name="ce7" office:value-type="float" office:value="20.0528">
            <text:p>20.1</text:p>
          </table:table-cell>
          <table:table-cell table:style-name="ce7" office:value-type="float" office:value="19.7309">
            <text:p>19.7</text:p>
          </table:table-cell>
          <table:table-cell table:style-name="ce7" office:value-type="float" office:value="20.2576">
            <text:p>20.3</text:p>
          </table:table-cell>
          <table:table-cell table:style-name="ce7" office:value-type="float" office:value="19.855">
            <text:p>19.9</text:p>
          </table:table-cell>
          <table:table-cell table:style-name="ce7" office:value-type="float" office:value="20.2399">
            <text:p>20.2</text:p>
          </table:table-cell>
          <table:table-cell table:style-name="ce7" office:value-type="float" office:value="21.5943">
            <text:p>21.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10" table:formula="of:=GEOMEAN([.C18:.C26])" office:value-type="float" office:value="23.9797337155526">
            <text:p>24.0</text:p>
          </table:table-cell>
          <table:table-cell table:style-name="ce10" table:formula="of:=GEOMEAN([.D18:.D26])" office:value-type="float" office:value="23.4054244227691">
            <text:p>23.4</text:p>
          </table:table-cell>
          <table:table-cell table:style-name="ce10" table:formula="of:=GEOMEAN([.E18:.E26])" office:value-type="float" office:value="23.1672887220008">
            <text:p>23.2</text:p>
          </table:table-cell>
          <table:table-cell table:style-name="ce10" table:formula="of:=GEOMEAN([.F18:.F26])" office:value-type="float" office:value="23.065125027197">
            <text:p>23.1</text:p>
          </table:table-cell>
          <table:table-cell table:style-name="ce10" table:formula="of:=GEOMEAN([.G18:.G26])" office:value-type="float" office:value="23.4989909813696">
            <text:p>23.5</text:p>
          </table:table-cell>
          <table:table-cell table:style-name="ce10" table:formula="of:=GEOMEAN([.H18:.H26])" office:value-type="float" office:value="23.4512862743941">
            <text:p>23.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Delay = 1ns</text:p>
          </table:table-cell>
          <table:table-cell table:number-columns-repeated="15"/>
        </table:table-row>
        <table:table-row table:style-name="ro5">
          <table:table-cell table:number-columns-repeated="2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gm</text:p>
          </table:table-cell>
          <table:table-cell table:style-name="ce7" office:value-type="float" office:value="35.0707">
            <text:p>35.1</text:p>
          </table:table-cell>
          <table:table-cell table:style-name="ce7" office:value-type="float" office:value="33.6023">
            <text:p>33.6</text:p>
          </table:table-cell>
          <table:table-cell table:style-name="ce7" office:value-type="float" office:value="32.2368">
            <text:p>32.2</text:p>
          </table:table-cell>
          <table:table-cell table:style-name="ce7" office:value-type="float" office:value="32.9217">
            <text:p>32.9</text:p>
          </table:table-cell>
          <table:table-cell table:style-name="ce7" office:value-type="float" office:value="37.7697">
            <text:p>37.8</text:p>
          </table:table-cell>
          <table:table-cell table:style-name="ce7" office:value-type="float" office:value="40.3339">
            <text:p>40.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32PEEng</text:p>
          </table:table-cell>
          <table:table-cell table:style-name="ce7" office:value-type="float" office:value="114.55">
            <text:p>114.6</text:p>
          </table:table-cell>
          <table:table-cell table:style-name="ce7" office:value-type="float" office:value="114.133">
            <text:p>114.1</text:p>
          </table:table-cell>
          <table:table-cell table:style-name="ce7" office:value-type="float" office:value="113.7">
            <text:p>113.7</text:p>
          </table:table-cell>
          <table:table-cell table:style-name="ce7" office:value-type="float" office:value="113.535">
            <text:p>113.5</text:p>
          </table:table-cell>
          <table:table-cell table:style-name="ce7" office:value-type="float" office:value="115.457">
            <text:p>115.5</text:p>
          </table:table-cell>
          <table:table-cell table:style-name="ce7" office:value-type="float" office:value="112.581">
            <text:p>112.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8PEEng</text:p>
          </table:table-cell>
          <table:table-cell table:style-name="ce7" office:value-type="float" office:value="117.994">
            <text:p>118.0</text:p>
          </table:table-cell>
          <table:table-cell table:style-name="ce7" office:value-type="float" office:value="117.163">
            <text:p>117.2</text:p>
          </table:table-cell>
          <table:table-cell table:style-name="ce7" office:value-type="float" office:value="119.144">
            <text:p>119.1</text:p>
          </table:table-cell>
          <table:table-cell table:style-name="ce7" office:value-type="float" office:value="116.489">
            <text:p>116.5</text:p>
          </table:table-cell>
          <table:table-cell table:style-name="ce7" office:value-type="float" office:value="116.535">
            <text:p>116.5</text:p>
          </table:table-cell>
          <table:table-cell table:style-name="ce7" office:value-type="float" office:value="124.091">
            <text:p>124.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cml</text:p>
          </table:table-cell>
          <table:table-cell table:style-name="ce7" office:value-type="float" office:value="82.3031">
            <text:p>82.3</text:p>
          </table:table-cell>
          <table:table-cell table:style-name="ce7" office:value-type="float" office:value="82.9169">
            <text:p>82.9</text:p>
          </table:table-cell>
          <table:table-cell table:style-name="ce7" office:value-type="float" office:value="84.0117">
            <text:p>84.0</text:p>
          </table:table-cell>
          <table:table-cell table:style-name="ce7" office:value-type="float" office:value="83.404">
            <text:p>83.4</text:p>
          </table:table-cell>
          <table:table-cell table:style-name="ce7" office:value-type="float" office:value="88.3182">
            <text:p>88.3</text:p>
          </table:table-cell>
          <table:table-cell table:style-name="ce7" office:value-type="float" office:value="85.6949">
            <text:p>85.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DelayWorker32B</text:p>
          </table:table-cell>
          <table:table-cell table:style-name="ce7" office:value-type="float" office:value="11.0231">
            <text:p>11.0</text:p>
          </table:table-cell>
          <table:table-cell table:style-name="ce7" office:value-type="float" office:value="12.2905">
            <text:p>12.3</text:p>
          </table:table-cell>
          <table:table-cell table:style-name="ce7" office:value-type="float" office:value="11.9634">
            <text:p>12.0</text:p>
          </table:table-cell>
          <table:table-cell table:style-name="ce7" office:value-type="float" office:value="12.2803">
            <text:p>12.3</text:p>
          </table:table-cell>
          <table:table-cell table:style-name="ce7" office:value-type="float" office:value="14.3631">
            <text:p>14.4</text:p>
          </table:table-cell>
          <table:table-cell table:style-name="ce7" office:value-type="float" office:value="12.7581">
            <text:p>12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SMAdapter4B</text:p>
          </table:table-cell>
          <table:table-cell table:style-name="ce7" office:value-type="float" office:value="10.5685">
            <text:p>10.6</text:p>
          </table:table-cell>
          <table:table-cell table:style-name="ce7" office:value-type="float" office:value="11.5156">
            <text:p>11.5</text:p>
          </table:table-cell>
          <table:table-cell table:style-name="ce7" office:value-type="float" office:value="10.8249">
            <text:p>10.8</text:p>
          </table:table-cell>
          <table:table-cell table:style-name="ce7" office:value-type="float" office:value="9.6262">
            <text:p>9.6</text:p>
          </table:table-cell>
          <table:table-cell table:style-name="ce7" office:value-type="float" office:value="10.9372">
            <text:p>10.9</text:p>
          </table:table-cell>
          <table:table-cell table:style-name="ce7" office:value-type="float" office:value="11.9089">
            <text:p>11.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0</text:p>
          </table:table-cell>
          <table:table-cell table:style-name="ce7" office:value-type="float" office:value="6.85863">
            <text:p>6.9</text:p>
          </table:table-cell>
          <table:table-cell table:style-name="ce7" office:value-type="float" office:value="7.76674">
            <text:p>7.8</text:p>
          </table:table-cell>
          <table:table-cell table:style-name="ce7" office:value-type="float" office:value="7.04786">
            <text:p>7.0</text:p>
          </table:table-cell>
          <table:table-cell table:style-name="ce7" office:value-type="float" office:value="7.40606">
            <text:p>7.4</text:p>
          </table:table-cell>
          <table:table-cell table:style-name="ce7" office:value-type="float" office:value="7.55096">
            <text:p>7.6</text:p>
          </table:table-cell>
          <table:table-cell table:style-name="ce7" office:value-type="float" office:value="7.01069">
            <text:p>7.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1</text:p>
          </table:table-cell>
          <table:table-cell table:style-name="ce7" office:value-type="float" office:value="11.6481">
            <text:p>11.6</text:p>
          </table:table-cell>
          <table:table-cell table:style-name="ce7" office:value-type="float" office:value="9.21328">
            <text:p>9.2</text:p>
          </table:table-cell>
          <table:table-cell table:style-name="ce7" office:value-type="float" office:value="10.3781">
            <text:p>10.4</text:p>
          </table:table-cell>
          <table:table-cell table:style-name="ce7" office:value-type="float" office:value="11.0412">
            <text:p>11.0</text:p>
          </table:table-cell>
          <table:table-cell table:style-name="ce7" office:value-type="float" office:value="11.6419">
            <text:p>11.6</text:p>
          </table:table-cell>
          <table:table-cell table:style-name="ce7" office:value-type="float" office:value="11.7797">
            <text:p>11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2</text:p>
          </table:table-cell>
          <table:table-cell table:style-name="ce7" office:value-type="float" office:value="23.3161">
            <text:p>23.3</text:p>
          </table:table-cell>
          <table:table-cell table:style-name="ce7" office:value-type="float" office:value="25.4169">
            <text:p>25.4</text:p>
          </table:table-cell>
          <table:table-cell table:style-name="ce7" office:value-type="float" office:value="23.8956">
            <text:p>23.9</text:p>
          </table:table-cell>
          <table:table-cell table:style-name="ce7" office:value-type="float" office:value="24.8709">
            <text:p>24.9</text:p>
          </table:table-cell>
          <table:table-cell table:style-name="ce7" office:value-type="float" office:value="25.5672">
            <text:p>25.6</text:p>
          </table:table-cell>
          <table:table-cell table:style-name="ce7" office:value-type="float" office:value="24.7891">
            <text:p>24.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10" table:formula="of:=GEOMEAN([.C32:.C40])" office:value-type="float" office:value="27.3154911119757">
            <text:p>27.3</text:p>
          </table:table-cell>
          <table:table-cell table:style-name="ce10" table:formula="of:=GEOMEAN([.D32:.D40])" office:value-type="float" office:value="27.6966523464597">
            <text:p>27.7</text:p>
          </table:table-cell>
          <table:table-cell table:style-name="ce10" table:formula="of:=GEOMEAN([.E32:.E40])" office:value-type="float" office:value="27.2569541675291">
            <text:p>27.3</text:p>
          </table:table-cell>
          <table:table-cell table:style-name="ce10" table:formula="of:=GEOMEAN([.F32:.F40])" office:value-type="float" office:value="27.409027751808">
            <text:p>27.4</text:p>
          </table:table-cell>
          <table:table-cell table:style-name="ce10" table:formula="of:=GEOMEAN([.G32:.G40])" office:value-type="float" office:value="29.285950640468">
            <text:p>29.3</text:p>
          </table:table-cell>
          <table:table-cell table:style-name="ce10" table:formula="of:=GEOMEAN([.H32:.H40])" office:value-type="float" office:value="29.111967231968">
            <text:p>29.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Delay = 1.5ns</text:p>
          </table:table-cell>
          <table:table-cell table:number-columns-repeated="15"/>
        </table:table-row>
        <table:table-row table:style-name="ro5">
          <table:table-cell table:number-columns-repeated="2"/>
          <table:table-cell table:style-name="ce3" office:value-type="string" table:number-columns-spanned="6" table:number-rows-spanned="1">
            <text:p>Critical path delay (ns)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gm</text:p>
          </table:table-cell>
          <table:table-cell table:style-name="ce7" office:value-type="float" office:value="47.1859">
            <text:p>47.2</text:p>
          </table:table-cell>
          <table:table-cell table:style-name="ce7" office:value-type="float" office:value="52.3778">
            <text:p>52.4</text:p>
          </table:table-cell>
          <table:table-cell table:style-name="ce7" office:value-type="float" office:value="43.1462">
            <text:p>43.1</text:p>
          </table:table-cell>
          <table:table-cell table:style-name="ce7" office:value-type="float" office:value="42.6543">
            <text:p>42.7</text:p>
          </table:table-cell>
          <table:table-cell table:style-name="ce7" office:value-type="float" office:value="44.7697">
            <text:p>44.8</text:p>
          </table:table-cell>
          <table:table-cell table:style-name="ce7" office:value-type="float" office:value="48.2518">
            <text:p>48.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32PEEng</text:p>
          </table:table-cell>
          <table:table-cell table:style-name="ce7" office:value-type="float" office:value="115.017">
            <text:p>115.0</text:p>
          </table:table-cell>
          <table:table-cell table:style-name="ce7" office:value-type="float" office:value="111.976">
            <text:p>112.0</text:p>
          </table:table-cell>
          <table:table-cell table:style-name="ce7" office:value-type="float" office:value="116.584">
            <text:p>116.6</text:p>
          </table:table-cell>
          <table:table-cell table:style-name="ce7" office:value-type="float" office:value="113.747">
            <text:p>113.7</text:p>
          </table:table-cell>
          <table:table-cell table:style-name="ce7" office:value-type="float" office:value="115.456">
            <text:p>115.5</text:p>
          </table:table-cell>
          <table:table-cell table:style-name="ce7" office:value-type="float" office:value="113.117">
            <text:p>113.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8PEEng</text:p>
          </table:table-cell>
          <table:table-cell table:style-name="ce7" office:value-type="float" office:value="160.806">
            <text:p>160.8</text:p>
          </table:table-cell>
          <table:table-cell table:style-name="ce7" office:value-type="float" office:value="158.746">
            <text:p>158.7</text:p>
          </table:table-cell>
          <table:table-cell table:style-name="ce7" office:value-type="float" office:value="121.679">
            <text:p>121.7</text:p>
          </table:table-cell>
          <table:table-cell table:style-name="ce7" office:value-type="float" office:value="145.52">
            <text:p>145.5</text:p>
          </table:table-cell>
          <table:table-cell table:style-name="ce7" office:value-type="float" office:value="118.176">
            <text:p>118.2</text:p>
          </table:table-cell>
          <table:table-cell table:style-name="ce7" office:value-type="float" office:value="129.093">
            <text:p>129.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cml</text:p>
          </table:table-cell>
          <table:table-cell table:style-name="ce7" office:value-type="float" office:value="93.9888">
            <text:p>94.0</text:p>
          </table:table-cell>
          <table:table-cell table:style-name="ce7" office:value-type="float" office:value="86.0333">
            <text:p>86.0</text:p>
          </table:table-cell>
          <table:table-cell table:style-name="ce7" office:value-type="float" office:value="93.8999">
            <text:p>93.9</text:p>
          </table:table-cell>
          <table:table-cell table:style-name="ce7" office:value-type="float" office:value="88.745">
            <text:p>88.7</text:p>
          </table:table-cell>
          <table:table-cell table:style-name="ce7" office:value-type="float" office:value="77.318">
            <text:p>77.3</text:p>
          </table:table-cell>
          <table:table-cell table:style-name="ce7" office:value-type="float" office:value="87.5151">
            <text:p>87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DelayWorker32B</text:p>
          </table:table-cell>
          <table:table-cell table:style-name="ce7" office:value-type="float" office:value="15.2958">
            <text:p>15.3</text:p>
          </table:table-cell>
          <table:table-cell table:style-name="ce7" office:value-type="float" office:value="13.7944">
            <text:p>13.8</text:p>
          </table:table-cell>
          <table:table-cell table:style-name="ce7" office:value-type="float" office:value="14.2719">
            <text:p>14.3</text:p>
          </table:table-cell>
          <table:table-cell table:style-name="ce7" office:value-type="float" office:value="15.3487">
            <text:p>15.3</text:p>
          </table:table-cell>
          <table:table-cell table:style-name="ce7" office:value-type="float" office:value="17.8648">
            <text:p>17.9</text:p>
          </table:table-cell>
          <table:table-cell table:style-name="ce7" office:value-type="float" office:value="15.405">
            <text:p>15.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SMAdapter4B</text:p>
          </table:table-cell>
          <table:table-cell table:style-name="ce7" office:value-type="float" office:value="15.4972">
            <text:p>15.5</text:p>
          </table:table-cell>
          <table:table-cell table:style-name="ce7" office:value-type="float" office:value="15.4695">
            <text:p>15.5</text:p>
          </table:table-cell>
          <table:table-cell table:style-name="ce7" office:value-type="float" office:value="14.3988">
            <text:p>14.4</text:p>
          </table:table-cell>
          <table:table-cell table:style-name="ce7" office:value-type="float" office:value="14.9505">
            <text:p>15.0</text:p>
          </table:table-cell>
          <table:table-cell table:style-name="ce7" office:value-type="float" office:value="13.9372">
            <text:p>13.9</text:p>
          </table:table-cell>
          <table:table-cell table:style-name="ce7" office:value-type="float" office:value="14.9089">
            <text:p>14.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0</text:p>
          </table:table-cell>
          <table:table-cell table:style-name="ce7" office:value-type="float" office:value="7.47738">
            <text:p>7.5</text:p>
          </table:table-cell>
          <table:table-cell table:style-name="ce7" office:value-type="float" office:value="9.38175">
            <text:p>9.4</text:p>
          </table:table-cell>
          <table:table-cell table:style-name="ce7" office:value-type="float" office:value="8.90606">
            <text:p>8.9</text:p>
          </table:table-cell>
          <table:table-cell table:style-name="ce7" office:value-type="float" office:value="7.78644">
            <text:p>7.8</text:p>
          </table:table-cell>
          <table:table-cell table:style-name="ce7" office:value-type="float" office:value="9.55095">
            <text:p>9.6</text:p>
          </table:table-cell>
          <table:table-cell table:style-name="ce7" office:value-type="float" office:value="8.25828">
            <text:p>8.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1</text:p>
          </table:table-cell>
          <table:table-cell table:style-name="ce7" office:value-type="float" office:value="14.621">
            <text:p>14.6</text:p>
          </table:table-cell>
          <table:table-cell table:style-name="ce7" office:value-type="float" office:value="12.0435">
            <text:p>12.0</text:p>
          </table:table-cell>
          <table:table-cell table:style-name="ce7" office:value-type="float" office:value="13.0597">
            <text:p>13.1</text:p>
          </table:table-cell>
          <table:table-cell table:style-name="ce7" office:value-type="float" office:value="12.7415">
            <text:p>12.7</text:p>
          </table:table-cell>
          <table:table-cell table:style-name="ce7" office:value-type="float" office:value="14.6419">
            <text:p>14.6</text:p>
          </table:table-cell>
          <table:table-cell table:style-name="ce7" office:value-type="float" office:value="14.7797">
            <text:p>14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2</text:p>
          </table:table-cell>
          <table:table-cell table:style-name="ce7" office:value-type="float" office:value="29.9444">
            <text:p>29.9</text:p>
          </table:table-cell>
          <table:table-cell table:style-name="ce7" office:value-type="float" office:value="30.2779">
            <text:p>30.3</text:p>
          </table:table-cell>
          <table:table-cell table:style-name="ce7" office:value-type="float" office:value="28.7115">
            <text:p>28.7</text:p>
          </table:table-cell>
          <table:table-cell table:style-name="ce7" office:value-type="float" office:value="30.2679">
            <text:p>30.3</text:p>
          </table:table-cell>
          <table:table-cell table:style-name="ce7" office:value-type="float" office:value="30.0672">
            <text:p>30.1</text:p>
          </table:table-cell>
          <table:table-cell table:style-name="ce7" office:value-type="float" office:value="29.7891">
            <text:p>29.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10" table:formula="of:=GEOMEAN([.C46:.C54])" office:value-type="float" office:value="34.1788779498782">
            <text:p>34.2</text:p>
          </table:table-cell>
          <table:table-cell table:style-name="ce10" table:formula="of:=GEOMEAN([.D46:.D54])" office:value-type="float" office:value="33.8582709968482">
            <text:p>33.9</text:p>
          </table:table-cell>
          <table:table-cell table:style-name="ce10" table:formula="of:=GEOMEAN([.E46:.E54])" office:value-type="float" office:value="32.4086217520187">
            <text:p>32.4</text:p>
          </table:table-cell>
          <table:table-cell table:style-name="ce10" table:formula="of:=GEOMEAN([.F46:.F54])" office:value-type="float" office:value="32.7360665605863">
            <text:p>32.7</text:p>
          </table:table-cell>
          <table:table-cell table:style-name="ce10" table:formula="of:=GEOMEAN([.G46:.G54])" office:value-type="float" office:value="33.2329604299102">
            <text:p>33.2</text:p>
          </table:table-cell>
          <table:table-cell table:style-name="ce10" table:formula="of:=GEOMEAN([.H46:.H54])" office:value-type="float" office:value="33.3831599843567">
            <text:p>33.4</text:p>
          </table:table-cell>
          <table:table-cell table:number-columns-repeated="8"/>
        </table:table-row>
        <table:table-row table:style-name="ro1" table:number-rows-repeated="104852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4_2" table:style-name="ta1">
        <table:shapes>
          <draw:frame draw:z-index="0" draw:style-name="gr1" svg:width="15.617cm" svg:height="8.39cm" svg:x="20.646cm" svg:y="5.946cm">
            <draw:object draw:notify-on-update-of-ranges="Sheet4_2.K3:Sheet4_2.P3 Sheet4_2.J4:Sheet4_2.J4 Sheet4_2.K4:Sheet4_2.P4 Sheet4_2.K3:Sheet4_2.P3 Sheet4_2.J5:Sheet4_2.J5 Sheet4_2.K5:Sheet4_2.P5 Sheet4_2.K3:Sheet4_2.P3 Sheet4_2.J6:Sheet4_2.J6 Sheet4_2.K6:Sheet4_2.P6 Sheet4_2.K3:Sheet4_2.P3 Sheet4_2.J7:Sheet4_2.J7 Sheet4_2.K7:Sheet4_2.P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number-columns-repeated="9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Delay = 0ns</text:p>
          </table:table-cell>
          <table:table-cell table:number-columns-repeated="15"/>
        </table:table-row>
        <table:table-row table:style-name="ro5">
          <table:table-cell table:number-columns-repeated="2"/>
          <table:table-cell table:style-name="ce3" office:value-type="string">
            <text:p>Critical path delay (ns)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</table:table-row>
        <table:table-row table:style-name="ro6">
          <table:table-cell/>
          <table:table-cell office:value-type="string">
            <text:p>bgm</text:p>
          </table:table-cell>
          <table:table-cell table:style-name="ce7" office:value-type="float" office:value="25.9344">
            <text:p>25.9</text:p>
          </table:table-cell>
          <table:table-cell table:style-name="ce7" office:value-type="float" office:value="26.3375">
            <text:p>26.3</text:p>
          </table:table-cell>
          <table:table-cell table:style-name="ce7" office:value-type="float" office:value="25.8133">
            <text:p>25.8</text:p>
          </table:table-cell>
          <table:table-cell table:style-name="ce7" office:value-type="float" office:value="26.1033">
            <text:p>26.1</text:p>
          </table:table-cell>
          <table:table-cell table:style-name="ce7" office:value-type="float" office:value="25.78">
            <text:p>25.8</text:p>
          </table:table-cell>
          <table:table-cell table:style-name="ce7" office:value-type="float" office:value="26.6907">
            <text:p>26.7</text:p>
          </table:table-cell>
          <table:table-cell/>
          <table:table-cell table:style-name="ce1" office:value-type="string">
            <text:p>0.0 ns</text:p>
          </table:table-cell>
          <table:table-cell office:value-type="float" office:value="23.6984493820272">
            <text:p>23.698449382</text:p>
          </table:table-cell>
          <table:table-cell office:value-type="float" office:value="23.4924569376159">
            <text:p>23.4924569376</text:p>
          </table:table-cell>
          <table:table-cell office:value-type="float" office:value="23.568129406463">
            <text:p>23.5681294065</text:p>
          </table:table-cell>
          <table:table-cell office:value-type="float" office:value="23.9254059531135">
            <text:p>23.9254059531</text:p>
          </table:table-cell>
          <table:table-cell office:value-type="float" office:value="23.6235483571659">
            <text:p>23.6235483572</text:p>
          </table:table-cell>
          <table:table-cell office:value-type="float" office:value="23.727459585102">
            <text:p>23.7274595851</text:p>
          </table:table-cell>
        </table:table-row>
        <table:table-row table:style-name="ro6">
          <table:table-cell/>
          <table:table-cell office:value-type="string">
            <text:p>LU32PEEng</text:p>
          </table:table-cell>
          <table:table-cell table:style-name="ce7" office:value-type="float" office:value="112.723">
            <text:p>112.7</text:p>
          </table:table-cell>
          <table:table-cell table:style-name="ce7" office:value-type="float" office:value="113.159">
            <text:p>113.2</text:p>
          </table:table-cell>
          <table:table-cell table:style-name="ce7" office:value-type="float" office:value="116.504">
            <text:p>116.5</text:p>
          </table:table-cell>
          <table:table-cell table:style-name="ce7" office:value-type="float" office:value="117.547">
            <text:p>117.5</text:p>
          </table:table-cell>
          <table:table-cell table:style-name="ce7" office:value-type="float" office:value="113.433">
            <text:p>113.4</text:p>
          </table:table-cell>
          <table:table-cell table:style-name="ce7" office:value-type="float" office:value="113.888">
            <text:p>113.9</text:p>
          </table:table-cell>
          <table:table-cell/>
          <table:table-cell table:style-name="ce1" office:value-type="string">
            <text:p>0.5 ns</text:p>
          </table:table-cell>
          <table:table-cell office:value-type="float" office:value="27.4683014679177">
            <text:p>27.4683014679</text:p>
          </table:table-cell>
          <table:table-cell office:value-type="float" office:value="26.9262785632488">
            <text:p>26.9262785632</text:p>
          </table:table-cell>
          <table:table-cell office:value-type="float" office:value="26.4297142919331">
            <text:p>26.4297142919</text:p>
          </table:table-cell>
          <table:table-cell office:value-type="float" office:value="26.4794522815027">
            <text:p>26.4794522815</text:p>
          </table:table-cell>
          <table:table-cell office:value-type="float" office:value="26.7245451285567">
            <text:p>26.7245451286</text:p>
          </table:table-cell>
          <table:table-cell office:value-type="float" office:value="26.765616357111">
            <text:p>26.7656163571</text:p>
          </table:table-cell>
        </table:table-row>
        <table:table-row table:style-name="ro6">
          <table:table-cell/>
          <table:table-cell office:value-type="string">
            <text:p>LU8PEEng</text:p>
          </table:table-cell>
          <table:table-cell table:style-name="ce7" office:value-type="float" office:value="115.419">
            <text:p>115.4</text:p>
          </table:table-cell>
          <table:table-cell table:style-name="ce7" office:value-type="float" office:value="114.145">
            <text:p>114.1</text:p>
          </table:table-cell>
          <table:table-cell table:style-name="ce7" office:value-type="float" office:value="115.826">
            <text:p>115.8</text:p>
          </table:table-cell>
          <table:table-cell table:style-name="ce7" office:value-type="float" office:value="114.89">
            <text:p>114.9</text:p>
          </table:table-cell>
          <table:table-cell table:style-name="ce7" office:value-type="float" office:value="117.6">
            <text:p>117.6</text:p>
          </table:table-cell>
          <table:table-cell table:style-name="ce7" office:value-type="float" office:value="115.328">
            <text:p>115.3</text:p>
          </table:table-cell>
          <table:table-cell/>
          <table:table-cell table:style-name="ce1" office:value-type="string">
            <text:p>1.0 ns</text:p>
          </table:table-cell>
          <table:table-cell office:value-type="float" office:value="30.7580267918707">
            <text:p>30.7580267919</text:p>
          </table:table-cell>
          <table:table-cell office:value-type="float" office:value="30.9079263204707">
            <text:p>30.9079263205</text:p>
          </table:table-cell>
          <table:table-cell office:value-type="float" office:value="30.5920797508374">
            <text:p>30.5920797508</text:p>
          </table:table-cell>
          <table:table-cell office:value-type="float" office:value="31.239097194948">
            <text:p>31.2390971949</text:p>
          </table:table-cell>
          <table:table-cell office:value-type="float" office:value="33.1229090881258">
            <text:p>33.1229090881</text:p>
          </table:table-cell>
          <table:table-cell office:value-type="float" office:value="32.5534140374373">
            <text:p>32.5534140374</text:p>
          </table:table-cell>
        </table:table-row>
        <table:table-row table:style-name="ro6">
          <table:table-cell/>
          <table:table-cell office:value-type="string">
            <text:p>mcml</text:p>
          </table:table-cell>
          <table:table-cell table:style-name="ce7" office:value-type="float" office:value="77.1762">
            <text:p>77.2</text:p>
          </table:table-cell>
          <table:table-cell table:style-name="ce7" office:value-type="float" office:value="78.6573">
            <text:p>78.7</text:p>
          </table:table-cell>
          <table:table-cell table:style-name="ce7" office:value-type="float" office:value="79.5213">
            <text:p>79.5</text:p>
          </table:table-cell>
          <table:table-cell table:style-name="ce7" office:value-type="float" office:value="80.4625">
            <text:p>80.5</text:p>
          </table:table-cell>
          <table:table-cell table:style-name="ce7" office:value-type="float" office:value="77.318">
            <text:p>77.3</text:p>
          </table:table-cell>
          <table:table-cell table:style-name="ce7" office:value-type="float" office:value="76.6821">
            <text:p>76.7</text:p>
          </table:table-cell>
          <table:table-cell/>
          <table:table-cell table:style-name="ce1" office:value-type="string">
            <text:p>1.5 ns</text:p>
          </table:table-cell>
          <table:table-cell office:value-type="float" office:value="37.7307876736476">
            <text:p>37.7307876736</text:p>
          </table:table-cell>
          <table:table-cell office:value-type="float" office:value="37.3412059176183">
            <text:p>37.3412059176</text:p>
          </table:table-cell>
          <table:table-cell office:value-type="float" office:value="35.8676022404912">
            <text:p>35.8676022405</text:p>
          </table:table-cell>
          <table:table-cell office:value-type="float" office:value="36.1054566583283">
            <text:p>36.1054566583</text:p>
          </table:table-cell>
          <table:table-cell office:value-type="float" office:value="37.0461616751928">
            <text:p>37.0461616752</text:p>
          </table:table-cell>
          <table:table-cell office:value-type="float" office:value="36.9222088032546">
            <text:p>36.9222088033</text:p>
          </table:table-cell>
        </table:table-row>
        <table:table-row table:style-name="ro1">
          <table:table-cell/>
          <table:table-cell office:value-type="string">
            <text:p>mkDelayWorker32B</text:p>
          </table:table-cell>
          <table:table-cell table:style-name="ce7" office:value-type="float" office:value="7.80655">
            <text:p>7.8</text:p>
          </table:table-cell>
          <table:table-cell table:style-name="ce7" office:value-type="float" office:value="7.63">
            <text:p>7.6</text:p>
          </table:table-cell>
          <table:table-cell table:style-name="ce7" office:value-type="float" office:value="7.53259">
            <text:p>7.5</text:p>
          </table:table-cell>
          <table:table-cell table:style-name="ce7" office:value-type="float" office:value="7.6575">
            <text:p>7.7</text:p>
          </table:table-cell>
          <table:table-cell table:style-name="ce7" office:value-type="float" office:value="7.48544">
            <text:p>7.5</text:p>
          </table:table-cell>
          <table:table-cell table:style-name="ce7" office:value-type="float" office:value="7.64875">
            <text:p>7.6</text:p>
          </table:table-cell>
          <table:table-cell/>
          <table:table-cell office:value-type="string">
            <text:p>t0.5 – t0</text:p>
          </table:table-cell>
          <table:table-cell table:formula="of:=[.K5]-[.K4]" office:value-type="float" office:value="3.7698520858905">
            <text:p>3.7698520859</text:p>
          </table:table-cell>
          <table:table-cell table:formula="of:=[.L5]-[.L4]" office:value-type="float" office:value="3.4338216256329">
            <text:p>3.4338216256</text:p>
          </table:table-cell>
          <table:table-cell table:formula="of:=[.M5]-[.M4]" office:value-type="float" office:value="2.8615848854701">
            <text:p>2.8615848855</text:p>
          </table:table-cell>
          <table:table-cell table:formula="of:=[.N5]-[.N4]" office:value-type="float" office:value="2.5540463283892">
            <text:p>2.5540463284</text:p>
          </table:table-cell>
          <table:table-cell table:formula="of:=[.O5]-[.O4]" office:value-type="float" office:value="3.1009967713908">
            <text:p>3.1009967714</text:p>
          </table:table-cell>
          <table:table-cell table:formula="of:=[.P5]-[.P4]" office:value-type="float" office:value="3.038156772009">
            <text:p>3.038156772</text:p>
          </table:table-cell>
        </table:table-row>
        <table:table-row table:style-name="ro1">
          <table:table-cell/>
          <table:table-cell office:value-type="string">
            <text:p>stereovision0</text:p>
          </table:table-cell>
          <table:table-cell table:style-name="ce7" office:value-type="float" office:value="4.49853">
            <text:p>4.5</text:p>
          </table:table-cell>
          <table:table-cell table:style-name="ce7" office:value-type="float" office:value="4.28914">
            <text:p>4.3</text:p>
          </table:table-cell>
          <table:table-cell table:style-name="ce7" office:value-type="float" office:value="4.49963">
            <text:p>4.5</text:p>
          </table:table-cell>
          <table:table-cell table:style-name="ce7" office:value-type="float" office:value="4.47705">
            <text:p>4.5</text:p>
          </table:table-cell>
          <table:table-cell table:style-name="ce7" office:value-type="float" office:value="4.48739">
            <text:p>4.5</text:p>
          </table:table-cell>
          <table:table-cell table:style-name="ce7" office:value-type="float" office:value="4.49963">
            <text:p>4.5</text:p>
          </table:table-cell>
          <table:table-cell/>
          <table:table-cell office:value-type="string">
            <text:p>t1.0 – t0</text:p>
          </table:table-cell>
          <table:table-cell table:formula="of:=[.K6]-[.K4]" office:value-type="float" office:value="7.0595774098435">
            <text:p>7.0595774098</text:p>
          </table:table-cell>
          <table:table-cell table:formula="of:=[.L6]-[.L4]" office:value-type="float" office:value="7.4154693828548">
            <text:p>7.4154693829</text:p>
          </table:table-cell>
          <table:table-cell table:formula="of:=[.M6]-[.M4]" office:value-type="float" office:value="7.0239503443744">
            <text:p>7.0239503444</text:p>
          </table:table-cell>
          <table:table-cell table:formula="of:=[.N6]-[.N4]" office:value-type="float" office:value="7.3136912418345">
            <text:p>7.3136912418</text:p>
          </table:table-cell>
          <table:table-cell table:formula="of:=[.O6]-[.O4]" office:value-type="float" office:value="9.4993607309599">
            <text:p>9.499360731</text:p>
          </table:table-cell>
          <table:table-cell table:formula="of:=[.P6]-[.P4]" office:value-type="float" office:value="8.8259544523353">
            <text:p>8.8259544523</text:p>
          </table:table-cell>
        </table:table-row>
        <table:table-row table:style-name="ro1">
          <table:table-cell/>
          <table:table-cell office:value-type="string">
            <text:p>stereovision1</text:p>
          </table:table-cell>
          <table:table-cell table:style-name="ce7" office:value-type="float" office:value="6.02766">
            <text:p>6.0</text:p>
          </table:table-cell>
          <table:table-cell table:style-name="ce7" office:value-type="float" office:value="6.18134">
            <text:p>6.2</text:p>
          </table:table-cell>
          <table:table-cell table:style-name="ce7" office:value-type="float" office:value="5.91693">
            <text:p>5.9</text:p>
          </table:table-cell>
          <table:table-cell table:style-name="ce7" office:value-type="float" office:value="6.31397">
            <text:p>6.3</text:p>
          </table:table-cell>
          <table:table-cell table:style-name="ce7" office:value-type="float" office:value="6.17512">
            <text:p>6.2</text:p>
          </table:table-cell>
          <table:table-cell table:style-name="ce7" office:value-type="float" office:value="6.15033">
            <text:p>6.2</text:p>
          </table:table-cell>
          <table:table-cell/>
          <table:table-cell office:value-type="string">
            <text:p>t1.5 – t0</text:p>
          </table:table-cell>
          <table:table-cell table:formula="of:=[.K7]-[.K4]" office:value-type="float" office:value="14.0323382916204">
            <text:p>14.0323382916</text:p>
          </table:table-cell>
          <table:table-cell table:formula="of:=[.L7]-[.L4]" office:value-type="float" office:value="13.8487489800024">
            <text:p>13.84874898</text:p>
          </table:table-cell>
          <table:table-cell table:formula="of:=[.M7]-[.M4]" office:value-type="float" office:value="12.2994728340282">
            <text:p>12.299472834</text:p>
          </table:table-cell>
          <table:table-cell table:formula="of:=[.N7]-[.N4]" office:value-type="float" office:value="12.1800507052148">
            <text:p>12.1800507052</text:p>
          </table:table-cell>
          <table:table-cell table:formula="of:=[.O7]-[.O4]" office:value-type="float" office:value="13.4226133180269">
            <text:p>13.422613318</text:p>
          </table:table-cell>
          <table:table-cell table:formula="of:=[.P7]-[.P4]" office:value-type="float" office:value="13.1947492181526">
            <text:p>13.1947492182</text:p>
          </table:table-cell>
        </table:table-row>
        <table:table-row table:style-name="ro1">
          <table:table-cell/>
          <table:table-cell office:value-type="string">
            <text:p>stereovision2</text:p>
          </table:table-cell>
          <table:table-cell table:style-name="ce7" office:value-type="float" office:value="18.0481">
            <text:p>18.0</text:p>
          </table:table-cell>
          <table:table-cell table:style-name="ce7" office:value-type="float" office:value="17.1392">
            <text:p>17.1</text:p>
          </table:table-cell>
          <table:table-cell table:style-name="ce7" office:value-type="float" office:value="17.136">
            <text:p>17.1</text:p>
          </table:table-cell>
          <table:table-cell table:style-name="ce7" office:value-type="float" office:value="17.4868">
            <text:p>17.5</text:p>
          </table:table-cell>
          <table:table-cell table:style-name="ce7" office:value-type="float" office:value="17.5871">
            <text:p>17.6</text:p>
          </table:table-cell>
          <table:table-cell table:style-name="ce7" office:value-type="float" office:value="17.6554">
            <text:p>17.7</text:p>
          </table:table-cell>
          <table:table-cell/>
          <table:table-cell office:value-type="string">
            <text:p>(t0.5 – t0) / 0.5</text:p>
          </table:table-cell>
          <table:table-cell table:formula="of:=[.K8]/0.5" office:value-type="float" office:value="7.539704171781">
            <text:p>7.5397041718</text:p>
          </table:table-cell>
          <table:table-cell table:formula="of:=[.L8]/0.5" office:value-type="float" office:value="6.8676432512658">
            <text:p>6.8676432513</text:p>
          </table:table-cell>
          <table:table-cell table:formula="of:=[.M8]/0.5" office:value-type="float" office:value="5.7231697709402">
            <text:p>5.7231697709</text:p>
          </table:table-cell>
          <table:table-cell table:formula="of:=[.N8]/0.5" office:value-type="float" office:value="5.1080926567784">
            <text:p>5.1080926568</text:p>
          </table:table-cell>
          <table:table-cell table:formula="of:=[.O8]/0.5" office:value-type="float" office:value="6.20199354278159">
            <text:p>6.2019935428</text:p>
          </table:table-cell>
          <table:table-cell table:formula="of:=[.P8]/0.5" office:value-type="float" office:value="6.076313544018">
            <text:p>6.076313544</text:p>
          </table:table-cell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10" table:formula="of:=GEOMEAN([.C4:.C11])" office:value-type="float" office:value="23.6984493820272">
            <text:p>23.7</text:p>
          </table:table-cell>
          <table:table-cell table:style-name="ce10" table:formula="of:=GEOMEAN([.D4:.D11])" office:value-type="float" office:value="23.4924569376159">
            <text:p>23.5</text:p>
          </table:table-cell>
          <table:table-cell table:style-name="ce10" table:formula="of:=GEOMEAN([.E4:.E11])" office:value-type="float" office:value="23.568129406463">
            <text:p>23.6</text:p>
          </table:table-cell>
          <table:table-cell table:style-name="ce10" table:formula="of:=GEOMEAN([.F4:.F11])" office:value-type="float" office:value="23.9254059531135">
            <text:p>23.9</text:p>
          </table:table-cell>
          <table:table-cell table:style-name="ce10" table:formula="of:=GEOMEAN([.G4:.G11])" office:value-type="float" office:value="23.6235483571659">
            <text:p>23.6</text:p>
          </table:table-cell>
          <table:table-cell table:style-name="ce10" table:formula="of:=GEOMEAN([.H4:.H11])" office:value-type="float" office:value="23.727459585102">
            <text:p>23.7</text:p>
          </table:table-cell>
          <table:table-cell/>
          <table:table-cell office:value-type="string">
            <text:p>(t1.0 – t0) / 1.0</text:p>
          </table:table-cell>
          <table:table-cell table:formula="of:=[.K9]/1" office:value-type="float" office:value="7.0595774098435">
            <text:p>7.0595774098</text:p>
          </table:table-cell>
          <table:table-cell table:formula="of:=[.L9]/1" office:value-type="float" office:value="7.4154693828548">
            <text:p>7.4154693829</text:p>
          </table:table-cell>
          <table:table-cell table:formula="of:=[.M9]/1" office:value-type="float" office:value="7.0239503443744">
            <text:p>7.0239503444</text:p>
          </table:table-cell>
          <table:table-cell table:formula="of:=[.N9]/1" office:value-type="float" office:value="7.3136912418345">
            <text:p>7.3136912418</text:p>
          </table:table-cell>
          <table:table-cell table:formula="of:=[.O9]/1" office:value-type="float" office:value="9.4993607309599">
            <text:p>9.499360731</text:p>
          </table:table-cell>
          <table:table-cell table:formula="of:=[.P9]/1" office:value-type="float" office:value="8.8259544523353">
            <text:p>8.8259544523</text:p>
          </table:table-cell>
        </table:table-row>
        <table:table-row table:style-name="ro1">
          <table:table-cell table:number-columns-repeated="9"/>
          <table:table-cell office:value-type="string">
            <text:p>(t1.5 – t0) / 1.5</text:p>
          </table:table-cell>
          <table:table-cell table:formula="of:=[.K10]/1.5" office:value-type="float" office:value="9.3548921944136">
            <text:p>9.3548921944</text:p>
          </table:table-cell>
          <table:table-cell table:formula="of:=[.L10]/1.5" office:value-type="float" office:value="9.2324993200016">
            <text:p>9.23249932</text:p>
          </table:table-cell>
          <table:table-cell table:formula="of:=[.M10]/1.5" office:value-type="float" office:value="8.1996485560188">
            <text:p>8.199648556</text:p>
          </table:table-cell>
          <table:table-cell table:formula="of:=[.N10]/1.5" office:value-type="float" office:value="8.12003380347653">
            <text:p>8.1200338035</text:p>
          </table:table-cell>
          <table:table-cell table:formula="of:=[.O10]/1.5" office:value-type="float" office:value="8.9484088786846">
            <text:p>8.9484088787</text:p>
          </table:table-cell>
          <table:table-cell table:formula="of:=[.P10]/1.5" office:value-type="float" office:value="8.7964994787684">
            <text:p>8.7964994788</text:p>
          </table:table-cell>
        </table:table-row>
        <table:table-row table:style-name="ro1">
          <table:table-cell table:number-columns-repeated="16"/>
        </table:table-row>
        <table:table-row table:style-name="ro5">
          <table:table-cell office:value-type="string">
            <text:p>Delay = 0.5ns</text:p>
          </table:table-cell>
          <table:table-cell/>
          <table:table-cell table:style-name="ce3" office:value-type="string">
            <text:p>Critical path delay (ns)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bgm</text:p>
          </table:table-cell>
          <table:table-cell table:style-name="ce7" office:value-type="float" office:value="31.572">
            <text:p>31.6</text:p>
          </table:table-cell>
          <table:table-cell table:style-name="ce7" office:value-type="float" office:value="30.3383">
            <text:p>30.3</text:p>
          </table:table-cell>
          <table:table-cell table:style-name="ce7" office:value-type="float" office:value="29.2159">
            <text:p>29.2</text:p>
          </table:table-cell>
          <table:table-cell table:style-name="ce7" office:value-type="float" office:value="29.2241">
            <text:p>29.2</text:p>
          </table:table-cell>
          <table:table-cell table:style-name="ce7" office:value-type="float" office:value="29.8846">
            <text:p>29.9</text:p>
          </table:table-cell>
          <table:table-cell table:style-name="ce7" office:value-type="float" office:value="31.6145">
            <text:p>31.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32PEEng</text:p>
          </table:table-cell>
          <table:table-cell table:style-name="ce7" office:value-type="float" office:value="118.546">
            <text:p>118.5</text:p>
          </table:table-cell>
          <table:table-cell table:style-name="ce7" office:value-type="float" office:value="114.071">
            <text:p>114.1</text:p>
          </table:table-cell>
          <table:table-cell table:style-name="ce7" office:value-type="float" office:value="115.213">
            <text:p>115.2</text:p>
          </table:table-cell>
          <table:table-cell table:style-name="ce7" office:value-type="float" office:value="113.684">
            <text:p>113.7</text:p>
          </table:table-cell>
          <table:table-cell table:style-name="ce7" office:value-type="float" office:value="115.323">
            <text:p>115.3</text:p>
          </table:table-cell>
          <table:table-cell table:style-name="ce7" office:value-type="float" office:value="115.033">
            <text:p>115.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8PEEng</text:p>
          </table:table-cell>
          <table:table-cell table:style-name="ce7" office:value-type="float" office:value="117.863">
            <text:p>117.9</text:p>
          </table:table-cell>
          <table:table-cell table:style-name="ce7" office:value-type="float" office:value="116.361">
            <text:p>116.4</text:p>
          </table:table-cell>
          <table:table-cell table:style-name="ce7" office:value-type="float" office:value="119.098">
            <text:p>119.1</text:p>
          </table:table-cell>
          <table:table-cell table:style-name="ce7" office:value-type="float" office:value="116.633">
            <text:p>116.6</text:p>
          </table:table-cell>
          <table:table-cell table:style-name="ce7" office:value-type="float" office:value="113.826">
            <text:p>113.8</text:p>
          </table:table-cell>
          <table:table-cell table:style-name="ce7" office:value-type="float" office:value="114.947">
            <text:p>114.9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mcml</text:p>
          </table:table-cell>
          <table:table-cell table:style-name="ce7" office:value-type="float" office:value="82.5762">
            <text:p>82.6</text:p>
          </table:table-cell>
          <table:table-cell table:style-name="ce7" office:value-type="float" office:value="82.6614">
            <text:p>82.7</text:p>
          </table:table-cell>
          <table:table-cell table:style-name="ce7" office:value-type="float" office:value="79.5544">
            <text:p>79.6</text:p>
          </table:table-cell>
          <table:table-cell table:style-name="ce7" office:value-type="float" office:value="81.8711">
            <text:p>81.9</text:p>
          </table:table-cell>
          <table:table-cell table:style-name="ce7" office:value-type="float" office:value="84.4664">
            <text:p>84.5</text:p>
          </table:table-cell>
          <table:table-cell table:style-name="ce7" office:value-type="float" office:value="82.6418">
            <text:p>82.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DelayWorker32B</text:p>
          </table:table-cell>
          <table:table-cell table:style-name="ce7" office:value-type="float" office:value="9.75689">
            <text:p>9.8</text:p>
          </table:table-cell>
          <table:table-cell table:style-name="ce7" office:value-type="float" office:value="10.6483">
            <text:p>10.6</text:p>
          </table:table-cell>
          <table:table-cell table:style-name="ce7" office:value-type="float" office:value="10.3751">
            <text:p>10.4</text:p>
          </table:table-cell>
          <table:table-cell table:style-name="ce7" office:value-type="float" office:value="9.56075">
            <text:p>9.6</text:p>
          </table:table-cell>
          <table:table-cell table:style-name="ce7" office:value-type="float" office:value="10.1502">
            <text:p>10.2</text:p>
          </table:table-cell>
          <table:table-cell table:style-name="ce7" office:value-type="float" office:value="9.11465">
            <text:p>9.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0</text:p>
          </table:table-cell>
          <table:table-cell table:style-name="ce7" office:value-type="float" office:value="5.67591">
            <text:p>5.7</text:p>
          </table:table-cell>
          <table:table-cell table:style-name="ce7" office:value-type="float" office:value="5.25842">
            <text:p>5.3</text:p>
          </table:table-cell>
          <table:table-cell table:style-name="ce7" office:value-type="float" office:value="4.81492">
            <text:p>4.8</text:p>
          </table:table-cell>
          <table:table-cell table:style-name="ce7" office:value-type="float" office:value="4.91233">
            <text:p>4.9</text:p>
          </table:table-cell>
          <table:table-cell table:style-name="ce7" office:value-type="float" office:value="4.85579">
            <text:p>4.9</text:p>
          </table:table-cell>
          <table:table-cell table:style-name="ce7" office:value-type="float" office:value="4.837">
            <text:p>4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1</text:p>
          </table:table-cell>
          <table:table-cell table:style-name="ce7" office:value-type="float" office:value="8.01145">
            <text:p>8.0</text:p>
          </table:table-cell>
          <table:table-cell table:style-name="ce7" office:value-type="float" office:value="7.51366">
            <text:p>7.5</text:p>
          </table:table-cell>
          <table:table-cell table:style-name="ce7" office:value-type="float" office:value="7.37702">
            <text:p>7.4</text:p>
          </table:table-cell>
          <table:table-cell table:style-name="ce7" office:value-type="float" office:value="8.17015">
            <text:p>8.2</text:p>
          </table:table-cell>
          <table:table-cell table:style-name="ce7" office:value-type="float" office:value="7.87138">
            <text:p>7.9</text:p>
          </table:table-cell>
          <table:table-cell table:style-name="ce7" office:value-type="float" office:value="8.0086">
            <text:p>8.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2</text:p>
          </table:table-cell>
          <table:table-cell table:style-name="ce7" office:value-type="float" office:value="20.0528">
            <text:p>20.1</text:p>
          </table:table-cell>
          <table:table-cell table:style-name="ce7" office:value-type="float" office:value="19.7309">
            <text:p>19.7</text:p>
          </table:table-cell>
          <table:table-cell table:style-name="ce7" office:value-type="float" office:value="20.2576">
            <text:p>20.3</text:p>
          </table:table-cell>
          <table:table-cell table:style-name="ce7" office:value-type="float" office:value="19.855">
            <text:p>19.9</text:p>
          </table:table-cell>
          <table:table-cell table:style-name="ce7" office:value-type="float" office:value="20.2399">
            <text:p>20.2</text:p>
          </table:table-cell>
          <table:table-cell table:style-name="ce7" office:value-type="float" office:value="21.5943">
            <text:p>21.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10" table:formula="of:=GEOMEAN([.C17:.C24])" office:value-type="float" office:value="27.4683014679177">
            <text:p>27.5</text:p>
          </table:table-cell>
          <table:table-cell table:style-name="ce10" table:formula="of:=GEOMEAN([.D17:.D24])" office:value-type="float" office:value="26.9262785632488">
            <text:p>26.9</text:p>
          </table:table-cell>
          <table:table-cell table:style-name="ce10" table:formula="of:=GEOMEAN([.E17:.E24])" office:value-type="float" office:value="26.4297142919331">
            <text:p>26.4</text:p>
          </table:table-cell>
          <table:table-cell table:style-name="ce10" table:formula="of:=GEOMEAN([.F17:.F24])" office:value-type="float" office:value="26.4794522815027">
            <text:p>26.5</text:p>
          </table:table-cell>
          <table:table-cell table:style-name="ce10" table:formula="of:=GEOMEAN([.G17:.G24])" office:value-type="float" office:value="26.7245451285567">
            <text:p>26.7</text:p>
          </table:table-cell>
          <table:table-cell table:style-name="ce10" table:formula="of:=GEOMEAN([.H17:.H24])" office:value-type="float" office:value="26.765616357111">
            <text:p>26.8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([.C25]-[.C12])/[.C12]" office:value-type="float" office:value="0.159075896701895">
            <text:p>0.1590758967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5">
          <table:table-cell table:number-columns-repeated="2"/>
          <table:table-cell table:style-name="ce3" office:value-type="string">
            <text:p>Critical path delay (ns)</text:p>
          </table:table-cell>
          <table:table-cell table:number-columns-repeated="13"/>
        </table:table-row>
        <table:table-row table:style-name="ro1">
          <table:table-cell office:value-type="string">
            <text:p>Delay = 1ns</text:p>
          </table:table-cell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bgm</text:p>
          </table:table-cell>
          <table:table-cell table:style-name="ce7" office:value-type="float" office:value="35.0707">
            <text:p>35.1</text:p>
          </table:table-cell>
          <table:table-cell table:style-name="ce7" office:value-type="float" office:value="33.6023">
            <text:p>33.6</text:p>
          </table:table-cell>
          <table:table-cell table:style-name="ce7" office:value-type="float" office:value="32.2368">
            <text:p>32.2</text:p>
          </table:table-cell>
          <table:table-cell table:style-name="ce7" office:value-type="float" office:value="32.9217">
            <text:p>32.9</text:p>
          </table:table-cell>
          <table:table-cell table:style-name="ce7" office:value-type="float" office:value="37.7697">
            <text:p>37.8</text:p>
          </table:table-cell>
          <table:table-cell table:style-name="ce7" office:value-type="float" office:value="40.3339">
            <text:p>40.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32PEEng</text:p>
          </table:table-cell>
          <table:table-cell table:style-name="ce7" office:value-type="float" office:value="114.55">
            <text:p>114.6</text:p>
          </table:table-cell>
          <table:table-cell table:style-name="ce7" office:value-type="float" office:value="114.133">
            <text:p>114.1</text:p>
          </table:table-cell>
          <table:table-cell table:style-name="ce7" office:value-type="float" office:value="113.7">
            <text:p>113.7</text:p>
          </table:table-cell>
          <table:table-cell table:style-name="ce7" office:value-type="float" office:value="113.535">
            <text:p>113.5</text:p>
          </table:table-cell>
          <table:table-cell table:style-name="ce7" office:value-type="float" office:value="115.457">
            <text:p>115.5</text:p>
          </table:table-cell>
          <table:table-cell table:style-name="ce7" office:value-type="float" office:value="112.581">
            <text:p>112.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8PEEng</text:p>
          </table:table-cell>
          <table:table-cell table:style-name="ce7" office:value-type="float" office:value="117.994">
            <text:p>118.0</text:p>
          </table:table-cell>
          <table:table-cell table:style-name="ce7" office:value-type="float" office:value="117.163">
            <text:p>117.2</text:p>
          </table:table-cell>
          <table:table-cell table:style-name="ce7" office:value-type="float" office:value="119.144">
            <text:p>119.1</text:p>
          </table:table-cell>
          <table:table-cell table:style-name="ce7" office:value-type="float" office:value="116.489">
            <text:p>116.5</text:p>
          </table:table-cell>
          <table:table-cell table:style-name="ce7" office:value-type="float" office:value="116.535">
            <text:p>116.5</text:p>
          </table:table-cell>
          <table:table-cell table:style-name="ce7" office:value-type="float" office:value="124.091">
            <text:p>124.1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mcml</text:p>
          </table:table-cell>
          <table:table-cell table:style-name="ce7" office:value-type="float" office:value="82.3031">
            <text:p>82.3</text:p>
          </table:table-cell>
          <table:table-cell table:style-name="ce7" office:value-type="float" office:value="82.9169">
            <text:p>82.9</text:p>
          </table:table-cell>
          <table:table-cell table:style-name="ce7" office:value-type="float" office:value="84.0117">
            <text:p>84.0</text:p>
          </table:table-cell>
          <table:table-cell table:style-name="ce7" office:value-type="float" office:value="83.404">
            <text:p>83.4</text:p>
          </table:table-cell>
          <table:table-cell table:style-name="ce7" office:value-type="float" office:value="88.3182">
            <text:p>88.3</text:p>
          </table:table-cell>
          <table:table-cell table:style-name="ce7" office:value-type="float" office:value="85.6949">
            <text:p>85.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DelayWorker32B</text:p>
          </table:table-cell>
          <table:table-cell table:style-name="ce7" office:value-type="float" office:value="11.0231">
            <text:p>11.0</text:p>
          </table:table-cell>
          <table:table-cell table:style-name="ce7" office:value-type="float" office:value="12.2905">
            <text:p>12.3</text:p>
          </table:table-cell>
          <table:table-cell table:style-name="ce7" office:value-type="float" office:value="11.9634">
            <text:p>12.0</text:p>
          </table:table-cell>
          <table:table-cell table:style-name="ce7" office:value-type="float" office:value="12.2803">
            <text:p>12.3</text:p>
          </table:table-cell>
          <table:table-cell table:style-name="ce7" office:value-type="float" office:value="14.3631">
            <text:p>14.4</text:p>
          </table:table-cell>
          <table:table-cell table:style-name="ce7" office:value-type="float" office:value="12.7581">
            <text:p>12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0</text:p>
          </table:table-cell>
          <table:table-cell table:style-name="ce7" office:value-type="float" office:value="6.85863">
            <text:p>6.9</text:p>
          </table:table-cell>
          <table:table-cell table:style-name="ce7" office:value-type="float" office:value="7.76674">
            <text:p>7.8</text:p>
          </table:table-cell>
          <table:table-cell table:style-name="ce7" office:value-type="float" office:value="7.04786">
            <text:p>7.0</text:p>
          </table:table-cell>
          <table:table-cell table:style-name="ce7" office:value-type="float" office:value="7.40606">
            <text:p>7.4</text:p>
          </table:table-cell>
          <table:table-cell table:style-name="ce7" office:value-type="float" office:value="7.55096">
            <text:p>7.6</text:p>
          </table:table-cell>
          <table:table-cell table:style-name="ce7" office:value-type="float" office:value="7.01069">
            <text:p>7.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1</text:p>
          </table:table-cell>
          <table:table-cell table:style-name="ce7" office:value-type="float" office:value="11.6481">
            <text:p>11.6</text:p>
          </table:table-cell>
          <table:table-cell table:style-name="ce7" office:value-type="float" office:value="9.21328">
            <text:p>9.2</text:p>
          </table:table-cell>
          <table:table-cell table:style-name="ce7" office:value-type="float" office:value="10.3781">
            <text:p>10.4</text:p>
          </table:table-cell>
          <table:table-cell table:style-name="ce7" office:value-type="float" office:value="11.0412">
            <text:p>11.0</text:p>
          </table:table-cell>
          <table:table-cell table:style-name="ce7" office:value-type="float" office:value="11.6419">
            <text:p>11.6</text:p>
          </table:table-cell>
          <table:table-cell table:style-name="ce7" office:value-type="float" office:value="11.7797">
            <text:p>11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2</text:p>
          </table:table-cell>
          <table:table-cell table:style-name="ce7" office:value-type="float" office:value="23.3161">
            <text:p>23.3</text:p>
          </table:table-cell>
          <table:table-cell table:style-name="ce7" office:value-type="float" office:value="25.4169">
            <text:p>25.4</text:p>
          </table:table-cell>
          <table:table-cell table:style-name="ce7" office:value-type="float" office:value="23.8956">
            <text:p>23.9</text:p>
          </table:table-cell>
          <table:table-cell table:style-name="ce7" office:value-type="float" office:value="24.8709">
            <text:p>24.9</text:p>
          </table:table-cell>
          <table:table-cell table:style-name="ce7" office:value-type="float" office:value="25.5672">
            <text:p>25.6</text:p>
          </table:table-cell>
          <table:table-cell table:style-name="ce7" office:value-type="float" office:value="24.7891">
            <text:p>24.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10" table:formula="of:=GEOMEAN([.C30:.C37])" office:value-type="float" office:value="30.7580267918707">
            <text:p>30.8</text:p>
          </table:table-cell>
          <table:table-cell table:style-name="ce10" table:formula="of:=GEOMEAN([.D30:.D37])" office:value-type="float" office:value="30.9079263204707">
            <text:p>30.9</text:p>
          </table:table-cell>
          <table:table-cell table:style-name="ce10" table:formula="of:=GEOMEAN([.E30:.E37])" office:value-type="float" office:value="30.5920797508374">
            <text:p>30.6</text:p>
          </table:table-cell>
          <table:table-cell table:style-name="ce10" table:formula="of:=GEOMEAN([.F30:.F37])" office:value-type="float" office:value="31.239097194948">
            <text:p>31.2</text:p>
          </table:table-cell>
          <table:table-cell table:style-name="ce10" table:formula="of:=GEOMEAN([.G30:.G37])" office:value-type="float" office:value="33.1229090881258">
            <text:p>33.1</text:p>
          </table:table-cell>
          <table:table-cell table:style-name="ce10" table:formula="of:=GEOMEAN([.H30:.H37])" office:value-type="float" office:value="32.5534140374373">
            <text:p>32.6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5">
          <table:table-cell table:number-columns-repeated="2"/>
          <table:table-cell table:style-name="ce3" office:value-type="string">
            <text:p>Critical path delay (ns)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5">
          <table:table-cell office:value-type="string">
            <text:p>Delay = 1.5ns</text:p>
          </table:table-cell>
          <table:table-cell office:value-type="string">
            <text:p>bgm</text:p>
          </table:table-cell>
          <table:table-cell table:style-name="ce7" office:value-type="float" office:value="47.1859">
            <text:p>47.2</text:p>
          </table:table-cell>
          <table:table-cell table:style-name="ce7" office:value-type="float" office:value="52.3778">
            <text:p>52.4</text:p>
          </table:table-cell>
          <table:table-cell table:style-name="ce7" office:value-type="float" office:value="43.1462">
            <text:p>43.1</text:p>
          </table:table-cell>
          <table:table-cell table:style-name="ce7" office:value-type="float" office:value="42.6543">
            <text:p>42.7</text:p>
          </table:table-cell>
          <table:table-cell table:style-name="ce7" office:value-type="float" office:value="44.7697">
            <text:p>44.8</text:p>
          </table:table-cell>
          <table:table-cell table:style-name="ce7" office:value-type="float" office:value="48.2518">
            <text:p>48.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32PEEng</text:p>
          </table:table-cell>
          <table:table-cell table:style-name="ce7" office:value-type="float" office:value="115.017">
            <text:p>115.0</text:p>
          </table:table-cell>
          <table:table-cell table:style-name="ce7" office:value-type="float" office:value="111.976">
            <text:p>112.0</text:p>
          </table:table-cell>
          <table:table-cell table:style-name="ce7" office:value-type="float" office:value="116.584">
            <text:p>116.6</text:p>
          </table:table-cell>
          <table:table-cell table:style-name="ce7" office:value-type="float" office:value="113.747">
            <text:p>113.7</text:p>
          </table:table-cell>
          <table:table-cell table:style-name="ce7" office:value-type="float" office:value="115.456">
            <text:p>115.5</text:p>
          </table:table-cell>
          <table:table-cell table:style-name="ce7" office:value-type="float" office:value="113.117">
            <text:p>113.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U8PEEng</text:p>
          </table:table-cell>
          <table:table-cell table:style-name="ce7" office:value-type="float" office:value="160.806">
            <text:p>160.8</text:p>
          </table:table-cell>
          <table:table-cell table:style-name="ce7" office:value-type="float" office:value="158.746">
            <text:p>158.7</text:p>
          </table:table-cell>
          <table:table-cell table:style-name="ce7" office:value-type="float" office:value="121.679">
            <text:p>121.7</text:p>
          </table:table-cell>
          <table:table-cell table:style-name="ce7" office:value-type="float" office:value="145.52">
            <text:p>145.5</text:p>
          </table:table-cell>
          <table:table-cell table:style-name="ce7" office:value-type="float" office:value="118.176">
            <text:p>118.2</text:p>
          </table:table-cell>
          <table:table-cell table:style-name="ce7" office:value-type="float" office:value="129.093">
            <text:p>129.1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mcml</text:p>
          </table:table-cell>
          <table:table-cell table:style-name="ce7" office:value-type="float" office:value="93.9888">
            <text:p>94.0</text:p>
          </table:table-cell>
          <table:table-cell table:style-name="ce7" office:value-type="float" office:value="86.0333">
            <text:p>86.0</text:p>
          </table:table-cell>
          <table:table-cell table:style-name="ce7" office:value-type="float" office:value="93.8999">
            <text:p>93.9</text:p>
          </table:table-cell>
          <table:table-cell table:style-name="ce7" office:value-type="float" office:value="88.745">
            <text:p>88.7</text:p>
          </table:table-cell>
          <table:table-cell table:style-name="ce7" office:value-type="float" office:value="77.318">
            <text:p>77.3</text:p>
          </table:table-cell>
          <table:table-cell table:style-name="ce7" office:value-type="float" office:value="87.5151">
            <text:p>87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kDelayWorker32B</text:p>
          </table:table-cell>
          <table:table-cell table:style-name="ce7" office:value-type="float" office:value="15.2958">
            <text:p>15.3</text:p>
          </table:table-cell>
          <table:table-cell table:style-name="ce7" office:value-type="float" office:value="13.7944">
            <text:p>13.8</text:p>
          </table:table-cell>
          <table:table-cell table:style-name="ce7" office:value-type="float" office:value="14.2719">
            <text:p>14.3</text:p>
          </table:table-cell>
          <table:table-cell table:style-name="ce7" office:value-type="float" office:value="15.3487">
            <text:p>15.3</text:p>
          </table:table-cell>
          <table:table-cell table:style-name="ce7" office:value-type="float" office:value="17.8648">
            <text:p>17.9</text:p>
          </table:table-cell>
          <table:table-cell table:style-name="ce7" office:value-type="float" office:value="15.405">
            <text:p>15.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0</text:p>
          </table:table-cell>
          <table:table-cell table:style-name="ce7" office:value-type="float" office:value="7.47738">
            <text:p>7.5</text:p>
          </table:table-cell>
          <table:table-cell table:style-name="ce7" office:value-type="float" office:value="9.38175">
            <text:p>9.4</text:p>
          </table:table-cell>
          <table:table-cell table:style-name="ce7" office:value-type="float" office:value="8.90606">
            <text:p>8.9</text:p>
          </table:table-cell>
          <table:table-cell table:style-name="ce7" office:value-type="float" office:value="7.78644">
            <text:p>7.8</text:p>
          </table:table-cell>
          <table:table-cell table:style-name="ce7" office:value-type="float" office:value="9.55095">
            <text:p>9.6</text:p>
          </table:table-cell>
          <table:table-cell table:style-name="ce7" office:value-type="float" office:value="8.25828">
            <text:p>8.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1</text:p>
          </table:table-cell>
          <table:table-cell table:style-name="ce7" office:value-type="float" office:value="14.621">
            <text:p>14.6</text:p>
          </table:table-cell>
          <table:table-cell table:style-name="ce7" office:value-type="float" office:value="12.0435">
            <text:p>12.0</text:p>
          </table:table-cell>
          <table:table-cell table:style-name="ce7" office:value-type="float" office:value="13.0597">
            <text:p>13.1</text:p>
          </table:table-cell>
          <table:table-cell table:style-name="ce7" office:value-type="float" office:value="12.7415">
            <text:p>12.7</text:p>
          </table:table-cell>
          <table:table-cell table:style-name="ce7" office:value-type="float" office:value="14.6419">
            <text:p>14.6</text:p>
          </table:table-cell>
          <table:table-cell table:style-name="ce7" office:value-type="float" office:value="14.7797">
            <text:p>14.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ereovision2</text:p>
          </table:table-cell>
          <table:table-cell table:style-name="ce7" office:value-type="float" office:value="29.9444">
            <text:p>29.9</text:p>
          </table:table-cell>
          <table:table-cell table:style-name="ce7" office:value-type="float" office:value="30.2779">
            <text:p>30.3</text:p>
          </table:table-cell>
          <table:table-cell table:style-name="ce7" office:value-type="float" office:value="28.7115">
            <text:p>28.7</text:p>
          </table:table-cell>
          <table:table-cell table:style-name="ce7" office:value-type="float" office:value="30.2679">
            <text:p>30.3</text:p>
          </table:table-cell>
          <table:table-cell table:style-name="ce7" office:value-type="float" office:value="30.0672">
            <text:p>30.1</text:p>
          </table:table-cell>
          <table:table-cell table:style-name="ce7" office:value-type="float" office:value="29.7891">
            <text:p>29.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10" table:formula="of:=GEOMEAN([.C43:.C50])" office:value-type="float" office:value="37.7307876736476">
            <text:p>37.7</text:p>
          </table:table-cell>
          <table:table-cell table:style-name="ce10" table:formula="of:=GEOMEAN([.D43:.D50])" office:value-type="float" office:value="37.3412059176183">
            <text:p>37.3</text:p>
          </table:table-cell>
          <table:table-cell table:style-name="ce10" table:formula="of:=GEOMEAN([.E43:.E50])" office:value-type="float" office:value="35.8676022404912">
            <text:p>35.9</text:p>
          </table:table-cell>
          <table:table-cell table:style-name="ce10" table:formula="of:=GEOMEAN([.F43:.F50])" office:value-type="float" office:value="36.1054566583283">
            <text:p>36.1</text:p>
          </table:table-cell>
          <table:table-cell table:style-name="ce10" table:formula="of:=GEOMEAN([.G43:.G50])" office:value-type="float" office:value="37.0461616751928">
            <text:p>37.0</text:p>
          </table:table-cell>
          <table:table-cell table:style-name="ce10" table:formula="of:=GEOMEAN([.H43:.H50])" office:value-type="float" office:value="36.9222088032546">
            <text:p>36.9</text:p>
          </table:table-cell>
          <table:table-cell table:number-columns-repeated="8"/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WiresCrossing" table:style-name="ta1">
        <table:shapes>
          <draw:frame draw:z-index="0" draw:style-name="gr1" svg:width="15.999cm" svg:height="8.999cm" svg:x="18.831cm" svg:y="3.623cm">
            <draw:object draw:notify-on-update-of-ranges="WiresCrossing.B32:WiresCrossing.B32 WiresCrossing.C32:WiresCrossing.H32 WiresCrossing.B33:WiresCrossing.B33 WiresCrossing.C33:WiresCrossing.H33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6">
          <table:table-cell office:value-type="string">
            <text:p>Number of wires crossing the interposer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6">
          <table:table-cell office:value-type="string">
            <text:p>num_cuts = 3</text:p>
          </table:table-cell>
          <table:table-cell/>
          <table:table-cell office:value-type="string">
            <text:p>Delay = 1ns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1">
            <text:p>Minimum channel width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</table:table-row>
        <table:table-row table:style-name="ro6">
          <table:table-cell/>
          <table:table-cell office:value-type="string">
            <text:p>bgm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/>
          <table:table-cell office:value-type="string">
            <text:p>LU32PEEng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218">
            <text:p>218</text:p>
          </table:table-cell>
          <table:table-cell office:value-type="float" office:value="304">
            <text:p>304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/>
          <table:table-cell office:value-type="string">
            <text:p>LU8PEEng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236">
            <text:p>236</text:p>
          </table:table-cell>
        </table:table-row>
        <table:table-row table:style-name="ro6">
          <table:table-cell/>
          <table:table-cell office:value-type="string">
            <text:p>mcml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mkDelayWorker32B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/>
          <table:table-cell office:value-type="string">
            <text:p>stereovision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/>
          <table:table-cell office:value-type="string">
            <text:p>stereovision1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/>
          <table:table-cell office:value-type="string">
            <text:p>stereovision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office:value-type="float" office:value="244">
            <text:p>244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1" table:formula="of:=GEOMEAN([.C8:.C15])" office:value-type="float" office:value="107.987981090105">
            <text:p>107.9879810901</text:p>
          </table:table-cell>
          <table:table-cell table:style-name="ce1" table:formula="of:=GEOMEAN([.D8:.D15])" office:value-type="float" office:value="113.665145161054">
            <text:p>113.6651451611</text:p>
          </table:table-cell>
          <table:table-cell table:style-name="ce1" table:formula="of:=GEOMEAN([.E8:.E15])" office:value-type="float" office:value="118.211036865714">
            <text:p>118.2110368657</text:p>
          </table:table-cell>
          <table:table-cell table:style-name="ce1" table:formula="of:=GEOMEAN([.F8:.F15])" office:value-type="float" office:value="129.071642884831">
            <text:p>129.0716428848</text:p>
          </table:table-cell>
          <table:table-cell table:style-name="ce1" table:formula="of:=GEOMEAN([.G8:.G15])" office:value-type="float" office:value="164.267839433869">
            <text:p>164.2678394339</text:p>
          </table:table-cell>
          <table:table-cell table:style-name="ce1" table:formula="of:=GEOMEAN([.H8:.H15])" office:value-type="float" office:value="243.082226787737">
            <text:p>243.0822267877</text:p>
          </table:table-cell>
        </table:table-row>
        <table:table-row table:style-name="ro3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1">
            <text:p>Number of wires crossing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>
            <text:p>%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</table:table-row>
        <table:table-row table:style-name="ro5">
          <table:table-cell/>
          <table:table-cell office:value-type="string">
            <text:p>bgm</text:p>
          </table:table-cell>
          <table:table-cell table:formula="of:=[.C8]*(100-[.C$19])/100" office:value-type="float" office:value="114">
            <text:p>114</text:p>
          </table:table-cell>
          <table:table-cell table:formula="of:=[.D8]*(100-[.D$19])/100" office:value-type="float" office:value="102.4">
            <text:p>102.4</text:p>
          </table:table-cell>
          <table:table-cell table:formula="of:=[.E8]*(100-[.E$19])/100" office:value-type="float" office:value="74.4">
            <text:p>74.4</text:p>
          </table:table-cell>
          <table:table-cell table:formula="of:=[.F8]*(100-[.F$19])/100" office:value-type="float" office:value="52.8">
            <text:p>52.8</text:p>
          </table:table-cell>
          <table:table-cell table:formula="of:=[.G8]*(100-[.G$19])/100" office:value-type="float" office:value="45.6">
            <text:p>45.6</text:p>
          </table:table-cell>
          <table:table-cell table:formula="of:=[.H8]*(100-[.H$19])/100" office:value-type="float" office:value="45.2">
            <text:p>45.2</text:p>
          </table:table-cell>
        </table:table-row>
        <table:table-row table:style-name="ro1">
          <table:table-cell/>
          <table:table-cell office:value-type="string">
            <text:p>LU32PEEng</text:p>
          </table:table-cell>
          <table:table-cell table:formula="of:=[.C9]*(100-[.C$19])/100" office:value-type="float" office:value="172">
            <text:p>172</text:p>
          </table:table-cell>
          <table:table-cell table:formula="of:=[.D9]*(100-[.D$19])/100" office:value-type="float" office:value="142.4">
            <text:p>142.4</text:p>
          </table:table-cell>
          <table:table-cell table:formula="of:=[.E9]*(100-[.E$19])/100" office:value-type="float" office:value="109.2">
            <text:p>109.2</text:p>
          </table:table-cell>
          <table:table-cell table:formula="of:=[.F9]*(100-[.F$19])/100" office:value-type="float" office:value="87.2">
            <text:p>87.2</text:p>
          </table:table-cell>
          <table:table-cell table:formula="of:=[.G9]*(100-[.G$19])/100" office:value-type="float" office:value="91.2">
            <text:p>91.2</text:p>
          </table:table-cell>
          <table:table-cell table:formula="of:=[.H9]*(100-[.H$19])/100" office:value-type="float" office:value="85.2">
            <text:p>85.2</text:p>
          </table:table-cell>
        </table:table-row>
        <table:table-row table:style-name="ro1">
          <table:table-cell/>
          <table:table-cell office:value-type="string">
            <text:p>LU8PEEng</text:p>
          </table:table-cell>
          <table:table-cell table:formula="of:=[.C10]*(100-[.C$19])/100" office:value-type="float" office:value="110">
            <text:p>110</text:p>
          </table:table-cell>
          <table:table-cell table:formula="of:=[.D10]*(100-[.D$19])/100" office:value-type="float" office:value="92.8">
            <text:p>92.8</text:p>
          </table:table-cell>
          <table:table-cell table:formula="of:=[.E10]*(100-[.E$19])/100" office:value-type="float" office:value="70.8">
            <text:p>70.8</text:p>
          </table:table-cell>
          <table:table-cell table:formula="of:=[.F10]*(100-[.F$19])/100" office:value-type="float" office:value="51.2">
            <text:p>51.2</text:p>
          </table:table-cell>
          <table:table-cell table:formula="of:=[.G10]*(100-[.G$19])/100" office:value-type="float" office:value="47.4">
            <text:p>47.4</text:p>
          </table:table-cell>
          <table:table-cell table:formula="of:=[.H10]*(100-[.H$19])/100" office:value-type="float" office:value="47.2">
            <text:p>47.2</text:p>
          </table:table-cell>
        </table:table-row>
        <table:table-row table:style-name="ro5">
          <table:table-cell/>
          <table:table-cell office:value-type="string">
            <text:p>mcml</text:p>
          </table:table-cell>
          <table:table-cell table:formula="of:=[.C11]*(100-[.C$19])/100" office:value-type="float" office:value="108">
            <text:p>108</text:p>
          </table:table-cell>
          <table:table-cell table:formula="of:=[.D11]*(100-[.D$19])/100" office:value-type="float" office:value="99.2">
            <text:p>99.2</text:p>
          </table:table-cell>
          <table:table-cell table:formula="of:=[.E11]*(100-[.E$19])/100" office:value-type="float" office:value="76.8">
            <text:p>76.8</text:p>
          </table:table-cell>
          <table:table-cell table:formula="of:=[.F11]*(100-[.F$19])/100" office:value-type="float" office:value="46.4">
            <text:p>46.4</text:p>
          </table:table-cell>
          <table:table-cell table:formula="of:=[.G11]*(100-[.G$19])/100" office:value-type="float" office:value="45.6">
            <text:p>45.6</text:p>
          </table:table-cell>
          <table:table-cell table:formula="of:=[.H11]*(100-[.H$19])/100" office:value-type="float" office:value="43.6">
            <text:p>43.6</text:p>
          </table:table-cell>
        </table:table-row>
        <table:table-row table:style-name="ro1">
          <table:table-cell/>
          <table:table-cell office:value-type="string">
            <text:p>mkDelayWorker32B</text:p>
          </table:table-cell>
          <table:table-cell table:formula="of:=[.C12]*(100-[.C$19])/100" office:value-type="float" office:value="76">
            <text:p>76</text:p>
          </table:table-cell>
          <table:table-cell table:formula="of:=[.D12]*(100-[.D$19])/100" office:value-type="float" office:value="64">
            <text:p>64</text:p>
          </table:table-cell>
          <table:table-cell table:formula="of:=[.E12]*(100-[.E$19])/100" office:value-type="float" office:value="49.2">
            <text:p>49.2</text:p>
          </table:table-cell>
          <table:table-cell table:formula="of:=[.F12]*(100-[.F$19])/100" office:value-type="float" office:value="35.2">
            <text:p>35.2</text:p>
          </table:table-cell>
          <table:table-cell table:formula="of:=[.G12]*(100-[.G$19])/100" office:value-type="float" office:value="30">
            <text:p>30</text:p>
          </table:table-cell>
          <table:table-cell table:formula="of:=[.H12]*(100-[.H$19])/100" office:value-type="float" office:value="26.4">
            <text:p>26.4</text:p>
          </table:table-cell>
        </table:table-row>
        <table:table-row table:style-name="ro1">
          <table:table-cell/>
          <table:table-cell office:value-type="string">
            <text:p>stereovision0</text:p>
          </table:table-cell>
          <table:table-cell table:formula="of:=[.C13]*(100-[.C$19])/100" office:value-type="float" office:value="62">
            <text:p>62</text:p>
          </table:table-cell>
          <table:table-cell table:formula="of:=[.D13]*(100-[.D$19])/100" office:value-type="float" office:value="48">
            <text:p>48</text:p>
          </table:table-cell>
          <table:table-cell table:formula="of:=[.E13]*(100-[.E$19])/100" office:value-type="float" office:value="42">
            <text:p>42</text:p>
          </table:table-cell>
          <table:table-cell table:formula="of:=[.F13]*(100-[.F$19])/100" office:value-type="float" office:value="35.2">
            <text:p>35.2</text:p>
          </table:table-cell>
          <table:table-cell table:formula="of:=[.G13]*(100-[.G$19])/100" office:value-type="float" office:value="33">
            <text:p>33</text:p>
          </table:table-cell>
          <table:table-cell table:formula="of:=[.H13]*(100-[.H$19])/100" office:value-type="float" office:value="33.2">
            <text:p>33.2</text:p>
          </table:table-cell>
        </table:table-row>
        <table:table-row table:style-name="ro1">
          <table:table-cell/>
          <table:table-cell office:value-type="string">
            <text:p>stereovision1</text:p>
          </table:table-cell>
          <table:table-cell table:formula="of:=[.C14]*(100-[.C$19])/100" office:value-type="float" office:value="104">
            <text:p>104</text:p>
          </table:table-cell>
          <table:table-cell table:formula="of:=[.D14]*(100-[.D$19])/100" office:value-type="float" office:value="86.4">
            <text:p>86.4</text:p>
          </table:table-cell>
          <table:table-cell table:formula="of:=[.E14]*(100-[.E$19])/100" office:value-type="float" office:value="69.6">
            <text:p>69.6</text:p>
          </table:table-cell>
          <table:table-cell table:formula="of:=[.F14]*(100-[.F$19])/100" office:value-type="float" office:value="48">
            <text:p>48</text:p>
          </table:table-cell>
          <table:table-cell table:formula="of:=[.G14]*(100-[.G$19])/100" office:value-type="float" office:value="53.4">
            <text:p>53.4</text:p>
          </table:table-cell>
          <table:table-cell table:formula="of:=[.H14]*(100-[.H$19])/100" office:value-type="float" office:value="62.4">
            <text:p>62.4</text:p>
          </table:table-cell>
        </table:table-row>
        <table:table-row table:style-name="ro1">
          <table:table-cell/>
          <table:table-cell office:value-type="string">
            <text:p>stereovision2</text:p>
          </table:table-cell>
          <table:table-cell table:formula="of:=[.C15]*(100-[.C$19])/100" office:value-type="float" office:value="162">
            <text:p>162</text:p>
          </table:table-cell>
          <table:table-cell table:formula="of:=[.D15]*(100-[.D$19])/100" office:value-type="float" office:value="131.2">
            <text:p>131.2</text:p>
          </table:table-cell>
          <table:table-cell table:formula="of:=[.E15]*(100-[.E$19])/100" office:value-type="float" office:value="100.8">
            <text:p>100.8</text:p>
          </table:table-cell>
          <table:table-cell table:formula="of:=[.F15]*(100-[.F$19])/100" office:value-type="float" office:value="77.6">
            <text:p>77.6</text:p>
          </table:table-cell>
          <table:table-cell table:formula="of:=[.G15]*(100-[.G$19])/100" office:value-type="float" office:value="73.2">
            <text:p>73.2</text:p>
          </table:table-cell>
          <table:table-cell table:formula="of:=[.H15]*(100-[.H$19])/100" office:value-type="float" office:value="72">
            <text:p>72</text:p>
          </table:table-cell>
        </table:table-row>
        <table:table-row table:style-name="ro1">
          <table:table-cell/>
          <table:table-cell table:style-name="ce1" office:value-type="string">
            <text:p>Geometric mean</text:p>
          </table:table-cell>
          <table:table-cell table:style-name="ce1" table:formula="of:=GEOMEAN([.C20:.C27])" office:value-type="float" office:value="107.987981090105">
            <text:p>107.9879810901</text:p>
          </table:table-cell>
          <table:table-cell table:style-name="ce1" table:formula="of:=GEOMEAN([.D20:.D27])" office:value-type="float" office:value="90.932116128843">
            <text:p>90.9321161288</text:p>
          </table:table-cell>
          <table:table-cell table:style-name="ce1" table:formula="of:=GEOMEAN([.E20:.E27])" office:value-type="float" office:value="70.9266221194282">
            <text:p>70.9266221194</text:p>
          </table:table-cell>
          <table:table-cell table:style-name="ce1" table:formula="of:=GEOMEAN([.F20:.F27])" office:value-type="float" office:value="51.6286571539325">
            <text:p>51.6286571539</text:p>
          </table:table-cell>
          <table:table-cell table:style-name="ce1" table:formula="of:=GEOMEAN([.G20:.G27])" office:value-type="float" office:value="49.2803518301606">
            <text:p>49.2803518302</text:p>
          </table:table-cell>
          <table:table-cell table:style-name="ce1" table:formula="of:=GEOMEAN([.H20:.H27])" office:value-type="float" office:value="48.6164453575474">
            <text:p>48.6164453575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umber of wires crossing</text:p>
          </table:table-cell>
          <table:table-cell office:value-type="float" office:value="107.987981090105">
            <text:p>107.9879810901</text:p>
          </table:table-cell>
          <table:table-cell office:value-type="float" office:value="90.932116128843">
            <text:p>90.9321161288</text:p>
          </table:table-cell>
          <table:table-cell office:value-type="float" office:value="70.9266221194282">
            <text:p>70.9266221194</text:p>
          </table:table-cell>
          <table:table-cell office:value-type="float" office:value="51.6286571539325">
            <text:p>51.6286571539</text:p>
          </table:table-cell>
          <table:table-cell office:value-type="float" office:value="49.2803518301606">
            <text:p>49.2803518302</text:p>
          </table:table-cell>
          <table:table-cell office:value-type="float" office:value="48.6164453575474">
            <text:p>48.6164453575</text:p>
          </table:table-cell>
        </table:table-row>
        <table:table-row table:style-name="ro1">
          <table:table-cell/>
          <table:table-cell office:value-type="string">
            <text:p>Minimum channel width</text:p>
          </table:table-cell>
          <table:table-cell office:value-type="float" office:value="107.987981090105">
            <text:p>107.9879810901</text:p>
          </table:table-cell>
          <table:table-cell office:value-type="float" office:value="113.665145161054">
            <text:p>113.6651451611</text:p>
          </table:table-cell>
          <table:table-cell office:value-type="float" office:value="118.211036865714">
            <text:p>118.2110368657</text:p>
          </table:table-cell>
          <table:table-cell office:value-type="float" office:value="129.071642884831">
            <text:p>129.0716428848</text:p>
          </table:table-cell>
          <table:table-cell office:value-type="float" office:value="164.267839433869">
            <text:p>164.2678394339</text:p>
          </table:table-cell>
          <table:table-cell office:value-type="float" office:value="243.082226787737">
            <text:p>243.0822267877</text:p>
          </table:table-cell>
        </table:table-row>
      </table:table>
      <table:named-expressions/>
      <table:database-ranges>
        <table:database-range table:name="__Anonymous_Sheet_DB__0" table:target-range-address="Sheet1.A94:Sheet1.AMJ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00-00-00</text:date>, <text:time style:data-style-name="N2" text:time-value="0000-00-00T15:10: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12-09T20:36:56</dc:date>
    <dc:creator>andre </dc:creator>
    <meta:editing-duration>PT11H36M13S</meta:editing-duration>
    <meta:editing-cycles>31</meta:editing-cycles>
    <meta:document-statistic meta:table-count="8" meta:cell-count="343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16:Sheet2.G17 Sheet2.A17:Sheet2.A17" chart:data-source-has-labels="column" svg:x="1.453cm" svg:y="0.855cm" svg:width="13.907cm" svg:height="6.862cm">
          <chartooo:coordinate-region svg:x="2.339cm" svg:y="1.067cm" svg:width="12.808cm" svg:height="5.977cm"/>
          <chart:axis chart:dimension="x" chart:name="primary-x" chart:style-name="ch3">
            <chart:title svg:x="7.33cm" svg:y="7.897cm" chart:style-name="ch4">
              <text:p>% wires cut</text:p>
            </chart:title>
          </chart:axis>
          <chart:axis chart:dimension="y" chart:name="primary-y" chart:style-name="ch3">
            <chart:title svg:x="0.451cm" svg:y="4.859cm" chart:style-name="ch5">
              <text:p>minW</text:p>
            </chart:title>
            <chart:grid chart:style-name="ch6" chart:class="major"/>
          </chart:axis>
          <chart:series chart:style-name="ch7" chart:values-cell-range-address="Sheet2.B17:Sheet2.G17" chart:label-cell-address="Sheet2.A17:Sheet2.A17" chart:class="chart:scatter">
            <chart:domain table:cell-range-address="Sheet2.B16:Sheet2.G16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6:Sheet2.G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inW</text:p>
                <draw:g>
                  <svg:desc>Sheet2.A17:Sheet2.A17</svg:desc>
                </draw:g>
              </table:table-cell>
              <table:table-cell office:value-type="float" office:value="100.781603300543">
                <text:p>100.781603300543</text:p>
                <draw:g>
                  <svg:desc>Sheet2.B17:Sheet2.G17</svg:desc>
                </draw:g>
              </table:table-cell>
              <table:table-cell office:value-type="float" office:value="106.262225799669">
                <text:p>106.262225799669</text:p>
              </table:table-cell>
              <table:table-cell office:value-type="float" office:value="111.166719975769">
                <text:p>111.166719975769</text:p>
              </table:table-cell>
              <table:table-cell office:value-type="float" office:value="122.046916599511">
                <text:p>122.046916599511</text:p>
              </table:table-cell>
              <table:table-cell office:value-type="float" office:value="157.423995726392">
                <text:p>157.423995726392</text:p>
              </table:table-cell>
              <table:table-cell office:value-type="float" office:value="233.916881901481">
                <text:p>233.916881901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 style:data-style-name="N0">
      <style:chart-properties chart:display-label="true" chart:logarithmic="false" chart:minimum="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18cm" svg:height="8.391cm" xlink:href=".." xlink:type="simple" chart:class="chart:scatter" chart:style-name="ch1">
        <chart:legend chart:legend-position="end" svg:x="13.321cm" svg:y="3.149cm" style:legend-expansion="high" chart:style-name="ch2"/>
        <chart:plot-area chart:style-name="ch3" table:cell-range-address="Sheet4_2.K3:Sheet4_2.P7 Sheet4_2.J4:Sheet4_2.J7" chart:data-source-has-labels="column" svg:x="1.365cm" svg:y="0.197cm" svg:width="12.101cm" svg:height="7.371cm">
          <chartooo:coordinate-region svg:x="1.986cm" svg:y="0.396cm" svg:width="11.293cm" svg:height="6.525cm"/>
          <chart:axis chart:dimension="x" chart:name="primary-x" chart:style-name="ch4">
            <chart:title svg:x="6.395cm" svg:y="7.736cm" chart:style-name="ch5">
              <text:p>% wires cut</text:p>
            </chart:title>
          </chart:axis>
          <chart:axis chart:dimension="y" chart:name="primary-y" chart:style-name="ch6">
            <chart:title svg:x="0.408cm" svg:y="5.775cm" chart:style-name="ch7">
              <text:p>Critical path delay(ns)</text:p>
            </chart:title>
            <chart:grid chart:style-name="ch8" chart:class="major"/>
          </chart:axis>
          <chart:series chart:style-name="ch9" chart:values-cell-range-address="Sheet4_2.K4:Sheet4_2.P4" chart:label-cell-address="Sheet4_2.J4:Sheet4_2.J4" chart:class="chart:scatter">
            <chart:domain table:cell-range-address="Sheet4_2.K3:Sheet4_2.P3"/>
            <chart:data-point chart:repeated="6"/>
          </chart:series>
          <chart:series chart:style-name="ch10" chart:values-cell-range-address="Sheet4_2.K5:Sheet4_2.P5" chart:label-cell-address="Sheet4_2.J5:Sheet4_2.J5" chart:class="chart:scatter">
            <chart:data-point chart:repeated="6"/>
          </chart:series>
          <chart:series chart:style-name="ch11" chart:values-cell-range-address="Sheet4_2.K6:Sheet4_2.P6" chart:label-cell-address="Sheet4_2.J6:Sheet4_2.J6" chart:class="chart:scatter">
            <chart:data-point chart:repeated="6"/>
          </chart:series>
          <chart:series chart:style-name="ch12" chart:values-cell-range-address="Sheet4_2.K7:Sheet4_2.P7" chart:label-cell-address="Sheet4_2.J7:Sheet4_2.J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4_2.K3:Sheet4_2.P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.0 ns</text:p>
                <draw:g>
                  <svg:desc>Sheet4_2.J4:Sheet4_2.J4</svg:desc>
                </draw:g>
              </table:table-cell>
              <table:table-cell office:value-type="float" office:value="23.6984493820272">
                <text:p>23.6984493820272</text:p>
                <draw:g>
                  <svg:desc>Sheet4_2.K4:Sheet4_2.P4</svg:desc>
                </draw:g>
              </table:table-cell>
              <table:table-cell office:value-type="float" office:value="23.4924569376159">
                <text:p>23.4924569376159</text:p>
              </table:table-cell>
              <table:table-cell office:value-type="float" office:value="23.568129406463">
                <text:p>23.568129406463</text:p>
              </table:table-cell>
              <table:table-cell office:value-type="float" office:value="23.9254059531135">
                <text:p>23.9254059531135</text:p>
              </table:table-cell>
              <table:table-cell office:value-type="float" office:value="23.6235483571659">
                <text:p>23.6235483571659</text:p>
              </table:table-cell>
              <table:table-cell office:value-type="float" office:value="23.727459585102">
                <text:p>23.727459585102</text:p>
              </table:table-cell>
            </table:table-row>
            <table:table-row>
              <table:table-cell office:value-type="string">
                <text:p>0.5 ns</text:p>
                <draw:g>
                  <svg:desc>Sheet4_2.J5:Sheet4_2.J5</svg:desc>
                </draw:g>
              </table:table-cell>
              <table:table-cell office:value-type="float" office:value="27.4683014679177">
                <text:p>27.4683014679177</text:p>
                <draw:g>
                  <svg:desc>Sheet4_2.K5:Sheet4_2.P5</svg:desc>
                </draw:g>
              </table:table-cell>
              <table:table-cell office:value-type="float" office:value="26.9262785632488">
                <text:p>26.9262785632488</text:p>
              </table:table-cell>
              <table:table-cell office:value-type="float" office:value="26.4297142919331">
                <text:p>26.4297142919331</text:p>
              </table:table-cell>
              <table:table-cell office:value-type="float" office:value="26.4794522815027">
                <text:p>26.4794522815027</text:p>
              </table:table-cell>
              <table:table-cell office:value-type="float" office:value="26.7245451285567">
                <text:p>26.7245451285567</text:p>
              </table:table-cell>
              <table:table-cell office:value-type="float" office:value="26.765616357111">
                <text:p>26.765616357111</text:p>
              </table:table-cell>
            </table:table-row>
            <table:table-row>
              <table:table-cell office:value-type="string">
                <text:p>1.0 ns</text:p>
                <draw:g>
                  <svg:desc>Sheet4_2.J6:Sheet4_2.J6</svg:desc>
                </draw:g>
              </table:table-cell>
              <table:table-cell office:value-type="float" office:value="30.7580267918707">
                <text:p>30.7580267918707</text:p>
                <draw:g>
                  <svg:desc>Sheet4_2.K6:Sheet4_2.P6</svg:desc>
                </draw:g>
              </table:table-cell>
              <table:table-cell office:value-type="float" office:value="30.9079263204707">
                <text:p>30.9079263204707</text:p>
              </table:table-cell>
              <table:table-cell office:value-type="float" office:value="30.5920797508374">
                <text:p>30.5920797508374</text:p>
              </table:table-cell>
              <table:table-cell office:value-type="float" office:value="31.239097194948">
                <text:p>31.239097194948</text:p>
              </table:table-cell>
              <table:table-cell office:value-type="float" office:value="33.1229090881258">
                <text:p>33.1229090881258</text:p>
              </table:table-cell>
              <table:table-cell office:value-type="float" office:value="32.5534140374373">
                <text:p>32.5534140374373</text:p>
              </table:table-cell>
            </table:table-row>
            <table:table-row>
              <table:table-cell office:value-type="string">
                <text:p>1.5 ns</text:p>
                <draw:g>
                  <svg:desc>Sheet4_2.J7:Sheet4_2.J7</svg:desc>
                </draw:g>
              </table:table-cell>
              <table:table-cell office:value-type="float" office:value="37.7307876736476">
                <text:p>37.7307876736476</text:p>
                <draw:g>
                  <svg:desc>Sheet4_2.K7:Sheet4_2.P7</svg:desc>
                </draw:g>
              </table:table-cell>
              <table:table-cell office:value-type="float" office:value="37.3412059176183">
                <text:p>37.3412059176183</text:p>
              </table:table-cell>
              <table:table-cell office:value-type="float" office:value="35.8676022404912">
                <text:p>35.8676022404912</text:p>
              </table:table-cell>
              <table:table-cell office:value-type="float" office:value="36.1054566583283">
                <text:p>36.1054566583283</text:p>
              </table:table-cell>
              <table:table-cell office:value-type="float" office:value="37.0461616751928">
                <text:p>37.0461616751928</text:p>
              </table:table-cell>
              <table:table-cell office:value-type="float" office:value="36.9222088032546">
                <text:p>36.92220880325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WiresCrossing.B32:WiresCrossing.H33" chart:data-source-has-labels="column" svg:x="1.453cm" svg:y="0.855cm" svg:width="13.907cm" svg:height="6.862cm">
          <chartooo:coordinate-region svg:x="2.26cm" svg:y="1.054cm" svg:width="12.82cm" svg:height="6.016cm"/>
          <chart:axis chart:dimension="x" chart:name="primary-x" chart:style-name="ch3">
            <chart:title svg:x="4.883cm" svg:y="7.897cm" chart:style-name="ch4">
              <text:p>Number of wires crossing the interposer</text:p>
            </chart:title>
          </chart:axis>
          <chart:axis chart:dimension="y" chart:name="primary-y" chart:style-name="ch3">
            <chart:title svg:x="0.451cm" svg:y="4.859cm" chart:style-name="ch5">
              <text:p>minW</text:p>
            </chart:title>
            <chart:grid chart:style-name="ch6" chart:class="major"/>
          </chart:axis>
          <chart:series chart:style-name="ch7" chart:values-cell-range-address="WiresCrossing.C33:WiresCrossing.H33" chart:label-cell-address="WiresCrossing.B33:WiresCrossing.B33" chart:class="chart:scatter">
            <chart:domain table:cell-range-address="WiresCrossing.C32:WiresCrossing.H32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07.987981090105">
                <text:p>107.987981090105</text:p>
                <draw:g>
                  <svg:desc>WiresCrossing.C32:WiresCrossing.H32</svg:desc>
                </draw:g>
              </table:table-cell>
              <table:table-cell office:value-type="float" office:value="90.932116128843">
                <text:p>90.932116128843</text:p>
              </table:table-cell>
              <table:table-cell office:value-type="float" office:value="70.9266221194282">
                <text:p>70.9266221194282</text:p>
              </table:table-cell>
              <table:table-cell office:value-type="float" office:value="51.6286571539325">
                <text:p>51.6286571539325</text:p>
              </table:table-cell>
              <table:table-cell office:value-type="float" office:value="49.2803518301606">
                <text:p>49.2803518301606</text:p>
              </table:table-cell>
              <table:table-cell office:value-type="float" office:value="48.6164453575474">
                <text:p>48.6164453575474</text:p>
              </table:table-cell>
            </table:table-row>
            <table:table-row>
              <table:table-cell office:value-type="string">
                <text:p>Minimum channel width</text:p>
                <draw:g>
                  <svg:desc>WiresCrossing.B33:WiresCrossing.B33</svg:desc>
                </draw:g>
              </table:table-cell>
              <table:table-cell office:value-type="float" office:value="107.987981090105">
                <text:p>107.987981090105</text:p>
                <draw:g>
                  <svg:desc>WiresCrossing.C33:WiresCrossing.H33</svg:desc>
                </draw:g>
              </table:table-cell>
              <table:table-cell office:value-type="float" office:value="113.665145161054">
                <text:p>113.665145161054</text:p>
              </table:table-cell>
              <table:table-cell office:value-type="float" office:value="118.211036865714">
                <text:p>118.211036865714</text:p>
              </table:table-cell>
              <table:table-cell office:value-type="float" office:value="129.071642884831">
                <text:p>129.071642884831</text:p>
              </table:table-cell>
              <table:table-cell office:value-type="float" office:value="164.267839433869">
                <text:p>164.267839433869</text:p>
              </table:table-cell>
              <table:table-cell office:value-type="float" office:value="243.082226787737">
                <text:p>243.0822267877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16:Sheet2.G16 Sheet2.A18:Sheet2.G18" chart:data-source-has-labels="column" svg:x="1.453cm" svg:y="0.855cm" svg:width="13.907cm" svg:height="6.862cm">
          <chartooo:coordinate-region svg:x="2.445cm" svg:y="1.067cm" svg:width="12.702cm" svg:height="5.977cm"/>
          <chart:axis chart:dimension="x" chart:name="primary-x" chart:style-name="ch3">
            <chart:title svg:x="7.33cm" svg:y="7.897cm" chart:style-name="ch4">
              <text:p>% wires cut</text:p>
            </chart:title>
          </chart:axis>
          <chart:axis chart:dimension="y" chart:name="primary-y" chart:style-name="ch3">
            <chart:title svg:x="0.451cm" svg:y="6.195cm" chart:style-name="ch5">
              <text:p>critical path delay(ns)</text:p>
            </chart:title>
            <chart:grid chart:style-name="ch6" chart:class="major"/>
          </chart:axis>
          <chart:series chart:style-name="ch7" chart:values-cell-range-address="Sheet2.B18:Sheet2.G18" chart:label-cell-address="Sheet2.A18:Sheet2.A18" chart:class="chart:scatter">
            <chart:domain table:cell-range-address="Sheet2.B16:Sheet2.G16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B16:Sheet2.G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rit_path</text:p>
                <draw:g>
                  <svg:desc>Sheet2.A18:Sheet2.A18</svg:desc>
                </draw:g>
              </table:table-cell>
              <table:table-cell office:value-type="float" office:value="27.3154911119757">
                <text:p>27.3154911119757</text:p>
                <draw:g>
                  <svg:desc>Sheet2.B18:Sheet2.G18</svg:desc>
                </draw:g>
              </table:table-cell>
              <table:table-cell office:value-type="float" office:value="27.6966523464597">
                <text:p>27.6966523464597</text:p>
              </table:table-cell>
              <table:table-cell office:value-type="float" office:value="27.2569541675291">
                <text:p>27.2569541675291</text:p>
              </table:table-cell>
              <table:table-cell office:value-type="float" office:value="27.409027751808">
                <text:p>27.409027751808</text:p>
              </table:table-cell>
              <table:table-cell office:value-type="float" office:value="29.285950640468">
                <text:p>29.285950640468</text:p>
              </table:table-cell>
              <table:table-cell office:value-type="float" office:value="29.111967231968">
                <text:p>29.111967231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 style:data-style-name="N0">
      <style:chart-properties chart:display-label="true" chart:logarithmic="false" chart:minimum="80" chart:reverse-direction="false" text:line-break="false" chart:axis-position="0"/>
      <style:graphic-properties svg:stroke-color="#b3b3b3"/>
      <style:text-properties fo:font-size="10.5pt" style:font-size-asian="10pt" style:font-size-complex="10pt"/>
    </style:style>
    <style:style style:name="ch7" style:family="chart">
      <style:chart-properties chart:auto-position="true" style:rotation-angle="90"/>
      <style:text-properties fo:font-size="10.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703cm" style:legend-expansion="high" chart:style-name="ch2"/>
        <chart:plot-area chart:style-name="ch3" table:cell-range-address="Sheet3.J3:Sheet3.O6 Sheet3.I4:Sheet3.I6" chart:data-source-has-labels="column" svg:x="1.416cm" svg:y="0.855cm" svg:width="11.647cm" svg:height="6.899cm">
          <chartooo:coordinate-region svg:x="2.302cm" svg:y="1.067cm" svg:width="10.548cm" svg:height="6.014cm"/>
          <chart:axis chart:dimension="x" chart:name="primary-x" chart:style-name="ch4">
            <chart:title svg:x="6.219cm" svg:y="7.935cm" chart:style-name="ch5">
              <text:p>% wires cut</text:p>
            </chart:title>
          </chart:axis>
          <chart:axis chart:dimension="y" chart:name="primary-y" chart:style-name="ch6">
            <chart:title svg:x="0.451cm" svg:y="4.848cm" chart:style-name="ch7">
              <text:p>minW</text:p>
            </chart:title>
            <chart:grid chart:style-name="ch8" chart:class="major"/>
          </chart:axis>
          <chart:series chart:style-name="ch9" chart:values-cell-range-address="Sheet3.J4:Sheet3.O4" chart:label-cell-address="Sheet3.I4:Sheet3.I4" chart:class="chart:scatter">
            <chart:domain table:cell-range-address="Sheet3.J3:Sheet3.O3"/>
            <chart:data-point chart:repeated="6"/>
          </chart:series>
          <chart:series chart:style-name="ch10" chart:values-cell-range-address="Sheet3.J5:Sheet3.O5" chart:label-cell-address="Sheet3.I5:Sheet3.I5" chart:class="chart:scatter">
            <chart:data-point chart:repeated="6"/>
          </chart:series>
          <chart:series chart:style-name="ch11" chart:values-cell-range-address="Sheet3.J6:Sheet3.O6" chart:label-cell-address="Sheet3.I6:Sheet3.I6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3.J3:Sheet3.O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 cut</text:p>
                <draw:g>
                  <svg:desc>Sheet3.I4:Sheet3.I4</svg:desc>
                </draw:g>
              </table:table-cell>
              <table:table-cell office:value-type="float" office:value="99.6093716338817">
                <text:p>99.6093716338817</text:p>
                <draw:g>
                  <svg:desc>Sheet3.J4:Sheet3.O4</svg:desc>
                </draw:g>
              </table:table-cell>
              <table:table-cell office:value-type="float" office:value="101.692270464989">
                <text:p>101.692270464989</text:p>
              </table:table-cell>
              <table:table-cell office:value-type="float" office:value="103.911637889952">
                <text:p>103.911637889952</text:p>
              </table:table-cell>
              <table:table-cell office:value-type="float" office:value="118.896458614571">
                <text:p>118.896458614571</text:p>
              </table:table-cell>
              <table:table-cell office:value-type="float" office:value="154.533541750053">
                <text:p>154.533541750053</text:p>
              </table:table-cell>
              <table:table-cell office:value-type="float" office:value="205.821643978222">
                <text:p>205.821643978222</text:p>
              </table:table-cell>
            </table:table-row>
            <table:table-row>
              <table:table-cell office:value-type="string">
                <text:p>2 cuts</text:p>
                <draw:g>
                  <svg:desc>Sheet3.I5:Sheet3.I5</svg:desc>
                </draw:g>
              </table:table-cell>
              <table:table-cell office:value-type="float" office:value="100.120749898616">
                <text:p>100.120749898616</text:p>
                <draw:g>
                  <svg:desc>Sheet3.J5:Sheet3.O5</svg:desc>
                </draw:g>
              </table:table-cell>
              <table:table-cell office:value-type="float" office:value="101.924892502886">
                <text:p>101.924892502886</text:p>
              </table:table-cell>
              <table:table-cell office:value-type="float" office:value="108.542625779511">
                <text:p>108.542625779511</text:p>
              </table:table-cell>
              <table:table-cell office:value-type="float" office:value="124.765503182689">
                <text:p>124.765503182689</text:p>
              </table:table-cell>
              <table:table-cell office:value-type="float" office:value="150.165823582171">
                <text:p>150.165823582171</text:p>
              </table:table-cell>
              <table:table-cell office:value-type="float" office:value="222.288963166471">
                <text:p>222.288963166471</text:p>
              </table:table-cell>
            </table:table-row>
            <table:table-row>
              <table:table-cell office:value-type="string">
                <text:p>3 cuts</text:p>
                <draw:g>
                  <svg:desc>Sheet3.I6:Sheet3.I6</svg:desc>
                </draw:g>
              </table:table-cell>
              <table:table-cell office:value-type="float" office:value="100.781603300543">
                <text:p>100.781603300543</text:p>
                <draw:g>
                  <svg:desc>Sheet3.J6:Sheet3.O6</svg:desc>
                </draw:g>
              </table:table-cell>
              <table:table-cell office:value-type="float" office:value="106.262225799669">
                <text:p>106.262225799669</text:p>
              </table:table-cell>
              <table:table-cell office:value-type="float" office:value="111.166719975769">
                <text:p>111.166719975769</text:p>
              </table:table-cell>
              <table:table-cell office:value-type="float" office:value="122.046916599511">
                <text:p>122.046916599511</text:p>
              </table:table-cell>
              <table:table-cell office:value-type="float" office:value="157.423995726392">
                <text:p>157.423995726392</text:p>
              </table:table-cell>
              <table:table-cell office:value-type="float" office:value="233.916881901481">
                <text:p>233.9168819014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 style:data-style-name="N0">
      <style:chart-properties chart:display-label="true" chart:logarithmic="false" chart:minimum="20" chart:reverse-direction="false" text:line-break="false" chart:axis-position="0"/>
      <style:graphic-properties svg:stroke-color="#b3b3b3"/>
      <style:text-properties fo:font-size="10.5pt" style:font-size-asian="10pt" style:font-size-complex="10pt"/>
    </style:style>
    <style:style style:name="ch7" style:family="chart">
      <style:chart-properties chart:auto-position="true" style:rotation-angle="90"/>
      <style:text-properties fo:font-size="10.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703cm" style:legend-expansion="high" chart:style-name="ch2"/>
        <chart:plot-area chart:style-name="ch3" table:cell-range-address="Sheet3.J8:Sheet3.O11 Sheet3.I9:Sheet3.I11" chart:data-source-has-labels="column" svg:x="1.277cm" svg:y="0.841cm" svg:width="12.348cm" svg:height="7.022cm">
          <chartooo:coordinate-region svg:x="1.951cm" svg:y="1.053cm" svg:width="11.461cm" svg:height="6.137cm"/>
          <chart:axis chart:dimension="x" chart:name="primary-x" chart:style-name="ch4">
            <chart:title svg:x="6.431cm" svg:y="8.044cm" chart:style-name="ch5">
              <text:p>% wires cut</text:p>
            </chart:title>
          </chart:axis>
          <chart:axis chart:dimension="y" chart:name="primary-y" chart:style-name="ch6">
            <chart:title svg:x="0.312cm" svg:y="6.245cm" chart:style-name="ch7">
              <text:p>Critical path delay(ns)</text:p>
            </chart:title>
            <chart:grid chart:style-name="ch8" chart:class="major"/>
          </chart:axis>
          <chart:series chart:style-name="ch9" chart:values-cell-range-address="Sheet3.J9:Sheet3.O9" chart:label-cell-address="Sheet3.I9:Sheet3.I9" chart:class="chart:scatter">
            <chart:domain table:cell-range-address="Sheet3.J8:Sheet3.O8"/>
            <chart:data-point chart:repeated="6"/>
          </chart:series>
          <chart:series chart:style-name="ch10" chart:values-cell-range-address="Sheet3.J10:Sheet3.O10" chart:label-cell-address="Sheet3.I10:Sheet3.I10" chart:class="chart:scatter">
            <chart:data-point chart:repeated="6"/>
          </chart:series>
          <chart:series chart:style-name="ch11" chart:values-cell-range-address="Sheet3.J11:Sheet3.O11" chart:label-cell-address="Sheet3.I11:Sheet3.I1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3.J8:Sheet3.O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 cut</text:p>
                <draw:g>
                  <svg:desc>Sheet3.I9:Sheet3.I9</svg:desc>
                </draw:g>
              </table:table-cell>
              <table:table-cell office:value-type="float" office:value="23.1595408445907">
                <text:p>23.1595408445907</text:p>
                <draw:g>
                  <svg:desc>Sheet3.J9:Sheet3.O9</svg:desc>
                </draw:g>
              </table:table-cell>
              <table:table-cell office:value-type="float" office:value="24.667669032169">
                <text:p>24.667669032169</text:p>
              </table:table-cell>
              <table:table-cell office:value-type="float" office:value="23.8754239891794">
                <text:p>23.8754239891794</text:p>
              </table:table-cell>
              <table:table-cell office:value-type="float" office:value="23.540073824308">
                <text:p>23.540073824308</text:p>
              </table:table-cell>
              <table:table-cell office:value-type="float" office:value="23.0279181163268">
                <text:p>23.0279181163268</text:p>
              </table:table-cell>
              <table:table-cell office:value-type="float" office:value="24.1093536996474">
                <text:p>24.1093536996474</text:p>
              </table:table-cell>
            </table:table-row>
            <table:table-row>
              <table:table-cell office:value-type="string">
                <text:p>2 cuts</text:p>
                <draw:g>
                  <svg:desc>Sheet3.I10:Sheet3.I10</svg:desc>
                </draw:g>
              </table:table-cell>
              <table:table-cell office:value-type="float" office:value="26.1948170320106">
                <text:p>26.1948170320106</text:p>
                <draw:g>
                  <svg:desc>Sheet3.J10:Sheet3.O10</svg:desc>
                </draw:g>
              </table:table-cell>
              <table:table-cell office:value-type="float" office:value="25.7300485101421">
                <text:p>25.7300485101421</text:p>
              </table:table-cell>
              <table:table-cell office:value-type="float" office:value="25.0944454371135">
                <text:p>25.0944454371135</text:p>
              </table:table-cell>
              <table:table-cell office:value-type="float" office:value="25.3525590973152">
                <text:p>25.3525590973152</text:p>
              </table:table-cell>
              <table:table-cell office:value-type="float" office:value="26.990445883703">
                <text:p>26.990445883703</text:p>
              </table:table-cell>
              <table:table-cell office:value-type="float" office:value="26.4678737220375">
                <text:p>26.4678737220375</text:p>
              </table:table-cell>
            </table:table-row>
            <table:table-row>
              <table:table-cell office:value-type="string">
                <text:p>3 cuts</text:p>
                <draw:g>
                  <svg:desc>Sheet3.I11:Sheet3.I11</svg:desc>
                </draw:g>
              </table:table-cell>
              <table:table-cell office:value-type="float" office:value="27.3154911119757">
                <text:p>27.3154911119757</text:p>
                <draw:g>
                  <svg:desc>Sheet3.J11:Sheet3.O11</svg:desc>
                </draw:g>
              </table:table-cell>
              <table:table-cell office:value-type="float" office:value="27.6966523464597">
                <text:p>27.6966523464597</text:p>
              </table:table-cell>
              <table:table-cell office:value-type="float" office:value="27.2569541675291">
                <text:p>27.2569541675291</text:p>
              </table:table-cell>
              <table:table-cell office:value-type="float" office:value="27.409027751808">
                <text:p>27.409027751808</text:p>
              </table:table-cell>
              <table:table-cell office:value-type="float" office:value="29.285950640468">
                <text:p>29.285950640468</text:p>
              </table:table-cell>
              <table:table-cell office:value-type="float" office:value="29.111967231968">
                <text:p>29.1119672319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 style:data-style-name="N0">
      <style:chart-properties chart:display-label="true" chart:logarithmic="false" chart:minimum="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18cm" svg:height="8.391cm" xlink:href=".." xlink:type="simple" chart:class="chart:scatter" chart:style-name="ch1">
        <chart:legend chart:legend-position="end" svg:x="13.321cm" svg:y="3.149cm" style:legend-expansion="high" chart:style-name="ch2"/>
        <chart:plot-area chart:style-name="ch3" table:cell-range-address="Sheet4.K3:Sheet4.P7 Sheet4.J4:Sheet4.J7" chart:data-source-has-labels="column" svg:x="1.365cm" svg:y="0.197cm" svg:width="12.101cm" svg:height="7.371cm">
          <chartooo:coordinate-region svg:x="1.986cm" svg:y="0.396cm" svg:width="11.293cm" svg:height="6.525cm"/>
          <chart:axis chart:dimension="x" chart:name="primary-x" chart:style-name="ch4">
            <chart:title svg:x="6.395cm" svg:y="7.736cm" chart:style-name="ch5">
              <text:p>% wires cut</text:p>
            </chart:title>
          </chart:axis>
          <chart:axis chart:dimension="y" chart:name="primary-y" chart:style-name="ch6">
            <chart:title svg:x="0.408cm" svg:y="5.775cm" chart:style-name="ch7">
              <text:p>Critical path delay(ns)</text:p>
            </chart:title>
            <chart:grid chart:style-name="ch8" chart:class="major"/>
          </chart:axis>
          <chart:series chart:style-name="ch9" chart:values-cell-range-address="Sheet4.K4:Sheet4.P4" chart:label-cell-address="Sheet4.J4:Sheet4.J4" chart:class="chart:scatter">
            <chart:domain table:cell-range-address="Sheet4.K3:Sheet4.P3"/>
            <chart:data-point chart:repeated="6"/>
          </chart:series>
          <chart:series chart:style-name="ch10" chart:values-cell-range-address="Sheet4.K5:Sheet4.P5" chart:label-cell-address="Sheet4.J5:Sheet4.J5" chart:class="chart:scatter">
            <chart:data-point chart:repeated="6"/>
          </chart:series>
          <chart:series chart:style-name="ch11" chart:values-cell-range-address="Sheet4.K6:Sheet4.P6" chart:label-cell-address="Sheet4.J6:Sheet4.J6" chart:class="chart:scatter">
            <chart:data-point chart:repeated="6"/>
          </chart:series>
          <chart:series chart:style-name="ch12" chart:values-cell-range-address="Sheet4.K7:Sheet4.P7" chart:label-cell-address="Sheet4.J7:Sheet4.J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4.K3:Sheet4.P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.0 ns</text:p>
                <draw:g>
                  <svg:desc>Sheet4.J4:Sheet4.J4</svg:desc>
                </draw:g>
              </table:table-cell>
              <table:table-cell office:value-type="float" office:value="20.2956738492136">
                <text:p>20.2956738492136</text:p>
                <draw:g>
                  <svg:desc>Sheet4.K4:Sheet4.P4</svg:desc>
                </draw:g>
              </table:table-cell>
              <table:table-cell office:value-type="float" office:value="20.1763587814814">
                <text:p>20.1763587814814</text:p>
              </table:table-cell>
              <table:table-cell office:value-type="float" office:value="20.0540089202488">
                <text:p>20.0540089202488</text:p>
              </table:table-cell>
              <table:table-cell office:value-type="float" office:value="20.4137648730526">
                <text:p>20.4137648730526</text:p>
              </table:table-cell>
              <table:table-cell office:value-type="float" office:value="20.2338044808661">
                <text:p>20.2338044808661</text:p>
              </table:table-cell>
              <table:table-cell office:value-type="float" office:value="20.3062181807416">
                <text:p>20.3062181807416</text:p>
              </table:table-cell>
            </table:table-row>
            <table:table-row>
              <table:table-cell office:value-type="string">
                <text:p>0.5 ns</text:p>
                <draw:g>
                  <svg:desc>Sheet4.J5:Sheet4.J5</svg:desc>
                </draw:g>
              </table:table-cell>
              <table:table-cell office:value-type="float" office:value="23.9797337155526">
                <text:p>23.9797337155526</text:p>
                <draw:g>
                  <svg:desc>Sheet4.K5:Sheet4.P5</svg:desc>
                </draw:g>
              </table:table-cell>
              <table:table-cell office:value-type="float" office:value="23.4054244227691">
                <text:p>23.4054244227691</text:p>
              </table:table-cell>
              <table:table-cell office:value-type="float" office:value="23.1672887220008">
                <text:p>23.1672887220008</text:p>
              </table:table-cell>
              <table:table-cell office:value-type="float" office:value="23.065125027197">
                <text:p>23.065125027197</text:p>
              </table:table-cell>
              <table:table-cell office:value-type="float" office:value="23.4989909813696">
                <text:p>23.4989909813696</text:p>
              </table:table-cell>
              <table:table-cell office:value-type="float" office:value="23.4512862743941">
                <text:p>23.4512862743941</text:p>
              </table:table-cell>
            </table:table-row>
            <table:table-row>
              <table:table-cell office:value-type="string">
                <text:p>1.0 ns</text:p>
                <draw:g>
                  <svg:desc>Sheet4.J6:Sheet4.J6</svg:desc>
                </draw:g>
              </table:table-cell>
              <table:table-cell office:value-type="float" office:value="27.3154911119757">
                <text:p>27.3154911119757</text:p>
                <draw:g>
                  <svg:desc>Sheet4.K6:Sheet4.P6</svg:desc>
                </draw:g>
              </table:table-cell>
              <table:table-cell office:value-type="float" office:value="27.6966523464597">
                <text:p>27.6966523464597</text:p>
              </table:table-cell>
              <table:table-cell office:value-type="float" office:value="27.2569541675291">
                <text:p>27.2569541675291</text:p>
              </table:table-cell>
              <table:table-cell office:value-type="float" office:value="27.409027751808">
                <text:p>27.409027751808</text:p>
              </table:table-cell>
              <table:table-cell office:value-type="float" office:value="29.285950640468">
                <text:p>29.285950640468</text:p>
              </table:table-cell>
              <table:table-cell office:value-type="float" office:value="29.111967231968">
                <text:p>29.111967231968</text:p>
              </table:table-cell>
            </table:table-row>
            <table:table-row>
              <table:table-cell office:value-type="string">
                <text:p>1.5 ns</text:p>
                <draw:g>
                  <svg:desc>Sheet4.J7:Sheet4.J7</svg:desc>
                </draw:g>
              </table:table-cell>
              <table:table-cell office:value-type="float" office:value="34.1788779498782">
                <text:p>34.1788779498782</text:p>
                <draw:g>
                  <svg:desc>Sheet4.K7:Sheet4.P7</svg:desc>
                </draw:g>
              </table:table-cell>
              <table:table-cell office:value-type="float" office:value="33.8582709968482">
                <text:p>33.8582709968482</text:p>
              </table:table-cell>
              <table:table-cell office:value-type="float" office:value="32.4086217520187">
                <text:p>32.4086217520187</text:p>
              </table:table-cell>
              <table:table-cell office:value-type="float" office:value="32.7360665605863">
                <text:p>32.7360665605863</text:p>
              </table:table-cell>
              <table:table-cell office:value-type="float" office:value="33.2329604299102">
                <text:p>33.2329604299102</text:p>
              </table:table-cell>
              <table:table-cell office:value-type="float" office:value="33.3831599843567">
                <text:p>33.38315998435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 style:data-style-name="N0">
      <style:chart-properties chart:display-label="true" chart:logarithmic="false" chart:minimum="80" chart:reverse-direction="false" text:line-break="false" chart:axis-position="0"/>
      <style:graphic-properties svg:stroke-color="#b3b3b3"/>
      <style:text-properties fo:font-size="10.5pt" style:font-size-asian="10pt" style:font-size-complex="10pt"/>
    </style:style>
    <style:style style:name="ch7" style:family="chart">
      <style:chart-properties chart:auto-position="true" style:rotation-angle="90"/>
      <style:text-properties fo:font-size="10.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703cm" style:legend-expansion="high" chart:style-name="ch2"/>
        <chart:plot-area chart:style-name="ch3" table:cell-range-address="Sheet3_2.J3:Sheet3_2.O6 Sheet3_2.I4:Sheet3_2.I6" chart:data-source-has-labels="column" svg:x="1.416cm" svg:y="0.855cm" svg:width="11.647cm" svg:height="6.899cm">
          <chartooo:coordinate-region svg:x="2.302cm" svg:y="1.067cm" svg:width="10.548cm" svg:height="6.014cm"/>
          <chart:axis chart:dimension="x" chart:name="primary-x" chart:style-name="ch4">
            <chart:title svg:x="6.219cm" svg:y="7.935cm" chart:style-name="ch5">
              <text:p>% wires cut</text:p>
            </chart:title>
          </chart:axis>
          <chart:axis chart:dimension="y" chart:name="primary-y" chart:style-name="ch6">
            <chart:title svg:x="0.451cm" svg:y="4.848cm" chart:style-name="ch7">
              <text:p>minW</text:p>
            </chart:title>
            <chart:grid chart:style-name="ch8" chart:class="major"/>
          </chart:axis>
          <chart:series chart:style-name="ch9" chart:values-cell-range-address="Sheet3_2.J4:Sheet3_2.O4" chart:label-cell-address="Sheet3_2.I4:Sheet3_2.I4" chart:class="chart:scatter">
            <chart:domain table:cell-range-address="Sheet3_2.J3:Sheet3_2.O3"/>
            <chart:data-point chart:repeated="6"/>
          </chart:series>
          <chart:series chart:style-name="ch10" chart:values-cell-range-address="Sheet3_2.J5:Sheet3_2.O5" chart:label-cell-address="Sheet3_2.I5:Sheet3_2.I5" chart:class="chart:scatter">
            <chart:data-point chart:repeated="6"/>
          </chart:series>
          <chart:series chart:style-name="ch11" chart:values-cell-range-address="Sheet3_2.J6:Sheet3_2.O6" chart:label-cell-address="Sheet3_2.I6:Sheet3_2.I6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3_2.J3:Sheet3_2.O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 cut</text:p>
                <draw:g>
                  <svg:desc>Sheet3_2.I4:Sheet3_2.I4</svg:desc>
                </draw:g>
              </table:table-cell>
              <table:table-cell office:value-type="float" office:value="107.044466525702">
                <text:p>107.044466525702</text:p>
                <draw:g>
                  <svg:desc>Sheet3_2.J4:Sheet3_2.O4</svg:desc>
                </draw:g>
              </table:table-cell>
              <table:table-cell office:value-type="float" office:value="109.086356787893">
                <text:p>109.086356787893</text:p>
              </table:table-cell>
              <table:table-cell office:value-type="float" office:value="111.295680147291">
                <text:p>111.295680147291</text:p>
              </table:table-cell>
              <table:table-cell office:value-type="float" office:value="126.156917534135">
                <text:p>126.156917534135</text:p>
              </table:table-cell>
              <table:table-cell office:value-type="float" office:value="164.883472277942">
                <text:p>164.883472277942</text:p>
              </table:table-cell>
              <table:table-cell office:value-type="float" office:value="220.644025438774">
                <text:p>220.644025438774</text:p>
              </table:table-cell>
            </table:table-row>
            <table:table-row>
              <table:table-cell office:value-type="string">
                <text:p>2 cuts</text:p>
                <draw:g>
                  <svg:desc>Sheet3_2.I5:Sheet3_2.I5</svg:desc>
                </draw:g>
              </table:table-cell>
              <table:table-cell office:value-type="float" office:value="107.662907034269">
                <text:p>107.662907034269</text:p>
                <draw:g>
                  <svg:desc>Sheet3_2.J5:Sheet3_2.O5</svg:desc>
                </draw:g>
              </table:table-cell>
              <table:table-cell office:value-type="float" office:value="109.367124987591">
                <text:p>109.367124987591</text:p>
              </table:table-cell>
              <table:table-cell office:value-type="float" office:value="115.951899398876">
                <text:p>115.951899398876</text:p>
              </table:table-cell>
              <table:table-cell office:value-type="float" office:value="132.310561477761">
                <text:p>132.310561477761</text:p>
              </table:table-cell>
              <table:table-cell office:value-type="float" office:value="159.650032648804">
                <text:p>159.650032648804</text:p>
              </table:table-cell>
              <table:table-cell office:value-type="float" office:value="237.25255400307">
                <text:p>237.25255400307</text:p>
              </table:table-cell>
            </table:table-row>
            <table:table-row>
              <table:table-cell office:value-type="string">
                <text:p>3 cuts</text:p>
                <draw:g>
                  <svg:desc>Sheet3_2.I6:Sheet3_2.I6</svg:desc>
                </draw:g>
              </table:table-cell>
              <table:table-cell office:value-type="float" office:value="107.987981090105">
                <text:p>107.987981090105</text:p>
                <draw:g>
                  <svg:desc>Sheet3_2.J6:Sheet3_2.O6</svg:desc>
                </draw:g>
              </table:table-cell>
              <table:table-cell office:value-type="float" office:value="113.665145161054">
                <text:p>113.665145161054</text:p>
              </table:table-cell>
              <table:table-cell office:value-type="float" office:value="118.211036865714">
                <text:p>118.211036865714</text:p>
              </table:table-cell>
              <table:table-cell office:value-type="float" office:value="129.071642884831">
                <text:p>129.071642884831</text:p>
              </table:table-cell>
              <table:table-cell office:value-type="float" office:value="164.267839433869">
                <text:p>164.267839433869</text:p>
              </table:table-cell>
              <table:table-cell office:value-type="float" office:value="243.082226787737">
                <text:p>243.0822267877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 style:data-style-name="N0">
      <style:chart-properties chart:display-label="true" chart:logarithmic="false" chart:minimum="20" chart:reverse-direction="false" text:line-break="false" chart:axis-position="0"/>
      <style:graphic-properties svg:stroke-color="#b3b3b3"/>
      <style:text-properties fo:font-size="10.5pt" style:font-size-asian="10pt" style:font-size-complex="10pt"/>
    </style:style>
    <style:style style:name="ch7" style:family="chart">
      <style:chart-properties chart:auto-position="true" style:rotation-angle="90"/>
      <style:text-properties fo:font-size="10.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703cm" style:legend-expansion="high" chart:style-name="ch2"/>
        <chart:plot-area chart:style-name="ch3" table:cell-range-address="Sheet3_2.J8:Sheet3_2.O11 Sheet3_2.I9:Sheet3_2.I11" chart:data-source-has-labels="column" svg:x="1.277cm" svg:y="0.841cm" svg:width="12.348cm" svg:height="7.022cm">
          <chartooo:coordinate-region svg:x="1.951cm" svg:y="1.053cm" svg:width="11.461cm" svg:height="6.137cm"/>
          <chart:axis chart:dimension="x" chart:name="primary-x" chart:style-name="ch4">
            <chart:title svg:x="6.431cm" svg:y="8.044cm" chart:style-name="ch5">
              <text:p>% wires cut</text:p>
            </chart:title>
          </chart:axis>
          <chart:axis chart:dimension="y" chart:name="primary-y" chart:style-name="ch6">
            <chart:title svg:x="0.312cm" svg:y="6.245cm" chart:style-name="ch7">
              <text:p>Critical path delay(ns)</text:p>
            </chart:title>
            <chart:grid chart:style-name="ch8" chart:class="major"/>
          </chart:axis>
          <chart:series chart:style-name="ch9" chart:values-cell-range-address="Sheet3_2.J9:Sheet3_2.O9" chart:label-cell-address="Sheet3_2.I9:Sheet3_2.I9" chart:class="chart:scatter">
            <chart:domain table:cell-range-address="Sheet3_2.J8:Sheet3_2.O8"/>
            <chart:data-point chart:repeated="6"/>
          </chart:series>
          <chart:series chart:style-name="ch10" chart:values-cell-range-address="Sheet3_2.J10:Sheet3_2.O10" chart:label-cell-address="Sheet3_2.I10:Sheet3_2.I10" chart:class="chart:scatter">
            <chart:data-point chart:repeated="6"/>
          </chart:series>
          <chart:series chart:style-name="ch11" chart:values-cell-range-address="Sheet3_2.J11:Sheet3_2.O11" chart:label-cell-address="Sheet3_2.I11:Sheet3_2.I1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3_2.J8:Sheet3_2.O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 cut</text:p>
                <draw:g>
                  <svg:desc>Sheet3_2.I9:Sheet3_2.I9</svg:desc>
                </draw:g>
              </table:table-cell>
              <table:table-cell office:value-type="float" office:value="26.3160018240559">
                <text:p>26.3160018240559</text:p>
                <draw:g>
                  <svg:desc>Sheet3_2.J9:Sheet3_2.O9</svg:desc>
                </draw:g>
              </table:table-cell>
              <table:table-cell office:value-type="float" office:value="28.1270524955111">
                <text:p>28.1270524955111</text:p>
              </table:table-cell>
              <table:table-cell office:value-type="float" office:value="27.2078161972607">
                <text:p>27.2078161972607</text:p>
              </table:table-cell>
              <table:table-cell office:value-type="float" office:value="26.7796132744202">
                <text:p>26.7796132744202</text:p>
              </table:table-cell>
              <table:table-cell office:value-type="float" office:value="26.4769817975104">
                <text:p>26.4769817975104</text:p>
              </table:table-cell>
              <table:table-cell office:value-type="float" office:value="27.3464075013127">
                <text:p>27.3464075013127</text:p>
              </table:table-cell>
            </table:table-row>
            <table:table-row>
              <table:table-cell office:value-type="string">
                <text:p>2 cuts</text:p>
                <draw:g>
                  <svg:desc>Sheet3_2.I10:Sheet3_2.I10</svg:desc>
                </draw:g>
              </table:table-cell>
              <table:table-cell office:value-type="float" office:value="29.5281051624507">
                <text:p>29.5281051624507</text:p>
                <draw:g>
                  <svg:desc>Sheet3_2.J10:Sheet3_2.O10</svg:desc>
                </draw:g>
              </table:table-cell>
              <table:table-cell office:value-type="float" office:value="29.6921988265468">
                <text:p>29.6921988265468</text:p>
              </table:table-cell>
              <table:table-cell office:value-type="float" office:value="28.6213288999204">
                <text:p>28.6213288999204</text:p>
              </table:table-cell>
              <table:table-cell office:value-type="float" office:value="28.7966421570022">
                <text:p>28.7966421570022</text:p>
              </table:table-cell>
              <table:table-cell office:value-type="float" office:value="30.3704537825254">
                <text:p>30.3704537825254</text:p>
              </table:table-cell>
              <table:table-cell office:value-type="float" office:value="30.0693183954958">
                <text:p>30.0693183954958</text:p>
              </table:table-cell>
            </table:table-row>
            <table:table-row>
              <table:table-cell office:value-type="string">
                <text:p>3 cuts</text:p>
                <draw:g>
                  <svg:desc>Sheet3_2.I11:Sheet3_2.I11</svg:desc>
                </draw:g>
              </table:table-cell>
              <table:table-cell office:value-type="float" office:value="30.7580267918707">
                <text:p>30.7580267918707</text:p>
                <draw:g>
                  <svg:desc>Sheet3_2.J11:Sheet3_2.O11</svg:desc>
                </draw:g>
              </table:table-cell>
              <table:table-cell office:value-type="float" office:value="30.9079263204707">
                <text:p>30.9079263204707</text:p>
              </table:table-cell>
              <table:table-cell office:value-type="float" office:value="30.5920797508374">
                <text:p>30.5920797508374</text:p>
              </table:table-cell>
              <table:table-cell office:value-type="float" office:value="31.239097194948">
                <text:p>31.239097194948</text:p>
              </table:table-cell>
              <table:table-cell office:value-type="float" office:value="33.1229090881258">
                <text:p>33.1229090881258</text:p>
              </table:table-cell>
              <table:table-cell office:value-type="float" office:value="32.5534140374373">
                <text:p>32.55341403743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_2.B15:Sheet2_2.G16 Sheet2_2.A16:Sheet2_2.A16" chart:data-source-has-labels="column" svg:x="1.453cm" svg:y="0.855cm" svg:width="13.907cm" svg:height="6.862cm">
          <chartooo:coordinate-region svg:x="2.339cm" svg:y="1.068cm" svg:width="12.808cm" svg:height="5.976cm"/>
          <chart:axis chart:dimension="x" chart:name="primary-x" chart:style-name="ch3">
            <chart:title svg:x="7.33cm" svg:y="7.897cm" chart:style-name="ch4">
              <text:p>% wires cut</text:p>
            </chart:title>
          </chart:axis>
          <chart:axis chart:dimension="y" chart:name="primary-y" chart:style-name="ch3">
            <chart:title svg:x="0.451cm" svg:y="4.859cm" chart:style-name="ch5">
              <text:p>minW</text:p>
            </chart:title>
            <chart:grid chart:style-name="ch6" chart:class="major"/>
          </chart:axis>
          <chart:series chart:style-name="ch7" chart:values-cell-range-address="Sheet2_2.B16:Sheet2_2.G16" chart:label-cell-address="Sheet2_2.A16:Sheet2_2.A16" chart:class="chart:scatter">
            <chart:domain table:cell-range-address="Sheet2_2.B15:Sheet2_2.G15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_2.B15:Sheet2_2.G1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inW</text:p>
                <draw:g>
                  <svg:desc>Sheet2_2.A16:Sheet2_2.A16</svg:desc>
                </draw:g>
              </table:table-cell>
              <table:table-cell office:value-type="float" office:value="107.987981090105">
                <text:p>107.987981090105</text:p>
                <draw:g>
                  <svg:desc>Sheet2_2.B16:Sheet2_2.G16</svg:desc>
                </draw:g>
              </table:table-cell>
              <table:table-cell office:value-type="float" office:value="113.665145161054">
                <text:p>113.665145161054</text:p>
              </table:table-cell>
              <table:table-cell office:value-type="float" office:value="118.211036865714">
                <text:p>118.211036865714</text:p>
              </table:table-cell>
              <table:table-cell office:value-type="float" office:value="129.071642884831">
                <text:p>129.071642884831</text:p>
              </table:table-cell>
              <table:table-cell office:value-type="float" office:value="164.267839433869">
                <text:p>164.267839433869</text:p>
              </table:table-cell>
              <table:table-cell office:value-type="float" office:value="243.082226787737">
                <text:p>243.0822267877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_2.B15:Sheet2_2.G15 Sheet2_2.A17:Sheet2_2.G17" chart:data-source-has-labels="column" svg:x="1.453cm" svg:y="0.855cm" svg:width="13.907cm" svg:height="6.862cm">
          <chartooo:coordinate-region svg:x="2.445cm" svg:y="1.067cm" svg:width="12.702cm" svg:height="5.977cm"/>
          <chart:axis chart:dimension="x" chart:name="primary-x" chart:style-name="ch3">
            <chart:title svg:x="7.33cm" svg:y="7.897cm" chart:style-name="ch4">
              <text:p>% wires cut</text:p>
            </chart:title>
          </chart:axis>
          <chart:axis chart:dimension="y" chart:name="primary-y" chart:style-name="ch3">
            <chart:title svg:x="0.451cm" svg:y="6.195cm" chart:style-name="ch5">
              <text:p>critical path delay(ns)</text:p>
            </chart:title>
            <chart:grid chart:style-name="ch6" chart:class="major"/>
          </chart:axis>
          <chart:series chart:style-name="ch7" chart:values-cell-range-address="Sheet2_2.B17:Sheet2_2.G17" chart:label-cell-address="Sheet2_2.A17:Sheet2_2.A17" chart:class="chart:scatter">
            <chart:domain table:cell-range-address="Sheet2_2.B15:Sheet2_2.G15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_2.B15:Sheet2_2.G1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rit_path</text:p>
                <draw:g>
                  <svg:desc>Sheet2_2.A17:Sheet2_2.A17</svg:desc>
                </draw:g>
              </table:table-cell>
              <table:table-cell office:value-type="float" office:value="30.7580267918707">
                <text:p>30.7580267918707</text:p>
                <draw:g>
                  <svg:desc>Sheet2_2.B17:Sheet2_2.G17</svg:desc>
                </draw:g>
              </table:table-cell>
              <table:table-cell office:value-type="float" office:value="30.9079263204707">
                <text:p>30.9079263204707</text:p>
              </table:table-cell>
              <table:table-cell office:value-type="float" office:value="30.5920797508374">
                <text:p>30.5920797508374</text:p>
              </table:table-cell>
              <table:table-cell office:value-type="float" office:value="31.239097194948">
                <text:p>31.239097194948</text:p>
              </table:table-cell>
              <table:table-cell office:value-type="float" office:value="33.1229090881258">
                <text:p>33.1229090881258</text:p>
              </table:table-cell>
              <table:table-cell office:value-type="float" office:value="32.5534140374373">
                <text:p>32.55341403743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